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1.2035in"/>
    </style:style>
    <style:style style:name="co5" style:family="table-column">
      <style:table-column-properties fo:break-before="auto" style:column-width="1.1382in"/>
    </style:style>
    <style:style style:name="co6" style:family="table-column">
      <style:table-column-properties fo:break-before="auto" style:column-width="1.3563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1.5425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4654in"/>
    </style:style>
    <style:style style:name="co12" style:family="table-column">
      <style:table-column-properties fo:break-before="auto" style:column-width="1.4437in"/>
    </style:style>
    <style:style style:name="co13" style:family="table-column">
      <style:table-column-properties fo:break-before="auto" style:column-width="1.1272in"/>
    </style:style>
    <style:style style:name="co14" style:family="table-column">
      <style:table-column-properties fo:break-before="auto" style:column-width="0.9409in"/>
    </style:style>
    <style:style style:name="co15" style:family="table-column">
      <style:table-column-properties fo:break-before="auto" style:column-width="0.9083in"/>
    </style:style>
    <style:style style:name="co16" style:family="table-column">
      <style:table-column-properties fo:break-before="auto" style:column-width="0.7008in"/>
    </style:style>
    <style:style style:name="co17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1.06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Default" style:base-cell-address="Sheet1.Q9"/>
      <style:map style:condition="cell-content()&lt;=INDIRECT(ADDRESS(ROW();24))" style:apply-style-name="OutlierLow" style:base-cell-address="Sheet1.Q9"/>
      <style:map style:condition="cell-content()&gt;=INDIRECT(ADDRESS(ROW();25))" style:apply-style-name="OutlierHigh" style:base-cell-address="Sheet1.Q9"/>
    </style:style>
    <style:style style:name="ce2" style:family="table-cell" style:parent-style-name="Default">
      <style:map style:condition="cell-content()=0" style:apply-style-name="Default" style:base-cell-address="Sheet1.O429"/>
      <style:map style:condition="cell-content()&lt;=INDIRECT(ADDRESS(ROW();22))" style:apply-style-name="OutlierLow" style:base-cell-address="Sheet1.O429"/>
      <style:map style:condition="cell-content()&gt;=INDIRECT(ADDRESS(ROW();23))" style:apply-style-name="OutlierHigh" style:base-cell-address="Sheet1.O42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>
            <text:p>base stats</text:p>
          </table:table-cell>
          <table:table-cell table:style-name="Default" office:value-type="string">
            <text:p>AOE Tower</text:p>
          </table:table-cell>
          <table:table-cell table:style-name="Default" office:value-type="string">
            <text:p>Basic Tower</text:p>
          </table:table-cell>
          <table:table-cell table:style-name="Default" office:value-type="string">
            <text:p>Challenger Tower</text:p>
          </table:table-cell>
          <table:table-cell table:style-name="Default" office:value-type="string">
            <text:p>Explosive Tower</text:p>
          </table:table-cell>
          <table:table-cell table:style-name="Default" office:value-type="string">
            <text:p>Fast Tower</text:p>
          </table:table-cell>
          <table:table-cell table:style-name="Default" office:value-type="string">
            <text:p>Heavy Tower</text:p>
          </table:table-cell>
          <table:table-cell table:style-name="Default" office:value-type="string">
            <text:p>Improvised Tower</text:p>
          </table:table-cell>
          <table:table-cell table:style-name="Default" office:value-type="string">
            <text:p>Mouse Tower</text:p>
          </table:table-cell>
          <table:table-cell table:style-name="Default" office:value-type="string">
            <text:p>Orthogonal Tower</text:p>
          </table:table-cell>
          <table:table-cell table:style-name="Default" office:value-type="string">
            <text:p>Overcharge Tower</text:p>
          </table:table-cell>
          <table:table-cell table:style-name="Default" office:value-type="string">
            <text:p>Ping Tower</text:p>
          </table:table-cell>
          <table:table-cell table:style-name="Default" office:value-type="string">
            <text:p>Plague Tower</text:p>
          </table:table-cell>
          <table:table-cell table:style-name="Default" office:value-type="string">
            <text:p>Resonant Tower</text:p>
          </table:table-cell>
          <table:table-cell table:style-name="Default" office:value-type="string">
            <text:p>Shredder Tower</text:p>
          </table:table-cell>
          <table:table-cell office:value-type="string">
            <text:p>Sniper Tower</text:p>
          </table:table-cell>
          <table:table-cell office:value-type="string">
            <text:p>Giant Sniper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</table:table-row>
        <table:table-row table:style-name="ro1">
          <table:table-cell office:value-type="string">
            <text:p>damage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0">
            <text:p>10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00">
            <text:p>30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300">
            <text:p>300</text:p>
          </table:table-cell>
          <table:table-cell table:formula="of:=AVERAGE(INDIRECT(ADDRESS(ROW();2)):INDIRECT(ADDRESS(ROW();COLUMN()-5)))" office:value-type="float" office:value="62.59375">
            <text:p>62.59375</text:p>
          </table:table-cell>
          <table:table-cell table:formula="of:=STDEV(INDIRECT(ADDRESS(ROW();2)):INDIRECT(ADDRESS(ROW();COLUMN()-6)))" office:value-type="float" office:value="98.4217487397984">
            <text:p>98.42174873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25.25">
            <text:p>-225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1.125">
            <text:p>311.125</text:p>
          </table:table-cell>
        </table:table-row>
        <table:table-row table:style-name="ro1">
          <table:table-cell office:value-type="string">
            <text:p>recharg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number-columns-repeated="2" table:style-name="ce1" office:value-type="float" office:value="7.5">
            <text:p>7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1">
            <text:p>0.1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1.990625">
            <text:p>1.990625</text:p>
          </table:table-cell>
          <table:table-cell table:formula="of:=STDEV(INDIRECT(ADDRESS(ROW();2)):INDIRECT(ADDRESS(ROW();COLUMN()-6)))" office:value-type="float" office:value="2.32165305691153">
            <text:p>2.32165305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">
            <text:p>-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75">
            <text:p>6.9375</text:p>
          </table:table-cell>
        </table:table-row>
        <table:table-row table:style-name="ro1">
          <table:table-cell office:value-type="string">
            <text:p>DPS_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333">
            <text:p>33.333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25.9635">
            <text:p>25.9635</text:p>
          </table:table-cell>
          <table:table-cell table:formula="of:=STDEV(INDIRECT(ADDRESS(ROW();2)):INDIRECT(ADDRESS(ROW();COLUMN()-6)))" office:value-type="float" office:value="23.9337097862687">
            <text:p>23.933709786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6.24925">
            <text:p>-66.24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8.749">
            <text:p>108.749</text:p>
          </table:table-cell>
        </table:table-row>
        <table:table-row table:style-name="ro1">
          <table:table-cell office:value-type="string">
            <text:p>DPS_1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333">
            <text:p>33.333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7.2135">
            <text:p>37.2135</text:p>
          </table:table-cell>
          <table:table-cell table:formula="of:=STDEV(INDIRECT(ADDRESS(ROW();2)):INDIRECT(ADDRESS(ROW();COLUMN()-6)))" office:value-type="float" office:value="28.3672075490933">
            <text:p>28.36720754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5">
            <text:p>-47.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0">
            <text:p>110</text:p>
          </table:table-cell>
        </table:table-row>
        <table:table-row table:style-name="ro1">
          <table:table-cell office:value-type="string">
            <text:p>DPS_10_range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333">
            <text:p>33.333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250">
            <text:p>250</text:p>
          </table:table-cell>
          <table:table-cell table:formula="of:=AVERAGE(INDIRECT(ADDRESS(ROW();2)):INDIRECT(ADDRESS(ROW();COLUMN()-5)))" office:value-type="float" office:value="54.401">
            <text:p>54.401</text:p>
          </table:table-cell>
          <table:table-cell table:formula="of:=STDEV(INDIRECT(ADDRESS(ROW();2)):INDIRECT(ADDRESS(ROW();COLUMN()-6)))" office:value-type="float" office:value="64.5504915870773">
            <text:p>64.550491587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6.25">
            <text:p>-66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5">
            <text:p>135</text:p>
          </table:table-cell>
        </table:table-row>
        <table:table-row table:style-name="ro1">
          <table:table-cell office:value-type="string">
            <text:p>DPS_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333">
            <text:p>33.333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1000">
            <text:p>1000</text:p>
          </table:table-cell>
          <table:table-cell table:formula="of:=AVERAGE(INDIRECT(ADDRESS(ROW();2)):INDIRECT(ADDRESS(ROW();COLUMN()-5)))" office:value-type="float" office:value="149.7135">
            <text:p>149.7135</text:p>
          </table:table-cell>
          <table:table-cell table:formula="of:=STDEV(INDIRECT(ADDRESS(ROW();2)):INDIRECT(ADDRESS(ROW();COLUMN()-6)))" office:value-type="float" office:value="278.160849984561">
            <text:p>278.16084998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5">
            <text:p>-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0">
            <text:p>160</text:p>
          </table:table-cell>
        </table:table-row>
        <table:table-row table:style-name="ro1">
          <table:table-cell office:value-type="string">
            <text:p>range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.5">
            <text:p>2.5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999">
            <text:p>999</text:p>
          </table:table-cell>
          <table:table-cell/>
          <table:table-cell table:formula="of:=MEDIAN(INDIRECT(ADDRESS(ROW();2)):INDIRECT(ADDRESS(ROW();COLUMN()-2)))" office:value-type="float" office:value="2.25">
            <text:p>2.25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999">
            <text:p>999</text:p>
          </table:table-cell>
          <table:table-cell table:formula="of:=AVERAGE(INDIRECT(ADDRESS(ROW();2)):INDIRECT(ADDRESS(ROW();COLUMN()-5)))" office:value-type="float" office:value="126.8125">
            <text:p>126.8125</text:p>
          </table:table-cell>
          <table:table-cell table:formula="of:=STDEV(INDIRECT(ADDRESS(ROW();2)):INDIRECT(ADDRESS(ROW();COLUMN()-6)))" office:value-type="float" office:value="340.467662438985">
            <text:p>340.467662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">
            <text:p>-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">
            <text:p>6</text:p>
          </table:table-cell>
        </table:table-row>
        <table:table-row table:style-name="ro1">
          <table:table-cell office:value-type="string">
            <text:p>lifespan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number-columns-repeated="4"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875">
            <text:p>3.875</text:p>
          </table:table-cell>
          <table:table-cell table:formula="of:=STDEV(INDIRECT(ADDRESS(ROW();2)):INDIRECT(ADDRESS(ROW();COLUMN()-6)))" office:value-type="float" office:value="1.1474609652039">
            <text:p>1.14746096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">
            <text:p>-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AO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21.3571428571429">
            <text:p>21.3571428571</text:p>
          </table:table-cell>
          <table:table-cell table:formula="of:=STDEV(INDIRECT(ADDRESS(ROW();2)):INDIRECT(ADDRESS(ROW();COLUMN()-6)))" office:value-type="float" office:value="6.67494906759183">
            <text:p>6.67494906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4.75">
            <text:p>14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6">
            <text:p>1.6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2.35">
            <text:p>2.35</text:p>
          </table:table-cell>
          <table:table-cell table:formula="of:=STDEV(INDIRECT(ADDRESS(ROW();2)):INDIRECT(ADDRESS(ROW();COLUMN()-6)))" office:value-type="float" office:value="1.08113188550063">
            <text:p>1.08113188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5">
            <text:p>0.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">
            <text:p>3.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5.556">
            <text:p>15.556</text:p>
          </table:table-cell>
          <table:table-cell office:value-type="float" office:value="10">
            <text:p>10</text:p>
          </table:table-cell>
          <table:table-cell office:value-type="float" office:value="13.125">
            <text:p>13.125</text:p>
          </table:table-cell>
          <table:table-cell office:value-type="float" office:value="16">
            <text:p>16</text:p>
          </table:table-cell>
          <table:table-cell office:value-type="float" office:value="12.632">
            <text:p>12.6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6.667">
            <text:p>6.667</text:p>
          </table:table-cell>
          <table:table-cell office:value-type="float" office:value="10">
            <text:p>10</text:p>
          </table:table-cell>
          <table:table-cell office:value-type="float" office:value="1.667">
            <text:p>1.667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1.667">
            <text:p>1.667</text:p>
          </table:table-cell>
          <table:table-cell table:formula="of:=MAX(INDIRECT(ADDRESS(ROW();2)):INDIRECT(ADDRESS(ROW();COLUMN()-4)))" office:value-type="float" office:value="16">
            <text:p>16</text:p>
          </table:table-cell>
          <table:table-cell table:formula="of:=AVERAGE(INDIRECT(ADDRESS(ROW();2)):INDIRECT(ADDRESS(ROW();COLUMN()-5)))" office:value-type="float" office:value="10.2020714285714">
            <text:p>10.2020714286</text:p>
          </table:table-cell>
          <table:table-cell table:formula="of:=STDEV(INDIRECT(ADDRESS(ROW();2)):INDIRECT(ADDRESS(ROW();COLUMN()-6)))" office:value-type="float" office:value="3.63575647539156">
            <text:p>3.63575647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126">
            <text:p>-2.12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.9865">
            <text:p>22.986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31.25">
            <text:p>131.25</text:p>
          </table:table-cell>
          <table:table-cell office:value-type="float" office:value="160">
            <text:p>16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66.667">
            <text:p>66.667</text:p>
          </table:table-cell>
          <table:table-cell office:value-type="float" office:value="100">
            <text:p>100</text:p>
          </table:table-cell>
          <table:table-cell office:value-type="float" office:value="16.667">
            <text:p>16.667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6.667">
            <text:p>16.667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102.019571428571">
            <text:p>102.0195714286</text:p>
          </table:table-cell>
          <table:table-cell table:formula="of:=STDEV(INDIRECT(ADDRESS(ROW();2)):INDIRECT(ADDRESS(ROW();COLUMN()-6)))" office:value-type="float" office:value="36.3577576437151">
            <text:p>36.35775764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57">
            <text:p>-21.25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9.8575">
            <text:p>229.85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66.667">
            <text:p>466.667</text:p>
          </table:table-cell>
          <table:table-cell office:value-type="float" office:value="250">
            <text:p>250</text:p>
          </table:table-cell>
          <table:table-cell office:value-type="float" office:value="360.938">
            <text:p>360.938</text:p>
          </table:table-cell>
          <table:table-cell office:value-type="float" office:value="560">
            <text:p>560</text:p>
          </table:table-cell>
          <table:table-cell office:value-type="float" office:value="347.368">
            <text:p>347.368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275">
            <text:p>275</text:p>
          </table:table-cell>
          <table:table-cell office:value-type="float" office:value="250">
            <text:p>250</text:p>
          </table:table-cell>
          <table:table-cell office:value-type="float" office:value="184.091">
            <text:p>184.091</text:p>
          </table:table-cell>
          <table:table-cell office:value-type="float" office:value="250">
            <text:p>250</text:p>
          </table:table-cell>
          <table:table-cell office:value-type="float" office:value="166.667">
            <text:p>166.667</text:p>
          </table:table-cell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/>
          <table:table-cell table:formula="of:=MEDIAN(INDIRECT(ADDRESS(ROW();2)):INDIRECT(ADDRESS(ROW();COLUMN()-2)))" office:value-type="float" office:value="250">
            <text:p>250</text:p>
          </table:table-cell>
          <table:table-cell table:formula="of:=MIN(INDIRECT(ADDRESS(ROW();2)):INDIRECT(ADDRESS(ROW();COLUMN()-3)))" office:value-type="float" office:value="50">
            <text:p>50</text:p>
          </table:table-cell>
          <table:table-cell table:formula="of:=MAX(INDIRECT(ADDRESS(ROW();2)):INDIRECT(ADDRESS(ROW();COLUMN()-4)))" office:value-type="float" office:value="560">
            <text:p>560</text:p>
          </table:table-cell>
          <table:table-cell table:formula="of:=AVERAGE(INDIRECT(ADDRESS(ROW();2)):INDIRECT(ADDRESS(ROW();COLUMN()-5)))" office:value-type="float" office:value="282.909357142857">
            <text:p>282.9093571429</text:p>
          </table:table-cell>
          <table:table-cell table:formula="of:=STDEV(INDIRECT(ADDRESS(ROW();2)):INDIRECT(ADDRESS(ROW();COLUMN()-6)))" office:value-type="float" office:value="128.327519772115">
            <text:p>128.327519772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8.026">
            <text:p>-198.02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9.868">
            <text:p>759.868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555.556">
            <text:p>1555.556</text:p>
          </table:table-cell>
          <table:table-cell office:value-type="float" office:value="1000">
            <text:p>1000</text:p>
          </table:table-cell>
          <table:table-cell office:value-type="float" office:value="1312.5">
            <text:p>1312.5</text:p>
          </table:table-cell>
          <table:table-cell office:value-type="float" office:value="1600">
            <text:p>1600</text:p>
          </table:table-cell>
          <table:table-cell office:value-type="float" office:value="1263.158">
            <text:p>1263.158</text:p>
          </table:table-cell>
          <table:table-cell office:value-type="float" office:value="1000">
            <text:p>1000</text:p>
          </table:table-cell>
          <table:table-cell office:value-type="float" office:value="800">
            <text:p>800</text:p>
          </table:table-cell>
          <table:table-cell office:value-type="float" office:value="1100">
            <text:p>1100</text:p>
          </table:table-cell>
          <table:table-cell office:value-type="float" office:value="1000">
            <text:p>1000</text:p>
          </table:table-cell>
          <table:table-cell office:value-type="float" office:value="818.182">
            <text:p>818.182</text:p>
          </table:table-cell>
          <table:table-cell office:value-type="float" office:value="1000">
            <text:p>1000</text:p>
          </table:table-cell>
          <table:table-cell office:value-type="float" office:value="666.667">
            <text:p>666.667</text:p>
          </table:table-cell>
          <table:table-cell office:value-type="float" office:value="1000">
            <text:p>1000</text:p>
          </table:table-cell>
          <table:table-cell office:value-type="float" office:value="166.667">
            <text:p>166.667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166.667">
            <text:p>166.667</text:p>
          </table:table-cell>
          <table:table-cell table:formula="of:=MAX(INDIRECT(ADDRESS(ROW();2)):INDIRECT(ADDRESS(ROW();COLUMN()-4)))" office:value-type="float" office:value="1600">
            <text:p>1600</text:p>
          </table:table-cell>
          <table:table-cell table:formula="of:=AVERAGE(INDIRECT(ADDRESS(ROW();2)):INDIRECT(ADDRESS(ROW();COLUMN()-5)))" office:value-type="float" office:value="1020.195">
            <text:p>1020.195</text:p>
          </table:table-cell>
          <table:table-cell table:formula="of:=STDEV(INDIRECT(ADDRESS(ROW();2)):INDIRECT(ADDRESS(ROW();COLUMN()-6)))" office:value-type="float" office:value="363.577701213076">
            <text:p>363.57770121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2.5595">
            <text:p>-212.55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98.5645">
            <text:p>2298.564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2.73214285714286">
            <text:p>2.7321428571</text:p>
          </table:table-cell>
          <table:table-cell table:formula="of:=STDEV(INDIRECT(ADDRESS(ROW();2)):INDIRECT(ADDRESS(ROW();COLUMN()-6)))" office:value-type="float" office:value="0.385609977756094">
            <text:p>0.38560997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1875">
            <text:p>1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5">
            <text:p>4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AO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.2">
            <text:p>39.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25">
            <text:p>25</text:p>
          </table:table-cell>
          <table:table-cell table:formula="of:=STDEV(INDIRECT(ADDRESS(ROW();2)):INDIRECT(ADDRESS(ROW();COLUMN()-6)))" office:value-type="float" office:value="17.5380026930531">
            <text:p>17.5380026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05">
            <text:p>9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3">
            <text:p>3</text:p>
          </table:table-cell>
          <table:table-cell office:value-type="float" office:value="1.805">
            <text:p>1.805</text:p>
          </table:table-cell>
          <table:table-cell office:value-type="float" office:value="2">
            <text:p>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88">
            <text:p>2.8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8">
            <text:p>1.28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3.27928571428571">
            <text:p>3.2792857143</text:p>
          </table:table-cell>
          <table:table-cell table:formula="of:=STDEV(INDIRECT(ADDRESS(ROW();2)):INDIRECT(ADDRESS(ROW();COLUMN()-6)))" office:value-type="float" office:value="4.26856887255907">
            <text:p>4.26856887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3">
            <text:p>-0.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4">
            <text:p>4.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24.198">
            <text:p>24.198</text:p>
          </table:table-cell>
          <table:table-cell office:value-type="float" office:value="10">
            <text:p>10</text:p>
          </table:table-cell>
          <table:table-cell office:value-type="float" office:value="17.188">
            <text:p>17.188</text:p>
          </table:table-cell>
          <table:table-cell office:value-type="float" office:value="26.667">
            <text:p>26.667</text:p>
          </table:table-cell>
          <table:table-cell office:value-type="float" office:value="15.956">
            <text:p>15.956</text:p>
          </table:table-cell>
          <table:table-cell office:value-type="float" office:value="10">
            <text:p>10</text:p>
          </table:table-cell>
          <table:table-cell office:value-type="float" office:value="6.4">
            <text:p>6.4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4.444">
            <text:p>4.444</text:p>
          </table:table-cell>
          <table:table-cell office:value-type="float" office:value="10">
            <text:p>10</text:p>
          </table:table-cell>
          <table:table-cell office:value-type="float" office:value="0.278">
            <text:p>0.278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0.278">
            <text:p>0.278</text:p>
          </table:table-cell>
          <table:table-cell table:formula="of:=MAX(INDIRECT(ADDRESS(ROW();2)):INDIRECT(ADDRESS(ROW();COLUMN()-4)))" office:value-type="float" office:value="26.667">
            <text:p>26.667</text:p>
          </table:table-cell>
          <table:table-cell table:formula="of:=AVERAGE(INDIRECT(ADDRESS(ROW();2)):INDIRECT(ADDRESS(ROW();COLUMN()-5)))" office:value-type="float" office:value="11.8152142857143">
            <text:p>11.8152142857</text:p>
          </table:table-cell>
          <table:table-cell table:formula="of:=STDEV(INDIRECT(ADDRESS(ROW();2)):INDIRECT(ADDRESS(ROW();COLUMN()-6)))" office:value-type="float" office:value="7.15995743625694">
            <text:p>7.159957436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43">
            <text:p>-10.4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0585">
            <text:p>34.058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241.975">
            <text:p>241.975</text:p>
          </table:table-cell>
          <table:table-cell office:value-type="float" office:value="100">
            <text:p>100</text:p>
          </table:table-cell>
          <table:table-cell office:value-type="float" office:value="171.875">
            <text:p>171.875</text:p>
          </table:table-cell>
          <table:table-cell office:value-type="float" office:value="266.667">
            <text:p>266.667</text:p>
          </table:table-cell>
          <table:table-cell office:value-type="float" office:value="159.557">
            <text:p>159.557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44.444">
            <text:p>44.444</text:p>
          </table:table-cell>
          <table:table-cell office:value-type="float" office:value="100">
            <text:p>100</text:p>
          </table:table-cell>
          <table:table-cell office:value-type="float" office:value="2.778">
            <text:p>2.778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.778">
            <text:p>2.778</text:p>
          </table:table-cell>
          <table:table-cell table:formula="of:=MAX(INDIRECT(ADDRESS(ROW();2)):INDIRECT(ADDRESS(ROW();COLUMN()-4)))" office:value-type="float" office:value="266.667">
            <text:p>266.667</text:p>
          </table:table-cell>
          <table:table-cell table:formula="of:=AVERAGE(INDIRECT(ADDRESS(ROW();2)):INDIRECT(ADDRESS(ROW();COLUMN()-5)))" office:value-type="float" office:value="118.151">
            <text:p>118.151</text:p>
          </table:table-cell>
          <table:table-cell table:formula="of:=STDEV(INDIRECT(ADDRESS(ROW();2)):INDIRECT(ADDRESS(ROW();COLUMN()-6)))" office:value-type="float" office:value="71.5980176551966">
            <text:p>71.59801765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4.29925">
            <text:p>-104.29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0.5805">
            <text:p>340.580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46.914">
            <text:p>846.914</text:p>
          </table:table-cell>
          <table:table-cell office:value-type="float" office:value="250">
            <text:p>250</text:p>
          </table:table-cell>
          <table:table-cell office:value-type="float" office:value="515.625">
            <text:p>515.625</text:p>
          </table:table-cell>
          <table:table-cell office:value-type="float" office:value="1200">
            <text:p>1200</text:p>
          </table:table-cell>
          <table:table-cell office:value-type="float" office:value="478.67">
            <text:p>478.67</text:p>
          </table:table-cell>
          <table:table-cell office:value-type="float" office:value="250">
            <text:p>250</text:p>
          </table:table-cell>
          <table:table-cell office:value-type="float" office:value="160">
            <text:p>160</text:p>
          </table:table-cell>
          <table:table-cell office:value-type="float" office:value="302.5">
            <text:p>302.5</text:p>
          </table:table-cell>
          <table:table-cell office:value-type="float" office:value="250">
            <text:p>250</text:p>
          </table:table-cell>
          <table:table-cell office:value-type="float" office:value="184.091">
            <text:p>184.091</text:p>
          </table:table-cell>
          <table:table-cell office:value-type="float" office:value="250">
            <text:p>250</text:p>
          </table:table-cell>
          <table:table-cell office:value-type="float" office:value="111.111">
            <text:p>111.111</text:p>
          </table:table-cell>
          <table:table-cell office:value-type="float" office:value="450">
            <text:p>450</text:p>
          </table:table-cell>
          <table:table-cell office:value-type="float" office:value="9.722">
            <text:p>9.722</text:p>
          </table:table-cell>
          <table:table-cell/>
          <table:table-cell table:formula="of:=MEDIAN(INDIRECT(ADDRESS(ROW();2)):INDIRECT(ADDRESS(ROW();COLUMN()-2)))" office:value-type="float" office:value="250">
            <text:p>250</text:p>
          </table:table-cell>
          <table:table-cell table:formula="of:=MIN(INDIRECT(ADDRESS(ROW();2)):INDIRECT(ADDRESS(ROW();COLUMN()-3)))" office:value-type="float" office:value="9.722">
            <text:p>9.722</text:p>
          </table:table-cell>
          <table:table-cell table:formula="of:=MAX(INDIRECT(ADDRESS(ROW();2)):INDIRECT(ADDRESS(ROW();COLUMN()-4)))" office:value-type="float" office:value="1200">
            <text:p>1200</text:p>
          </table:table-cell>
          <table:table-cell table:formula="of:=AVERAGE(INDIRECT(ADDRESS(ROW();2)):INDIRECT(ADDRESS(ROW();COLUMN()-5)))" office:value-type="float" office:value="375.616642857143">
            <text:p>375.6166428571</text:p>
          </table:table-cell>
          <table:table-cell table:formula="of:=STDEV(INDIRECT(ADDRESS(ROW();2)):INDIRECT(ADDRESS(ROW();COLUMN()-6)))" office:value-type="float" office:value="315.370755842562">
            <text:p>315.37075584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12.2345">
            <text:p>-612.234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84.30525">
            <text:p>1284.305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2419.753">
            <text:p>2419.753</text:p>
          </table:table-cell>
          <table:table-cell office:value-type="float" office:value="1000">
            <text:p>1000</text:p>
          </table:table-cell>
          <table:table-cell office:value-type="float" office:value="1718.75">
            <text:p>1718.75</text:p>
          </table:table-cell>
          <table:table-cell office:value-type="float" office:value="2666.667">
            <text:p>2666.667</text:p>
          </table:table-cell>
          <table:table-cell office:value-type="float" office:value="1595.568">
            <text:p>1595.568</text:p>
          </table:table-cell>
          <table:table-cell office:value-type="float" office:value="1000">
            <text:p>1000</text:p>
          </table:table-cell>
          <table:table-cell office:value-type="float" office:value="640">
            <text:p>640</text:p>
          </table:table-cell>
          <table:table-cell office:value-type="float" office:value="1210">
            <text:p>1210</text:p>
          </table:table-cell>
          <table:table-cell office:value-type="float" office:value="1000">
            <text:p>1000</text:p>
          </table:table-cell>
          <table:table-cell office:value-type="float" office:value="818.182">
            <text:p>818.182</text:p>
          </table:table-cell>
          <table:table-cell office:value-type="float" office:value="1000">
            <text:p>1000</text:p>
          </table:table-cell>
          <table:table-cell office:value-type="float" office:value="444.444">
            <text:p>444.444</text:p>
          </table:table-cell>
          <table:table-cell office:value-type="float" office:value="1000">
            <text:p>1000</text:p>
          </table:table-cell>
          <table:table-cell office:value-type="float" office:value="27.778">
            <text:p>27.778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27.778">
            <text:p>27.778</text:p>
          </table:table-cell>
          <table:table-cell table:formula="of:=MAX(INDIRECT(ADDRESS(ROW();2)):INDIRECT(ADDRESS(ROW();COLUMN()-4)))" office:value-type="float" office:value="2666.667">
            <text:p>2666.667</text:p>
          </table:table-cell>
          <table:table-cell table:formula="of:=AVERAGE(INDIRECT(ADDRESS(ROW();2)):INDIRECT(ADDRESS(ROW();COLUMN()-5)))" office:value-type="float" office:value="1181.51014285714">
            <text:p>1181.5101428572</text:p>
          </table:table-cell>
          <table:table-cell table:formula="of:=STDEV(INDIRECT(ADDRESS(ROW();2)):INDIRECT(ADDRESS(ROW();COLUMN()-6)))" office:value-type="float" office:value="715.979861079352">
            <text:p>715.97986107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42.982">
            <text:p>-1042.98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05.7945">
            <text:p>3405.794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2.98214285714286">
            <text:p>2.9821428571</text:p>
          </table:table-cell>
          <table:table-cell table:formula="of:=STDEV(INDIRECT(ADDRESS(ROW();2)):INDIRECT(ADDRESS(ROW();COLUMN()-6)))" office:value-type="float" office:value="0.749771027318736">
            <text:p>0.749771027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25">
            <text:p>-0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AO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4.88">
            <text:p>54.8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float" office:value="34.56">
            <text:p>34.56</text:p>
          </table:table-cell>
          <table:table-cell table:number-columns-repeated="2" office:value-type="float" office:value="20">
            <text:p>20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32.1285714285714">
            <text:p>32.1285714286</text:p>
          </table:table-cell>
          <table:table-cell table:formula="of:=STDEV(INDIRECT(ADDRESS(ROW();2)):INDIRECT(ADDRESS(ROW();COLUMN()-6)))" office:value-type="float" office:value="38.6577771769632">
            <text:p>38.6577771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855">
            <text:p>2.8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86">
            <text:p>42.8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458">
            <text:p>1.458</text:p>
          </table:table-cell>
          <table:table-cell office:value-type="float" office:value="2">
            <text:p>2</text:p>
          </table:table-cell>
          <table:table-cell office:value-type="float" office:value="1.024">
            <text:p>1.024</text:p>
          </table:table-cell>
          <table:table-cell office:value-type="float" office:value="3.5">
            <text:p>3.5</text:p>
          </table:table-cell>
          <table:table-cell office:value-type="float" office:value="1.715">
            <text:p>1.715</text:p>
          </table:table-cell>
          <table:table-cell office:value-type="float" office:value="2">
            <text:p>2</text:p>
          </table:table-cell>
          <table:table-cell office:value-type="float" office:value="3.906">
            <text:p>3.906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3.456">
            <text:p>3.45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024">
            <text:p>1.024</text:p>
          </table:table-cell>
          <table:table-cell table:formula="of:=MAX(INDIRECT(ADDRESS(ROW();2)):INDIRECT(ADDRESS(ROW();COLUMN()-4)))" office:value-type="float" office:value="54">
            <text:p>54</text:p>
          </table:table-cell>
          <table:table-cell table:formula="of:=AVERAGE(INDIRECT(ADDRESS(ROW();2)):INDIRECT(ADDRESS(ROW();COLUMN()-5)))" office:value-type="float" office:value="5.94707142857143">
            <text:p>5.9470714286</text:p>
          </table:table-cell>
          <table:table-cell table:formula="of:=STDEV(INDIRECT(ADDRESS(ROW();2)):INDIRECT(ADDRESS(ROW();COLUMN()-6)))" office:value-type="float" office:value="13.8543498221499">
            <text:p>13.85434982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426">
            <text:p>-1.42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68">
            <text:p>6.56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7.641">
            <text:p>37.641</text:p>
          </table:table-cell>
          <table:table-cell office:value-type="float" office:value="10">
            <text:p>10</text:p>
          </table:table-cell>
          <table:table-cell office:value-type="float" office:value="22.461">
            <text:p>22.461</text:p>
          </table:table-cell>
          <table:table-cell office:value-type="float" office:value="45.714">
            <text:p>45.714</text:p>
          </table:table-cell>
          <table:table-cell office:value-type="float" office:value="20.155">
            <text:p>20.155</text:p>
          </table:table-cell>
          <table:table-cell office:value-type="float" office:value="10">
            <text:p>10</text:p>
          </table:table-cell>
          <table:table-cell office:value-type="float" office:value="5.12">
            <text:p>5.12</text:p>
          </table:table-cell>
          <table:table-cell office:value-type="float" office:value="13.31">
            <text:p>13.3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2.963">
            <text:p>2.963</text:p>
          </table:table-cell>
          <table:table-cell office:value-type="float" office:value="10">
            <text:p>10</text:p>
          </table:table-cell>
          <table:table-cell office:value-type="float" office:value="0.046">
            <text:p>0.046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0.046">
            <text:p>0.046</text:p>
          </table:table-cell>
          <table:table-cell table:formula="of:=MAX(INDIRECT(ADDRESS(ROW();2)):INDIRECT(ADDRESS(ROW();COLUMN()-4)))" office:value-type="float" office:value="45.714">
            <text:p>45.714</text:p>
          </table:table-cell>
          <table:table-cell table:formula="of:=AVERAGE(INDIRECT(ADDRESS(ROW();2)):INDIRECT(ADDRESS(ROW();COLUMN()-5)))" office:value-type="float" office:value="14.6851428571429">
            <text:p>14.6851428571</text:p>
          </table:table-cell>
          <table:table-cell table:formula="of:=STDEV(INDIRECT(ADDRESS(ROW();2)):INDIRECT(ADDRESS(ROW();COLUMN()-6)))" office:value-type="float" office:value="12.9415384940666">
            <text:p>12.94153849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78525">
            <text:p>-20.78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.8655">
            <text:p>47.865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76.406">
            <text:p>376.406</text:p>
          </table:table-cell>
          <table:table-cell office:value-type="float" office:value="100">
            <text:p>100</text:p>
          </table:table-cell>
          <table:table-cell office:value-type="float" office:value="224.609">
            <text:p>224.609</text:p>
          </table:table-cell>
          <table:table-cell office:value-type="float" office:value="457.143">
            <text:p>457.143</text:p>
          </table:table-cell>
          <table:table-cell office:value-type="float" office:value="201.545">
            <text:p>201.545</text:p>
          </table:table-cell>
          <table:table-cell office:value-type="float" office:value="100">
            <text:p>100</text:p>
          </table:table-cell>
          <table:table-cell office:value-type="float" office:value="51.2">
            <text:p>51.2</text:p>
          </table:table-cell>
          <table:table-cell office:value-type="float" office:value="133.1">
            <text:p>133.1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29.63">
            <text:p>29.63</text:p>
          </table:table-cell>
          <table:table-cell office:value-type="float" office:value="100">
            <text:p>100</text:p>
          </table:table-cell>
          <table:table-cell office:value-type="float" office:value="0.463">
            <text:p>0.463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0.463">
            <text:p>0.463</text:p>
          </table:table-cell>
          <table:table-cell table:formula="of:=MAX(INDIRECT(ADDRESS(ROW();2)):INDIRECT(ADDRESS(ROW();COLUMN()-4)))" office:value-type="float" office:value="457.143">
            <text:p>457.143</text:p>
          </table:table-cell>
          <table:table-cell table:formula="of:=AVERAGE(INDIRECT(ADDRESS(ROW();2)):INDIRECT(ADDRESS(ROW();COLUMN()-5)))" office:value-type="float" office:value="146.851">
            <text:p>146.851</text:p>
          </table:table-cell>
          <table:table-cell table:formula="of:=STDEV(INDIRECT(ADDRESS(ROW();2)):INDIRECT(ADDRESS(ROW();COLUMN()-6)))" office:value-type="float" office:value="129.414999953935">
            <text:p>129.41499995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7.84725">
            <text:p>-207.84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8.6445">
            <text:p>478.644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505.624">
            <text:p>1505.624</text:p>
          </table:table-cell>
          <table:table-cell office:value-type="float" office:value="250">
            <text:p>250</text:p>
          </table:table-cell>
          <table:table-cell office:value-type="float" office:value="729.98">
            <text:p>729.98</text:p>
          </table:table-cell>
          <table:table-cell office:value-type="float" office:value="2514.286">
            <text:p>2514.286</text:p>
          </table:table-cell>
          <table:table-cell office:value-type="float" office:value="655.023">
            <text:p>655.023</text:p>
          </table:table-cell>
          <table:table-cell office:value-type="float" office:value="250">
            <text:p>250</text:p>
          </table:table-cell>
          <table:table-cell office:value-type="float" office:value="128">
            <text:p>128</text:p>
          </table:table-cell>
          <table:table-cell office:value-type="float" office:value="332.75">
            <text:p>332.75</text:p>
          </table:table-cell>
          <table:table-cell office:value-type="float" office:value="250">
            <text:p>250</text:p>
          </table:table-cell>
          <table:table-cell office:value-type="float" office:value="184.091">
            <text:p>184.091</text:p>
          </table:table-cell>
          <table:table-cell office:value-type="float" office:value="250">
            <text:p>250</text:p>
          </table:table-cell>
          <table:table-cell office:value-type="float" office:value="74.074">
            <text:p>74.074</text:p>
          </table:table-cell>
          <table:table-cell office:value-type="float" office:value="550">
            <text:p>550</text:p>
          </table:table-cell>
          <table:table-cell office:value-type="float" office:value="1.852">
            <text:p>1.852</text:p>
          </table:table-cell>
          <table:table-cell/>
          <table:table-cell table:formula="of:=MEDIAN(INDIRECT(ADDRESS(ROW();2)):INDIRECT(ADDRESS(ROW();COLUMN()-2)))" office:value-type="float" office:value="250">
            <text:p>250</text:p>
          </table:table-cell>
          <table:table-cell table:formula="of:=MIN(INDIRECT(ADDRESS(ROW();2)):INDIRECT(ADDRESS(ROW();COLUMN()-3)))" office:value-type="float" office:value="1.852">
            <text:p>1.852</text:p>
          </table:table-cell>
          <table:table-cell table:formula="of:=MAX(INDIRECT(ADDRESS(ROW();2)):INDIRECT(ADDRESS(ROW();COLUMN()-4)))" office:value-type="float" office:value="2514.286">
            <text:p>2514.286</text:p>
          </table:table-cell>
          <table:table-cell table:formula="of:=AVERAGE(INDIRECT(ADDRESS(ROW();2)):INDIRECT(ADDRESS(ROW();COLUMN()-5)))" office:value-type="float" office:value="548.262857142857">
            <text:p>548.2628571429</text:p>
          </table:table-cell>
          <table:table-cell table:formula="of:=STDEV(INDIRECT(ADDRESS(ROW();2)):INDIRECT(ADDRESS(ROW();COLUMN()-6)))" office:value-type="float" office:value="682.819936223065">
            <text:p>682.81993622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84.02875">
            <text:p>-1084.02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13.36425">
            <text:p>1913.364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764.061">
            <text:p>3764.061</text:p>
          </table:table-cell>
          <table:table-cell office:value-type="float" office:value="1000">
            <text:p>1000</text:p>
          </table:table-cell>
          <table:table-cell office:value-type="float" office:value="2246.094">
            <text:p>2246.094</text:p>
          </table:table-cell>
          <table:table-cell office:value-type="float" office:value="4571.429">
            <text:p>4571.429</text:p>
          </table:table-cell>
          <table:table-cell office:value-type="float" office:value="2015.454">
            <text:p>2015.454</text:p>
          </table:table-cell>
          <table:table-cell office:value-type="float" office:value="1000">
            <text:p>1000</text:p>
          </table:table-cell>
          <table:table-cell office:value-type="float" office:value="512">
            <text:p>512</text:p>
          </table:table-cell>
          <table:table-cell office:value-type="float" office:value="1331">
            <text:p>1331</text:p>
          </table:table-cell>
          <table:table-cell office:value-type="float" office:value="1000">
            <text:p>1000</text:p>
          </table:table-cell>
          <table:table-cell office:value-type="float" office:value="818.182">
            <text:p>818.182</text:p>
          </table:table-cell>
          <table:table-cell office:value-type="float" office:value="1000">
            <text:p>1000</text:p>
          </table:table-cell>
          <table:table-cell office:value-type="float" office:value="296.296">
            <text:p>296.296</text:p>
          </table:table-cell>
          <table:table-cell office:value-type="float" office:value="1000">
            <text:p>1000</text:p>
          </table:table-cell>
          <table:table-cell office:value-type="float" office:value="4.63">
            <text:p>4.63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4.63">
            <text:p>4.63</text:p>
          </table:table-cell>
          <table:table-cell table:formula="of:=MAX(INDIRECT(ADDRESS(ROW();2)):INDIRECT(ADDRESS(ROW();COLUMN()-4)))" office:value-type="float" office:value="4571.429">
            <text:p>4571.429</text:p>
          </table:table-cell>
          <table:table-cell table:formula="of:=AVERAGE(INDIRECT(ADDRESS(ROW();2)):INDIRECT(ADDRESS(ROW();COLUMN()-5)))" office:value-type="float" office:value="1468.51042857143">
            <text:p>1468.5104285714</text:p>
          </table:table-cell>
          <table:table-cell table:formula="of:=STDEV(INDIRECT(ADDRESS(ROW();2)):INDIRECT(ADDRESS(ROW();COLUMN()-6)))" office:value-type="float" office:value="1294.15046785471">
            <text:p>1294.15046785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78.4755">
            <text:p>-2078.47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86.4525">
            <text:p>4786.45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25">
            <text:p>3.25</text:p>
          </table:table-cell>
          <table:table-cell office:value-type="float" office:value="5.5">
            <text:p>5.5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5.5">
            <text:p>5.5</text:p>
          </table:table-cell>
          <table:table-cell table:formula="of:=AVERAGE(INDIRECT(ADDRESS(ROW();2)):INDIRECT(ADDRESS(ROW();COLUMN()-5)))" office:value-type="float" office:value="3.23214285714286">
            <text:p>3.2321428571</text:p>
          </table:table-cell>
          <table:table-cell table:formula="of:=STDEV(INDIRECT(ADDRESS(ROW();2)):INDIRECT(ADDRESS(ROW();COLUMN()-6)))" office:value-type="float" office:value="1.11572796912998">
            <text:p>1.11572796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4375">
            <text:p>-1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75">
            <text:p>7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1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27.5">
            <text:p>27.5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50">
            <text:p>50</text:p>
          </table:table-cell>
          <table:table-cell table:formula="of:=AVERAGE(INDIRECT(ADDRESS(ROW();2)):INDIRECT(ADDRESS(ROW();COLUMN()-5)))" office:value-type="float" office:value="26.6785714285714">
            <text:p>26.6785714286</text:p>
          </table:table-cell>
          <table:table-cell table:formula="of:=STDEV(INDIRECT(ADDRESS(ROW();2)):INDIRECT(ADDRESS(ROW();COLUMN()-6)))" office:value-type="float" office:value="8.34498270002618">
            <text:p>8.34498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8.625">
            <text:p>18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.5">
            <text:p>33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">
            <text:p>0.72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1.3">
            <text:p>1.3</text:p>
          </table:table-cell>
          <table:table-cell office:value-type="float" office:value="0.76">
            <text:p>0.7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  <table:table-cell office:value-type="float" office:value="0.8">
            <text:p>0.8</text:p>
          </table:table-cell>
          <table:table-cell office:value-type="float" office:value="2.4">
            <text:p>2.4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2.4">
            <text:p>2.4</text:p>
          </table:table-cell>
          <table:table-cell table:formula="of:=AVERAGE(INDIRECT(ADDRESS(ROW();2)):INDIRECT(ADDRESS(ROW();COLUMN()-5)))" office:value-type="float" office:value="0.961428571428571">
            <text:p>0.9614285714</text:p>
          </table:table-cell>
          <table:table-cell table:formula="of:=STDEV(INDIRECT(ADDRESS(ROW();2)):INDIRECT(ADDRESS(ROW();COLUMN()-6)))" office:value-type="float" office:value="0.442959576951652">
            <text:p>0.4429595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8">
            <text:p>0.3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36">
            <text:p>1.36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611">
            <text:p>48.611</text:p>
          </table:table-cell>
          <table:table-cell office:value-type="float" office:value="31.25">
            <text:p>31.25</text:p>
          </table:table-cell>
          <table:table-cell office:value-type="float" office:value="40.625">
            <text:p>40.625</text:p>
          </table:table-cell>
          <table:table-cell office:value-type="float" office:value="38.462">
            <text:p>38.462</text:p>
          </table:table-cell>
          <table:table-cell office:value-type="float" office:value="39.474">
            <text:p>39.474</text:p>
          </table:table-cell>
          <table:table-cell office:value-type="float" office:value="31.25">
            <text:p>31.25</text:p>
          </table:table-cell>
          <table:table-cell office:value-type="float" office:value="25">
            <text:p>25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0.833">
            <text:p>20.833</text:p>
          </table:table-cell>
          <table:table-cell office:value-type="float" office:value="31.25">
            <text:p>31.25</text:p>
          </table:table-cell>
          <table:table-cell office:value-type="float" office:value="5.208">
            <text:p>5.208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5.208">
            <text:p>5.208</text:p>
          </table:table-cell>
          <table:table-cell table:formula="of:=MAX(INDIRECT(ADDRESS(ROW();2)):INDIRECT(ADDRESS(ROW();COLUMN()-4)))" office:value-type="float" office:value="48.611">
            <text:p>48.611</text:p>
          </table:table-cell>
          <table:table-cell table:formula="of:=AVERAGE(INDIRECT(ADDRESS(ROW();2)):INDIRECT(ADDRESS(ROW();COLUMN()-5)))" office:value-type="float" office:value="31.029">
            <text:p>31.029</text:p>
          </table:table-cell>
          <table:table-cell table:formula="of:=STDEV(INDIRECT(ADDRESS(ROW();2)):INDIRECT(ADDRESS(ROW();COLUMN()-6)))" office:value-type="float" office:value="10.2884221485946">
            <text:p>10.28842214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36675000000001">
            <text:p>-4.36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7955">
            <text:p>68.795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611">
            <text:p>48.611</text:p>
          </table:table-cell>
          <table:table-cell office:value-type="float" office:value="31.25">
            <text:p>31.25</text:p>
          </table:table-cell>
          <table:table-cell office:value-type="float" office:value="40.625">
            <text:p>40.625</text:p>
          </table:table-cell>
          <table:table-cell office:value-type="float" office:value="38.462">
            <text:p>38.462</text:p>
          </table:table-cell>
          <table:table-cell office:value-type="float" office:value="39.474">
            <text:p>39.474</text:p>
          </table:table-cell>
          <table:table-cell office:value-type="float" office:value="31.25">
            <text:p>31.25</text:p>
          </table:table-cell>
          <table:table-cell office:value-type="float" office:value="50">
            <text:p>50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83.333">
            <text:p>83.333</text:p>
          </table:table-cell>
          <table:table-cell office:value-type="float" office:value="31.25">
            <text:p>31.25</text:p>
          </table:table-cell>
          <table:table-cell office:value-type="float" office:value="52.083">
            <text:p>52.083</text:p>
          </table:table-cell>
          <table:table-cell/>
          <table:table-cell table:formula="of:=MEDIAN(INDIRECT(ADDRESS(ROW();2)):INDIRECT(ADDRESS(ROW();COLUMN()-2)))" office:value-type="float" office:value="36.4185">
            <text:p>36.418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83.333">
            <text:p>83.333</text:p>
          </table:table-cell>
          <table:table-cell table:formula="of:=AVERAGE(INDIRECT(ADDRESS(ROW();2)):INDIRECT(ADDRESS(ROW();COLUMN()-5)))" office:value-type="float" office:value="40.6272142857143">
            <text:p>40.6272142857</text:p>
          </table:table-cell>
          <table:table-cell table:formula="of:=STDEV(INDIRECT(ADDRESS(ROW();2)):INDIRECT(ADDRESS(ROW();COLUMN()-6)))" office:value-type="float" office:value="14.7234977668016">
            <text:p>14.72349776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8435">
            <text:p>-14.8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2.708">
            <text:p>92.708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.611">
            <text:p>48.611</text:p>
          </table:table-cell>
          <table:table-cell office:value-type="float" office:value="31.25">
            <text:p>31.25</text:p>
          </table:table-cell>
          <table:table-cell office:value-type="float" office:value="40.625">
            <text:p>40.625</text:p>
          </table:table-cell>
          <table:table-cell office:value-type="float" office:value="38.462">
            <text:p>38.462</text:p>
          </table:table-cell>
          <table:table-cell office:value-type="float" office:value="39.474">
            <text:p>39.474</text:p>
          </table:table-cell>
          <table:table-cell office:value-type="float" office:value="31.25">
            <text:p>31.25</text:p>
          </table:table-cell>
          <table:table-cell office:value-type="float" office:value="50">
            <text:p>50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83.333">
            <text:p>83.333</text:p>
          </table:table-cell>
          <table:table-cell office:value-type="float" office:value="31.25">
            <text:p>31.25</text:p>
          </table:table-cell>
          <table:table-cell office:value-type="float" office:value="182.292">
            <text:p>182.292</text:p>
          </table:table-cell>
          <table:table-cell/>
          <table:table-cell table:formula="of:=MEDIAN(INDIRECT(ADDRESS(ROW();2)):INDIRECT(ADDRESS(ROW();COLUMN()-2)))" office:value-type="float" office:value="36.4185">
            <text:p>36.418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182.292">
            <text:p>182.292</text:p>
          </table:table-cell>
          <table:table-cell table:formula="of:=AVERAGE(INDIRECT(ADDRESS(ROW();2)):INDIRECT(ADDRESS(ROW();COLUMN()-5)))" office:value-type="float" office:value="49.9278571428571">
            <text:p>49.9278571429</text:p>
          </table:table-cell>
          <table:table-cell table:formula="of:=STDEV(INDIRECT(ADDRESS(ROW();2)):INDIRECT(ADDRESS(ROW();COLUMN()-6)))" office:value-type="float" office:value="40.7098618780741">
            <text:p>40.709861878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8435">
            <text:p>-14.8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2.708">
            <text:p>92.708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611">
            <text:p>48.611</text:p>
          </table:table-cell>
          <table:table-cell office:value-type="float" office:value="31.25">
            <text:p>31.25</text:p>
          </table:table-cell>
          <table:table-cell office:value-type="float" office:value="40.625">
            <text:p>40.625</text:p>
          </table:table-cell>
          <table:table-cell office:value-type="float" office:value="38.462">
            <text:p>38.462</text:p>
          </table:table-cell>
          <table:table-cell office:value-type="float" office:value="39.474">
            <text:p>39.474</text:p>
          </table:table-cell>
          <table:table-cell office:value-type="float" office:value="31.25">
            <text:p>31.25</text:p>
          </table:table-cell>
          <table:table-cell office:value-type="float" office:value="50">
            <text:p>50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83.333">
            <text:p>83.333</text:p>
          </table:table-cell>
          <table:table-cell office:value-type="float" office:value="31.25">
            <text:p>31.25</text:p>
          </table:table-cell>
          <table:table-cell office:value-type="float" office:value="520.833">
            <text:p>520.833</text:p>
          </table:table-cell>
          <table:table-cell/>
          <table:table-cell table:formula="of:=MEDIAN(INDIRECT(ADDRESS(ROW();2)):INDIRECT(ADDRESS(ROW();COLUMN()-2)))" office:value-type="float" office:value="36.4185">
            <text:p>36.418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520.833">
            <text:p>520.833</text:p>
          </table:table-cell>
          <table:table-cell table:formula="of:=AVERAGE(INDIRECT(ADDRESS(ROW();2)):INDIRECT(ADDRESS(ROW();COLUMN()-5)))" office:value-type="float" office:value="74.1093571428571">
            <text:p>74.1093571429</text:p>
          </table:table-cell>
          <table:table-cell table:formula="of:=STDEV(INDIRECT(ADDRESS(ROW();2)):INDIRECT(ADDRESS(ROW();COLUMN()-6)))" office:value-type="float" office:value="129.374163740802">
            <text:p>129.37416374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8435">
            <text:p>-14.8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2.708">
            <text:p>92.708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2857142857143">
            <text:p>3.2285714286</text:p>
          </table:table-cell>
          <table:table-cell table:formula="of:=STDEV(INDIRECT(ADDRESS(ROW();2)):INDIRECT(ADDRESS(ROW();COLUMN()-6)))" office:value-type="float" office:value="0.390617994442675">
            <text:p>0.39061799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2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25">
            <text:p>25</text:p>
          </table:table-cell>
          <table:table-cell office:value-type="float" office:value="30.25">
            <text:p>30.25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.25">
            <text:p>6.25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6.25">
            <text:p>6.25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1.2142857142857">
            <text:p>31.2142857143</text:p>
          </table:table-cell>
          <table:table-cell table:formula="of:=STDEV(INDIRECT(ADDRESS(ROW();2)):INDIRECT(ADDRESS(ROW();COLUMN()-6)))" office:value-type="float" office:value="21.9294886517555">
            <text:p>21.92948865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1.6875">
            <text:p>1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75">
            <text:p>42.7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648">
            <text:p>0.648</text:p>
          </table:table-cell>
          <table:table-cell office:value-type="float" office:value="0.8">
            <text:p>0.8</text:p>
          </table:table-cell>
          <table:table-cell office:value-type="float" office:value="0.512">
            <text:p>0.512</text:p>
          </table:table-cell>
          <table:table-cell office:value-type="float" office:value="1.8">
            <text:p>1.8</text:p>
          </table:table-cell>
          <table:table-cell office:value-type="float" office:value="0.722">
            <text:p>0.722</text:p>
          </table:table-cell>
          <table:table-cell office:value-type="float" office:value="0.8">
            <text:p>0.8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152">
            <text:p>1.152</text:p>
          </table:table-cell>
          <table:table-cell office:value-type="float" office:value="0.8">
            <text:p>0.8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512">
            <text:p>0.512</text:p>
          </table:table-cell>
          <table:table-cell table:formula="of:=MAX(INDIRECT(ADDRESS(ROW();2)):INDIRECT(ADDRESS(ROW();COLUMN()-4)))" office:value-type="float" office:value="7.2">
            <text:p>7.2</text:p>
          </table:table-cell>
          <table:table-cell table:formula="of:=AVERAGE(INDIRECT(ADDRESS(ROW();2)):INDIRECT(ADDRESS(ROW();COLUMN()-5)))" office:value-type="float" office:value="1.35457142857143">
            <text:p>1.3545714286</text:p>
          </table:table-cell>
          <table:table-cell table:formula="of:=STDEV(INDIRECT(ADDRESS(ROW();2)):INDIRECT(ADDRESS(ROW();COLUMN()-6)))" office:value-type="float" office:value="1.71193195921071">
            <text:p>1.71193195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519999999999994">
            <text:p>-0.05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936">
            <text:p>1.936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5.617">
            <text:p>75.617</text:p>
          </table:table-cell>
          <table:table-cell office:value-type="float" office:value="31.25">
            <text:p>31.25</text:p>
          </table:table-cell>
          <table:table-cell office:value-type="float" office:value="52.734">
            <text:p>52.734</text:p>
          </table:table-cell>
          <table:table-cell office:value-type="float" office:value="55.556">
            <text:p>55.556</text:p>
          </table:table-cell>
          <table:table-cell office:value-type="float" office:value="49.862">
            <text:p>49.862</text:p>
          </table:table-cell>
          <table:table-cell office:value-type="float" office:value="31.25">
            <text:p>31.25</text:p>
          </table:table-cell>
          <table:table-cell office:value-type="float" office:value="20">
            <text:p>2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3.889">
            <text:p>13.889</text:p>
          </table:table-cell>
          <table:table-cell office:value-type="float" office:value="31.25">
            <text:p>31.25</text:p>
          </table:table-cell>
          <table:table-cell office:value-type="float" office:value="0.868">
            <text:p>0.868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868">
            <text:p>0.868</text:p>
          </table:table-cell>
          <table:table-cell table:formula="of:=MAX(INDIRECT(ADDRESS(ROW();2)):INDIRECT(ADDRESS(ROW();COLUMN()-4)))" office:value-type="float" office:value="75.617">
            <text:p>75.617</text:p>
          </table:table-cell>
          <table:table-cell table:formula="of:=AVERAGE(INDIRECT(ADDRESS(ROW();2)):INDIRECT(ADDRESS(ROW();COLUMN()-5)))" office:value-type="float" office:value="34.8683571428571">
            <text:p>34.8683571429</text:p>
          </table:table-cell>
          <table:table-cell table:formula="of:=STDEV(INDIRECT(ADDRESS(ROW();2)):INDIRECT(ADDRESS(ROW();COLUMN()-6)))" office:value-type="float" office:value="18.8317997122181">
            <text:p>18.83179971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59525">
            <text:p>-32.59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6.4335">
            <text:p>106.433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5.617">
            <text:p>75.617</text:p>
          </table:table-cell>
          <table:table-cell office:value-type="float" office:value="31.25">
            <text:p>31.25</text:p>
          </table:table-cell>
          <table:table-cell office:value-type="float" office:value="52.734">
            <text:p>52.734</text:p>
          </table:table-cell>
          <table:table-cell office:value-type="float" office:value="55.556">
            <text:p>55.556</text:p>
          </table:table-cell>
          <table:table-cell office:value-type="float" office:value="49.862">
            <text:p>49.862</text:p>
          </table:table-cell>
          <table:table-cell office:value-type="float" office:value="31.25">
            <text:p>31.25</text:p>
          </table:table-cell>
          <table:table-cell office:value-type="float" office:value="40">
            <text:p>4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55.556">
            <text:p>55.556</text:p>
          </table:table-cell>
          <table:table-cell office:value-type="float" office:value="31.25">
            <text:p>31.25</text:p>
          </table:table-cell>
          <table:table-cell office:value-type="float" office:value="8.681">
            <text:p>8.681</text:p>
          </table:table-cell>
          <table:table-cell/>
          <table:table-cell table:formula="of:=MEDIAN(INDIRECT(ADDRESS(ROW();2)):INDIRECT(ADDRESS(ROW();COLUMN()-2)))" office:value-type="float" office:value="34.5315">
            <text:p>34.5315</text:p>
          </table:table-cell>
          <table:table-cell table:formula="of:=MIN(INDIRECT(ADDRESS(ROW();2)):INDIRECT(ADDRESS(ROW();COLUMN()-3)))" office:value-type="float" office:value="8.681">
            <text:p>8.681</text:p>
          </table:table-cell>
          <table:table-cell table:formula="of:=MAX(INDIRECT(ADDRESS(ROW();2)):INDIRECT(ADDRESS(ROW();COLUMN()-4)))" office:value-type="float" office:value="75.617">
            <text:p>75.617</text:p>
          </table:table-cell>
          <table:table-cell table:formula="of:=AVERAGE(INDIRECT(ADDRESS(ROW();2)):INDIRECT(ADDRESS(ROW();COLUMN()-5)))" office:value-type="float" office:value="39.8312142857143">
            <text:p>39.8312142857</text:p>
          </table:table-cell>
          <table:table-cell table:formula="of:=STDEV(INDIRECT(ADDRESS(ROW();2)):INDIRECT(ADDRESS(ROW();COLUMN()-6)))" office:value-type="float" office:value="16.6139926529906">
            <text:p>16.61399265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1.048">
            <text:p>-31.04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4.314">
            <text:p>114.31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5.617">
            <text:p>75.617</text:p>
          </table:table-cell>
          <table:table-cell office:value-type="float" office:value="31.25">
            <text:p>31.25</text:p>
          </table:table-cell>
          <table:table-cell office:value-type="float" office:value="52.734">
            <text:p>52.734</text:p>
          </table:table-cell>
          <table:table-cell office:value-type="float" office:value="55.556">
            <text:p>55.556</text:p>
          </table:table-cell>
          <table:table-cell office:value-type="float" office:value="49.862">
            <text:p>49.862</text:p>
          </table:table-cell>
          <table:table-cell office:value-type="float" office:value="31.25">
            <text:p>31.25</text:p>
          </table:table-cell>
          <table:table-cell office:value-type="float" office:value="40">
            <text:p>4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55.556">
            <text:p>55.556</text:p>
          </table:table-cell>
          <table:table-cell office:value-type="float" office:value="31.25">
            <text:p>31.25</text:p>
          </table:table-cell>
          <table:table-cell office:value-type="float" office:value="34.722">
            <text:p>34.722</text:p>
          </table:table-cell>
          <table:table-cell/>
          <table:table-cell table:formula="of:=MEDIAN(INDIRECT(ADDRESS(ROW();2)):INDIRECT(ADDRESS(ROW();COLUMN()-2)))" office:value-type="float" office:value="36.2675">
            <text:p>36.267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75.617">
            <text:p>75.617</text:p>
          </table:table-cell>
          <table:table-cell table:formula="of:=AVERAGE(INDIRECT(ADDRESS(ROW();2)):INDIRECT(ADDRESS(ROW();COLUMN()-5)))" office:value-type="float" office:value="41.6912857142857">
            <text:p>41.6912857143</text:p>
          </table:table-cell>
          <table:table-cell table:formula="of:=STDEV(INDIRECT(ADDRESS(ROW();2)):INDIRECT(ADDRESS(ROW();COLUMN()-6)))" office:value-type="float" office:value="14.1303053341096">
            <text:p>14.13030533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1.048">
            <text:p>-31.04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4.314">
            <text:p>114.31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5.617">
            <text:p>75.617</text:p>
          </table:table-cell>
          <table:table-cell office:value-type="float" office:value="31.25">
            <text:p>31.25</text:p>
          </table:table-cell>
          <table:table-cell office:value-type="float" office:value="52.734">
            <text:p>52.734</text:p>
          </table:table-cell>
          <table:table-cell office:value-type="float" office:value="55.556">
            <text:p>55.556</text:p>
          </table:table-cell>
          <table:table-cell office:value-type="float" office:value="49.862">
            <text:p>49.862</text:p>
          </table:table-cell>
          <table:table-cell office:value-type="float" office:value="31.25">
            <text:p>31.25</text:p>
          </table:table-cell>
          <table:table-cell office:value-type="float" office:value="40">
            <text:p>4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55.556">
            <text:p>55.556</text:p>
          </table:table-cell>
          <table:table-cell office:value-type="float" office:value="31.25">
            <text:p>31.25</text:p>
          </table:table-cell>
          <table:table-cell office:value-type="float" office:value="86.806">
            <text:p>86.806</text:p>
          </table:table-cell>
          <table:table-cell/>
          <table:table-cell table:formula="of:=MEDIAN(INDIRECT(ADDRESS(ROW();2)):INDIRECT(ADDRESS(ROW();COLUMN()-2)))" office:value-type="float" office:value="38.9065">
            <text:p>38.906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86.806">
            <text:p>86.806</text:p>
          </table:table-cell>
          <table:table-cell table:formula="of:=AVERAGE(INDIRECT(ADDRESS(ROW();2)):INDIRECT(ADDRESS(ROW();COLUMN()-5)))" office:value-type="float" office:value="45.4115714285714">
            <text:p>45.4115714286</text:p>
          </table:table-cell>
          <table:table-cell table:formula="of:=STDEV(INDIRECT(ADDRESS(ROW();2)):INDIRECT(ADDRESS(ROW();COLUMN()-6)))" office:value-type="float" office:value="18.3735826568569">
            <text:p>18.37358265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5515">
            <text:p>-39.55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5.652">
            <text:p>125.65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7857142857143">
            <text:p>3.4785714286</text:p>
          </table:table-cell>
          <table:table-cell table:formula="of:=STDEV(INDIRECT(ADDRESS(ROW();2)):INDIRECT(ADDRESS(ROW();COLUMN()-6)))" office:value-type="float" office:value="0.753635875583848">
            <text:p>0.7536358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3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68.6">
            <text:p>68.6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office:value-type="float" office:value="43.2">
            <text:p>43.2</text:p>
          </table:table-cell>
          <table:table-cell table:number-columns-repeated="2" office:value-type="float" office:value="25">
            <text:p>25</text:p>
          </table:table-cell>
          <table:table-cell office:value-type="float" office:value="33.275">
            <text:p>33.275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12.8">
            <text:p>12.8</text:p>
          </table:table-cell>
          <table:table-cell office:value-type="float" office:value="25">
            <text:p>25</text:p>
          </table:table-cell>
          <table:table-cell office:value-type="float" office:value="3.125">
            <text:p>3.125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3.125">
            <text:p>3.125</text:p>
          </table:table-cell>
          <table:table-cell table:formula="of:=MAX(INDIRECT(ADDRESS(ROW();2)):INDIRECT(ADDRESS(ROW();COLUMN()-4)))" office:value-type="float" office:value="200">
            <text:p>200</text:p>
          </table:table-cell>
          <table:table-cell table:formula="of:=AVERAGE(INDIRECT(ADDRESS(ROW();2)):INDIRECT(ADDRESS(ROW();COLUMN()-5)))" office:value-type="float" office:value="40.1071428571429">
            <text:p>40.1071428571</text:p>
          </table:table-cell>
          <table:table-cell table:formula="of:=STDEV(INDIRECT(ADDRESS(ROW();2)):INDIRECT(ADDRESS(ROW();COLUMN()-6)))" office:value-type="float" office:value="48.3362585163833">
            <text:p>48.33625851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13125000000001">
            <text:p>4.1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825">
            <text:p>52.82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583">
            <text:p>0.583</text:p>
          </table:table-cell>
          <table:table-cell office:value-type="float" office:value="0.8">
            <text:p>0.8</text:p>
          </table:table-cell>
          <table:table-cell office:value-type="float" office:value="0.41">
            <text:p>0.41</text:p>
          </table:table-cell>
          <table:table-cell office:value-type="float" office:value="2.3">
            <text:p>2.3</text:p>
          </table:table-cell>
          <table:table-cell office:value-type="float" office:value="0.686">
            <text:p>0.686</text:p>
          </table:table-cell>
          <table:table-cell office:value-type="float" office:value="0.8">
            <text:p>0.8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382">
            <text:p>1.382</text:p>
          </table:table-cell>
          <table:table-cell office:value-type="float" office:value="0.8">
            <text:p>0.8</text:p>
          </table:table-cell>
          <table:table-cell office:value-type="float" office:value="21.6">
            <text:p>21.6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41">
            <text:p>0.41</text:p>
          </table:table-cell>
          <table:table-cell table:formula="of:=MAX(INDIRECT(ADDRESS(ROW();2)):INDIRECT(ADDRESS(ROW();COLUMN()-4)))" office:value-type="float" office:value="21.6">
            <text:p>21.6</text:p>
          </table:table-cell>
          <table:table-cell table:formula="of:=AVERAGE(INDIRECT(ADDRESS(ROW();2)):INDIRECT(ADDRESS(ROW();COLUMN()-5)))" office:value-type="float" office:value="2.44314285714286">
            <text:p>2.4431428571</text:p>
          </table:table-cell>
          <table:table-cell table:formula="of:=STDEV(INDIRECT(ADDRESS(ROW();2)):INDIRECT(ADDRESS(ROW();COLUMN()-6)))" office:value-type="float" office:value="5.53471992005075">
            <text:p>5.53471992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695">
            <text:p>-0.56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626">
            <text:p>2.626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17.627">
            <text:p>117.627</text:p>
          </table:table-cell>
          <table:table-cell office:value-type="float" office:value="31.25">
            <text:p>31.25</text:p>
          </table:table-cell>
          <table:table-cell office:value-type="float" office:value="68.359">
            <text:p>68.359</text:p>
          </table:table-cell>
          <table:table-cell office:value-type="float" office:value="86.957">
            <text:p>86.957</text:p>
          </table:table-cell>
          <table:table-cell office:value-type="float" office:value="62.983">
            <text:p>62.983</text:p>
          </table:table-cell>
          <table:table-cell office:value-type="float" office:value="31.25">
            <text:p>31.25</text:p>
          </table:table-cell>
          <table:table-cell office:value-type="float" office:value="16">
            <text:p>16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9.259">
            <text:p>9.259</text:p>
          </table:table-cell>
          <table:table-cell office:value-type="float" office:value="31.25">
            <text:p>31.25</text:p>
          </table:table-cell>
          <table:table-cell office:value-type="float" office:value="0.145">
            <text:p>0.145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145">
            <text:p>0.145</text:p>
          </table:table-cell>
          <table:table-cell table:formula="of:=MAX(INDIRECT(ADDRESS(ROW();2)):INDIRECT(ADDRESS(ROW();COLUMN()-4)))" office:value-type="float" office:value="117.627">
            <text:p>117.627</text:p>
          </table:table-cell>
          <table:table-cell table:formula="of:=AVERAGE(INDIRECT(ADDRESS(ROW();2)):INDIRECT(ADDRESS(ROW();COLUMN()-5)))" office:value-type="float" office:value="41.7672857142857">
            <text:p>41.7672857143</text:p>
          </table:table-cell>
          <table:table-cell table:formula="of:=STDEV(INDIRECT(ADDRESS(ROW();2)):INDIRECT(ADDRESS(ROW();COLUMN()-6)))" office:value-type="float" office:value="31.8924901105346">
            <text:p>31.89249011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4.95325">
            <text:p>-64.95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9.5775">
            <text:p>149.57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17.627">
            <text:p>117.627</text:p>
          </table:table-cell>
          <table:table-cell office:value-type="float" office:value="31.25">
            <text:p>31.25</text:p>
          </table:table-cell>
          <table:table-cell office:value-type="float" office:value="68.359">
            <text:p>68.359</text:p>
          </table:table-cell>
          <table:table-cell office:value-type="float" office:value="86.957">
            <text:p>86.957</text:p>
          </table:table-cell>
          <table:table-cell office:value-type="float" office:value="62.983">
            <text:p>62.983</text:p>
          </table:table-cell>
          <table:table-cell office:value-type="float" office:value="31.25">
            <text:p>31.25</text:p>
          </table:table-cell>
          <table:table-cell office:value-type="float" office:value="32">
            <text:p>32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37.037">
            <text:p>37.037</text:p>
          </table:table-cell>
          <table:table-cell office:value-type="float" office:value="31.25">
            <text:p>31.25</text:p>
          </table:table-cell>
          <table:table-cell office:value-type="float" office:value="1.447">
            <text:p>1.447</text:p>
          </table:table-cell>
          <table:table-cell/>
          <table:table-cell table:formula="of:=MEDIAN(INDIRECT(ADDRESS(ROW();2)):INDIRECT(ADDRESS(ROW();COLUMN()-2)))" office:value-type="float" office:value="31.625">
            <text:p>31.625</text:p>
          </table:table-cell>
          <table:table-cell table:formula="of:=MIN(INDIRECT(ADDRESS(ROW();2)):INDIRECT(ADDRESS(ROW();COLUMN()-3)))" office:value-type="float" office:value="1.447">
            <text:p>1.447</text:p>
          </table:table-cell>
          <table:table-cell table:formula="of:=MAX(INDIRECT(ADDRESS(ROW();2)):INDIRECT(ADDRESS(ROW();COLUMN()-4)))" office:value-type="float" office:value="117.627">
            <text:p>117.627</text:p>
          </table:table-cell>
          <table:table-cell table:formula="of:=AVERAGE(INDIRECT(ADDRESS(ROW();2)):INDIRECT(ADDRESS(ROW();COLUMN()-5)))" office:value-type="float" office:value="44.9872857142857">
            <text:p>44.9872857143</text:p>
          </table:table-cell>
          <table:table-cell table:formula="of:=STDEV(INDIRECT(ADDRESS(ROW();2)):INDIRECT(ADDRESS(ROW();COLUMN()-6)))" office:value-type="float" office:value="29.5711515122127">
            <text:p>29.57115151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90725">
            <text:p>-47.90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6.793">
            <text:p>136.793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17.627">
            <text:p>117.627</text:p>
          </table:table-cell>
          <table:table-cell office:value-type="float" office:value="31.25">
            <text:p>31.25</text:p>
          </table:table-cell>
          <table:table-cell office:value-type="float" office:value="68.359">
            <text:p>68.359</text:p>
          </table:table-cell>
          <table:table-cell office:value-type="float" office:value="86.957">
            <text:p>86.957</text:p>
          </table:table-cell>
          <table:table-cell office:value-type="float" office:value="62.983">
            <text:p>62.983</text:p>
          </table:table-cell>
          <table:table-cell office:value-type="float" office:value="31.25">
            <text:p>31.25</text:p>
          </table:table-cell>
          <table:table-cell office:value-type="float" office:value="32">
            <text:p>32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37.037">
            <text:p>37.037</text:p>
          </table:table-cell>
          <table:table-cell office:value-type="float" office:value="31.25">
            <text:p>31.25</text:p>
          </table:table-cell>
          <table:table-cell office:value-type="float" office:value="6.51">
            <text:p>6.51</text:p>
          </table:table-cell>
          <table:table-cell/>
          <table:table-cell table:formula="of:=MEDIAN(INDIRECT(ADDRESS(ROW();2)):INDIRECT(ADDRESS(ROW();COLUMN()-2)))" office:value-type="float" office:value="31.625">
            <text:p>31.625</text:p>
          </table:table-cell>
          <table:table-cell table:formula="of:=MIN(INDIRECT(ADDRESS(ROW();2)):INDIRECT(ADDRESS(ROW();COLUMN()-3)))" office:value-type="float" office:value="6.51">
            <text:p>6.51</text:p>
          </table:table-cell>
          <table:table-cell table:formula="of:=MAX(INDIRECT(ADDRESS(ROW();2)):INDIRECT(ADDRESS(ROW();COLUMN()-4)))" office:value-type="float" office:value="117.627">
            <text:p>117.627</text:p>
          </table:table-cell>
          <table:table-cell table:formula="of:=AVERAGE(INDIRECT(ADDRESS(ROW();2)):INDIRECT(ADDRESS(ROW();COLUMN()-5)))" office:value-type="float" office:value="45.3489285714286">
            <text:p>45.3489285714</text:p>
          </table:table-cell>
          <table:table-cell table:formula="of:=STDEV(INDIRECT(ADDRESS(ROW();2)):INDIRECT(ADDRESS(ROW();COLUMN()-6)))" office:value-type="float" office:value="29.0236018823521">
            <text:p>29.02360188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90725">
            <text:p>-47.90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6.793">
            <text:p>136.793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17.627">
            <text:p>117.627</text:p>
          </table:table-cell>
          <table:table-cell office:value-type="float" office:value="31.25">
            <text:p>31.25</text:p>
          </table:table-cell>
          <table:table-cell office:value-type="float" office:value="68.359">
            <text:p>68.359</text:p>
          </table:table-cell>
          <table:table-cell office:value-type="float" office:value="86.957">
            <text:p>86.957</text:p>
          </table:table-cell>
          <table:table-cell office:value-type="float" office:value="62.983">
            <text:p>62.983</text:p>
          </table:table-cell>
          <table:table-cell office:value-type="float" office:value="31.25">
            <text:p>31.25</text:p>
          </table:table-cell>
          <table:table-cell office:value-type="float" office:value="32">
            <text:p>32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37.037">
            <text:p>37.037</text:p>
          </table:table-cell>
          <table:table-cell office:value-type="float" office:value="31.25">
            <text:p>31.25</text:p>
          </table:table-cell>
          <table:table-cell office:value-type="float" office:value="14.468">
            <text:p>14.468</text:p>
          </table:table-cell>
          <table:table-cell/>
          <table:table-cell table:formula="of:=MEDIAN(INDIRECT(ADDRESS(ROW();2)):INDIRECT(ADDRESS(ROW();COLUMN()-2)))" office:value-type="float" office:value="31.625">
            <text:p>31.625</text:p>
          </table:table-cell>
          <table:table-cell table:formula="of:=MIN(INDIRECT(ADDRESS(ROW();2)):INDIRECT(ADDRESS(ROW();COLUMN()-3)))" office:value-type="float" office:value="14.468">
            <text:p>14.468</text:p>
          </table:table-cell>
          <table:table-cell table:formula="of:=MAX(INDIRECT(ADDRESS(ROW();2)):INDIRECT(ADDRESS(ROW();COLUMN()-4)))" office:value-type="float" office:value="117.627">
            <text:p>117.627</text:p>
          </table:table-cell>
          <table:table-cell table:formula="of:=AVERAGE(INDIRECT(ADDRESS(ROW();2)):INDIRECT(ADDRESS(ROW();COLUMN()-5)))" office:value-type="float" office:value="45.9173571428571">
            <text:p>45.9173571429</text:p>
          </table:table-cell>
          <table:table-cell table:formula="of:=STDEV(INDIRECT(ADDRESS(ROW();2)):INDIRECT(ADDRESS(ROW();COLUMN()-6)))" office:value-type="float" office:value="28.2726408703841">
            <text:p>28.27264087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90725">
            <text:p>-47.90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6.793">
            <text:p>136.79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72857142857143">
            <text:p>3.7285714286</text:p>
          </table:table-cell>
          <table:table-cell table:formula="of:=STDEV(INDIRECT(ADDRESS(ROW();2)):INDIRECT(ADDRESS(ROW();COLUMN()-6)))" office:value-type="float" office:value="1.11918828513455">
            <text:p>1.119188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4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96.04">
            <text:p>96.0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400">
            <text:p>400</text:p>
          </table:table-cell>
          <table:table-cell office:value-type="float" office:value="51.84">
            <text:p>51.84</text:p>
          </table:table-cell>
          <table:table-cell table:number-columns-repeated="2" office:value-type="float" office:value="25">
            <text:p>25</text:p>
          </table:table-cell>
          <table:table-cell office:value-type="float" office:value="36.603">
            <text:p>36.603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10.24">
            <text:p>10.24</text:p>
          </table:table-cell>
          <table:table-cell office:value-type="float" office:value="25">
            <text:p>25</text:p>
          </table:table-cell>
          <table:table-cell office:value-type="float" office:value="1.563">
            <text:p>1.563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1.563">
            <text:p>1.563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56.9847142857143">
            <text:p>56.9847142857</text:p>
          </table:table-cell>
          <table:table-cell table:formula="of:=STDEV(INDIRECT(ADDRESS(ROW();2)):INDIRECT(ADDRESS(ROW();COLUMN()-6)))" office:value-type="float" office:value="101.144903710871">
            <text:p>101.14490371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0675">
            <text:p>-4.10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3.809">
            <text:p>63.809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525">
            <text:p>0.525</text:p>
          </table:table-cell>
          <table:table-cell office:value-type="float" office:value="0.8">
            <text:p>0.8</text:p>
          </table:table-cell>
          <table:table-cell office:value-type="float" office:value="0.328">
            <text:p>0.328</text:p>
          </table:table-cell>
          <table:table-cell office:value-type="float" office:value="2.8">
            <text:p>2.8</text:p>
          </table:table-cell>
          <table:table-cell office:value-type="float" office:value="0.652">
            <text:p>0.652</text:p>
          </table:table-cell>
          <table:table-cell office:value-type="float" office:value="0.8">
            <text:p>0.8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659">
            <text:p>1.659</text:p>
          </table:table-cell>
          <table:table-cell office:value-type="float" office:value="0.8">
            <text:p>0.8</text:p>
          </table:table-cell>
          <table:table-cell office:value-type="float" office:value="64.8">
            <text:p>64.8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328">
            <text:p>0.328</text:p>
          </table:table-cell>
          <table:table-cell table:formula="of:=MAX(INDIRECT(ADDRESS(ROW();2)):INDIRECT(ADDRESS(ROW();COLUMN()-4)))" office:value-type="float" office:value="64.8">
            <text:p>64.8</text:p>
          </table:table-cell>
          <table:table-cell table:formula="of:=AVERAGE(INDIRECT(ADDRESS(ROW();2)):INDIRECT(ADDRESS(ROW();COLUMN()-5)))" office:value-type="float" office:value="5.59978571428572">
            <text:p>5.5997857143</text:p>
          </table:table-cell>
          <table:table-cell table:formula="of:=STDEV(INDIRECT(ADDRESS(ROW();2)):INDIRECT(ADDRESS(ROW();COLUMN()-6)))" office:value-type="float" office:value="17.0516473428345">
            <text:p>17.05164734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9275">
            <text:p>-1.19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57">
            <text:p>3.45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82.975">
            <text:p>182.975</text:p>
          </table:table-cell>
          <table:table-cell office:value-type="float" office:value="31.25">
            <text:p>31.25</text:p>
          </table:table-cell>
          <table:table-cell office:value-type="float" office:value="88.501">
            <text:p>88.501</text:p>
          </table:table-cell>
          <table:table-cell office:value-type="float" office:value="142.857">
            <text:p>142.857</text:p>
          </table:table-cell>
          <table:table-cell office:value-type="float" office:value="79.557">
            <text:p>79.557</text:p>
          </table:table-cell>
          <table:table-cell office:value-type="float" office:value="31.25">
            <text:p>31.25</text:p>
          </table:table-cell>
          <table:table-cell office:value-type="float" office:value="12.8">
            <text:p>12.8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6.173">
            <text:p>6.173</text:p>
          </table:table-cell>
          <table:table-cell office:value-type="float" office:value="31.25">
            <text:p>31.25</text:p>
          </table:table-cell>
          <table:table-cell office:value-type="float" office:value="0.024">
            <text:p>0.02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024">
            <text:p>0.024</text:p>
          </table:table-cell>
          <table:table-cell table:formula="of:=MAX(INDIRECT(ADDRESS(ROW();2)):INDIRECT(ADDRESS(ROW();COLUMN()-4)))" office:value-type="float" office:value="182.975">
            <text:p>182.975</text:p>
          </table:table-cell>
          <table:table-cell table:formula="of:=AVERAGE(INDIRECT(ADDRESS(ROW();2)):INDIRECT(ADDRESS(ROW();COLUMN()-5)))" office:value-type="float" office:value="52.8898571428571">
            <text:p>52.8898571429</text:p>
          </table:table-cell>
          <table:table-cell table:formula="of:=STDEV(INDIRECT(ADDRESS(ROW();2)):INDIRECT(ADDRESS(ROW();COLUMN()-6)))" office:value-type="float" office:value="53.1462547502458">
            <text:p>53.14625475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364">
            <text:p>-105.36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3.4585">
            <text:p>203.458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82.975">
            <text:p>182.975</text:p>
          </table:table-cell>
          <table:table-cell office:value-type="float" office:value="31.25">
            <text:p>31.25</text:p>
          </table:table-cell>
          <table:table-cell office:value-type="float" office:value="88.501">
            <text:p>88.501</text:p>
          </table:table-cell>
          <table:table-cell office:value-type="float" office:value="142.857">
            <text:p>142.857</text:p>
          </table:table-cell>
          <table:table-cell office:value-type="float" office:value="79.557">
            <text:p>79.557</text:p>
          </table:table-cell>
          <table:table-cell office:value-type="float" office:value="31.25">
            <text:p>31.25</text:p>
          </table:table-cell>
          <table:table-cell office:value-type="float" office:value="25.6">
            <text:p>25.6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4.691">
            <text:p>24.691</text:p>
          </table:table-cell>
          <table:table-cell office:value-type="float" office:value="31.25">
            <text:p>31.25</text:p>
          </table:table-cell>
          <table:table-cell office:value-type="float" office:value="0.241">
            <text:p>0.241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241">
            <text:p>0.241</text:p>
          </table:table-cell>
          <table:table-cell table:formula="of:=MAX(INDIRECT(ADDRESS(ROW();2)):INDIRECT(ADDRESS(ROW();COLUMN()-4)))" office:value-type="float" office:value="182.975">
            <text:p>182.975</text:p>
          </table:table-cell>
          <table:table-cell table:formula="of:=AVERAGE(INDIRECT(ADDRESS(ROW();2)):INDIRECT(ADDRESS(ROW();COLUMN()-5)))" office:value-type="float" office:value="55.1423571428571">
            <text:p>55.1423571429</text:p>
          </table:table-cell>
          <table:table-cell table:formula="of:=STDEV(INDIRECT(ADDRESS(ROW();2)):INDIRECT(ADDRESS(ROW();COLUMN()-6)))" office:value-type="float" office:value="51.4221878938043">
            <text:p>51.4221878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268">
            <text:p>-105.26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3.3865">
            <text:p>203.386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82.975">
            <text:p>182.975</text:p>
          </table:table-cell>
          <table:table-cell office:value-type="float" office:value="31.25">
            <text:p>31.25</text:p>
          </table:table-cell>
          <table:table-cell office:value-type="float" office:value="88.501">
            <text:p>88.501</text:p>
          </table:table-cell>
          <table:table-cell office:value-type="float" office:value="142.857">
            <text:p>142.857</text:p>
          </table:table-cell>
          <table:table-cell office:value-type="float" office:value="79.557">
            <text:p>79.557</text:p>
          </table:table-cell>
          <table:table-cell office:value-type="float" office:value="31.25">
            <text:p>31.25</text:p>
          </table:table-cell>
          <table:table-cell office:value-type="float" office:value="25.6">
            <text:p>25.6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4.691">
            <text:p>24.691</text:p>
          </table:table-cell>
          <table:table-cell office:value-type="float" office:value="31.25">
            <text:p>31.25</text:p>
          </table:table-cell>
          <table:table-cell office:value-type="float" office:value="1.206">
            <text:p>1.206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1.206">
            <text:p>1.206</text:p>
          </table:table-cell>
          <table:table-cell table:formula="of:=MAX(INDIRECT(ADDRESS(ROW();2)):INDIRECT(ADDRESS(ROW();COLUMN()-4)))" office:value-type="float" office:value="182.975">
            <text:p>182.975</text:p>
          </table:table-cell>
          <table:table-cell table:formula="of:=AVERAGE(INDIRECT(ADDRESS(ROW();2)):INDIRECT(ADDRESS(ROW();COLUMN()-5)))" office:value-type="float" office:value="55.2112857142857">
            <text:p>55.2112857143</text:p>
          </table:table-cell>
          <table:table-cell table:formula="of:=STDEV(INDIRECT(ADDRESS(ROW();2)):INDIRECT(ADDRESS(ROW();COLUMN()-6)))" office:value-type="float" office:value="51.3435213431265">
            <text:p>51.34352134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268">
            <text:p>-105.26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3.3865">
            <text:p>203.386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82.975">
            <text:p>182.975</text:p>
          </table:table-cell>
          <table:table-cell office:value-type="float" office:value="31.25">
            <text:p>31.25</text:p>
          </table:table-cell>
          <table:table-cell office:value-type="float" office:value="88.501">
            <text:p>88.501</text:p>
          </table:table-cell>
          <table:table-cell office:value-type="float" office:value="142.857">
            <text:p>142.857</text:p>
          </table:table-cell>
          <table:table-cell office:value-type="float" office:value="79.557">
            <text:p>79.557</text:p>
          </table:table-cell>
          <table:table-cell office:value-type="float" office:value="31.25">
            <text:p>31.25</text:p>
          </table:table-cell>
          <table:table-cell office:value-type="float" office:value="25.6">
            <text:p>25.6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4.691">
            <text:p>24.691</text:p>
          </table:table-cell>
          <table:table-cell office:value-type="float" office:value="31.25">
            <text:p>31.25</text:p>
          </table:table-cell>
          <table:table-cell office:value-type="float" office:value="2.411">
            <text:p>2.411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2.411">
            <text:p>2.411</text:p>
          </table:table-cell>
          <table:table-cell table:formula="of:=MAX(INDIRECT(ADDRESS(ROW();2)):INDIRECT(ADDRESS(ROW();COLUMN()-4)))" office:value-type="float" office:value="182.975">
            <text:p>182.975</text:p>
          </table:table-cell>
          <table:table-cell table:formula="of:=AVERAGE(INDIRECT(ADDRESS(ROW();2)):INDIRECT(ADDRESS(ROW();COLUMN()-5)))" office:value-type="float" office:value="55.2973571428571">
            <text:p>55.2973571429</text:p>
          </table:table-cell>
          <table:table-cell table:formula="of:=STDEV(INDIRECT(ADDRESS(ROW();2)):INDIRECT(ADDRESS(ROW();COLUMN()-6)))" office:value-type="float" office:value="51.2469428440628">
            <text:p>51.24694284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268">
            <text:p>-105.26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3.3865">
            <text:p>203.386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7">
            <text:p>7</text:p>
          </table:table-cell>
          <table:table-cell table:formula="of:=AVERAGE(INDIRECT(ADDRESS(ROW();2)):INDIRECT(ADDRESS(ROW();COLUMN()-5)))" office:value-type="float" office:value="3.97857142857143">
            <text:p>3.9785714286</text:p>
          </table:table-cell>
          <table:table-cell table:formula="of:=STDEV(INDIRECT(ADDRESS(ROW();2)):INDIRECT(ADDRESS(ROW();COLUMN()-6)))" office:value-type="float" office:value="1.48540518762679">
            <text:p>1.48540518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25">
            <text:p>-2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3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MEDIAN(INDIRECT(ADDRESS(ROW();2)):INDIRECT(ADDRESS(ROW();COLUMN()-2)))" office:value-type="float" office:value="17">
            <text:p>17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4.6428571428571">
            <text:p>14.6428571429</text:p>
          </table:table-cell>
          <table:table-cell table:formula="of:=STDEV(INDIRECT(ADDRESS(ROW();2)):INDIRECT(ADDRESS(ROW();COLUMN()-6)))" office:value-type="float" office:value="4.53375617506556">
            <text:p>4.53375617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">
            <text:p>2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5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34.456">
            <text:p>134.456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office:value-type="float" office:value="62.208">
            <text:p>62.208</text:p>
          </table:table-cell>
          <table:table-cell table:number-columns-repeated="2" office:value-type="float" office:value="25">
            <text:p>25</text:p>
          </table:table-cell>
          <table:table-cell office:value-type="float" office:value="40.263">
            <text:p>40.263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8.192">
            <text:p>8.192</text:p>
          </table:table-cell>
          <table:table-cell office:value-type="float" office:value="25">
            <text:p>25</text:p>
          </table:table-cell>
          <table:table-cell office:value-type="float" office:value="0.781">
            <text:p>0.781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0.781">
            <text:p>0.781</text:p>
          </table:table-cell>
          <table:table-cell table:formula="of:=MAX(INDIRECT(ADDRESS(ROW();2)):INDIRECT(ADDRESS(ROW();COLUMN()-4)))" office:value-type="float" office:value="800">
            <text:p>800</text:p>
          </table:table-cell>
          <table:table-cell table:formula="of:=AVERAGE(INDIRECT(ADDRESS(ROW();2)):INDIRECT(ADDRESS(ROW();COLUMN()-5)))" office:value-type="float" office:value="89.1714285714286">
            <text:p>89.1714285714</text:p>
          </table:table-cell>
          <table:table-cell table:formula="of:=STDEV(INDIRECT(ADDRESS(ROW();2)):INDIRECT(ADDRESS(ROW();COLUMN()-6)))" office:value-type="float" office:value="207.080756778871">
            <text:p>207.08075677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3.09175">
            <text:p>-13.09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789">
            <text:p>75.789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72">
            <text:p>0.472</text:p>
          </table:table-cell>
          <table:table-cell office:value-type="float" office:value="0.8">
            <text:p>0.8</text:p>
          </table:table-cell>
          <table:table-cell office:value-type="float" office:value="0.262">
            <text:p>0.262</text:p>
          </table:table-cell>
          <table:table-cell office:value-type="float" office:value="3.3">
            <text:p>3.3</text:p>
          </table:table-cell>
          <table:table-cell office:value-type="float" office:value="0.619">
            <text:p>0.619</text:p>
          </table:table-cell>
          <table:table-cell office:value-type="float" office:value="0.8">
            <text:p>0.8</text:p>
          </table:table-cell>
          <table:table-cell office:value-type="float" office:value="2.441">
            <text:p>2.44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991">
            <text:p>1.991</text:p>
          </table:table-cell>
          <table:table-cell office:value-type="float" office:value="0.8">
            <text:p>0.8</text:p>
          </table:table-cell>
          <table:table-cell office:value-type="float" office:value="194.4">
            <text:p>194.4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262">
            <text:p>0.262</text:p>
          </table:table-cell>
          <table:table-cell table:formula="of:=MAX(INDIRECT(ADDRESS(ROW();2)):INDIRECT(ADDRESS(ROW();COLUMN()-4)))" office:value-type="float" office:value="194.4">
            <text:p>194.4</text:p>
          </table:table-cell>
          <table:table-cell table:formula="of:=AVERAGE(INDIRECT(ADDRESS(ROW();2)):INDIRECT(ADDRESS(ROW();COLUMN()-5)))" office:value-type="float" office:value="14.9403571428571">
            <text:p>14.9403571429</text:p>
          </table:table-cell>
          <table:table-cell table:formula="of:=STDEV(INDIRECT(ADDRESS(ROW();2)):INDIRECT(ADDRESS(ROW();COLUMN()-6)))" office:value-type="float" office:value="51.6589866701401">
            <text:p>51.65898667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975">
            <text:p>-1.93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453">
            <text:p>4.45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284.628">
            <text:p>284.628</text:p>
          </table:table-cell>
          <table:table-cell office:value-type="float" office:value="31.25">
            <text:p>31.25</text:p>
          </table:table-cell>
          <table:table-cell office:value-type="float" office:value="114.441">
            <text:p>114.441</text:p>
          </table:table-cell>
          <table:table-cell office:value-type="float" office:value="242.424">
            <text:p>242.424</text:p>
          </table:table-cell>
          <table:table-cell office:value-type="float" office:value="100.494">
            <text:p>100.494</text:p>
          </table:table-cell>
          <table:table-cell office:value-type="float" office:value="31.25">
            <text:p>31.25</text:p>
          </table:table-cell>
          <table:table-cell office:value-type="float" office:value="10.24">
            <text:p>10.24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4.115">
            <text:p>4.115</text:p>
          </table:table-cell>
          <table:table-cell office:value-type="float" office:value="31.25">
            <text:p>31.25</text:p>
          </table:table-cell>
          <table:table-cell office:value-type="float" office:value="0.004">
            <text:p>0.00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004">
            <text:p>0.004</text:p>
          </table:table-cell>
          <table:table-cell table:formula="of:=MAX(INDIRECT(ADDRESS(ROW();2)):INDIRECT(ADDRESS(ROW();COLUMN()-4)))" office:value-type="float" office:value="284.628">
            <text:p>284.628</text:p>
          </table:table-cell>
          <table:table-cell table:formula="of:=AVERAGE(INDIRECT(ADDRESS(ROW();2)):INDIRECT(ADDRESS(ROW();COLUMN()-5)))" office:value-type="float" office:value="70.6065714285714">
            <text:p>70.6065714286</text:p>
          </table:table-cell>
          <table:table-cell table:formula="of:=STDEV(INDIRECT(ADDRESS(ROW();2)):INDIRECT(ADDRESS(ROW();COLUMN()-6)))" office:value-type="float" office:value="88.3069311773206">
            <text:p>88.306931177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5.9035">
            <text:p>-155.9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0.8445">
            <text:p>270.844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284.628">
            <text:p>284.628</text:p>
          </table:table-cell>
          <table:table-cell office:value-type="float" office:value="31.25">
            <text:p>31.25</text:p>
          </table:table-cell>
          <table:table-cell office:value-type="float" office:value="114.441">
            <text:p>114.441</text:p>
          </table:table-cell>
          <table:table-cell office:value-type="float" office:value="242.424">
            <text:p>242.424</text:p>
          </table:table-cell>
          <table:table-cell office:value-type="float" office:value="100.494">
            <text:p>100.494</text:p>
          </table:table-cell>
          <table:table-cell office:value-type="float" office:value="31.25">
            <text:p>31.25</text:p>
          </table:table-cell>
          <table:table-cell office:value-type="float" office:value="20.48">
            <text:p>20.48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6.461">
            <text:p>16.461</text:p>
          </table:table-cell>
          <table:table-cell office:value-type="float" office:value="31.25">
            <text:p>31.25</text:p>
          </table:table-cell>
          <table:table-cell office:value-type="float" office:value="0.04">
            <text:p>0.0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04">
            <text:p>0.04</text:p>
          </table:table-cell>
          <table:table-cell table:formula="of:=MAX(INDIRECT(ADDRESS(ROW();2)):INDIRECT(ADDRESS(ROW();COLUMN()-4)))" office:value-type="float" office:value="284.628">
            <text:p>284.628</text:p>
          </table:table-cell>
          <table:table-cell table:formula="of:=AVERAGE(INDIRECT(ADDRESS(ROW();2)):INDIRECT(ADDRESS(ROW();COLUMN()-5)))" office:value-type="float" office:value="72.2224285714286">
            <text:p>72.2224285714</text:p>
          </table:table-cell>
          <table:table-cell table:formula="of:=STDEV(INDIRECT(ADDRESS(ROW();2)):INDIRECT(ADDRESS(ROW();COLUMN()-6)))" office:value-type="float" office:value="87.1395923718104">
            <text:p>87.13959237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5.9035">
            <text:p>-155.9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0.8445">
            <text:p>270.844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84.628">
            <text:p>284.628</text:p>
          </table:table-cell>
          <table:table-cell office:value-type="float" office:value="31.25">
            <text:p>31.25</text:p>
          </table:table-cell>
          <table:table-cell office:value-type="float" office:value="114.441">
            <text:p>114.441</text:p>
          </table:table-cell>
          <table:table-cell office:value-type="float" office:value="242.424">
            <text:p>242.424</text:p>
          </table:table-cell>
          <table:table-cell office:value-type="float" office:value="100.494">
            <text:p>100.494</text:p>
          </table:table-cell>
          <table:table-cell office:value-type="float" office:value="31.25">
            <text:p>31.25</text:p>
          </table:table-cell>
          <table:table-cell office:value-type="float" office:value="20.48">
            <text:p>20.48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6.461">
            <text:p>16.461</text:p>
          </table:table-cell>
          <table:table-cell office:value-type="float" office:value="31.25">
            <text:p>31.25</text:p>
          </table:table-cell>
          <table:table-cell office:value-type="float" office:value="0.221">
            <text:p>0.221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221">
            <text:p>0.221</text:p>
          </table:table-cell>
          <table:table-cell table:formula="of:=MAX(INDIRECT(ADDRESS(ROW();2)):INDIRECT(ADDRESS(ROW();COLUMN()-4)))" office:value-type="float" office:value="284.628">
            <text:p>284.628</text:p>
          </table:table-cell>
          <table:table-cell table:formula="of:=AVERAGE(INDIRECT(ADDRESS(ROW();2)):INDIRECT(ADDRESS(ROW();COLUMN()-5)))" office:value-type="float" office:value="72.2353571428572">
            <text:p>72.2353571429</text:p>
          </table:table-cell>
          <table:table-cell table:formula="of:=STDEV(INDIRECT(ADDRESS(ROW();2)):INDIRECT(ADDRESS(ROW();COLUMN()-6)))" office:value-type="float" office:value="87.1280718011464">
            <text:p>87.12807180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5.9035">
            <text:p>-155.9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0.8445">
            <text:p>270.844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284.628">
            <text:p>284.628</text:p>
          </table:table-cell>
          <table:table-cell office:value-type="float" office:value="31.25">
            <text:p>31.25</text:p>
          </table:table-cell>
          <table:table-cell office:value-type="float" office:value="114.441">
            <text:p>114.441</text:p>
          </table:table-cell>
          <table:table-cell office:value-type="float" office:value="242.424">
            <text:p>242.424</text:p>
          </table:table-cell>
          <table:table-cell office:value-type="float" office:value="100.494">
            <text:p>100.494</text:p>
          </table:table-cell>
          <table:table-cell office:value-type="float" office:value="31.25">
            <text:p>31.25</text:p>
          </table:table-cell>
          <table:table-cell office:value-type="float" office:value="20.48">
            <text:p>20.48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6.461">
            <text:p>16.461</text:p>
          </table:table-cell>
          <table:table-cell office:value-type="float" office:value="31.25">
            <text:p>31.25</text:p>
          </table:table-cell>
          <table:table-cell office:value-type="float" office:value="0.402">
            <text:p>0.402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402">
            <text:p>0.402</text:p>
          </table:table-cell>
          <table:table-cell table:formula="of:=MAX(INDIRECT(ADDRESS(ROW();2)):INDIRECT(ADDRESS(ROW();COLUMN()-4)))" office:value-type="float" office:value="284.628">
            <text:p>284.628</text:p>
          </table:table-cell>
          <table:table-cell table:formula="of:=AVERAGE(INDIRECT(ADDRESS(ROW();2)):INDIRECT(ADDRESS(ROW();COLUMN()-5)))" office:value-type="float" office:value="72.2482857142857">
            <text:p>72.2482857143</text:p>
          </table:table-cell>
          <table:table-cell table:formula="of:=STDEV(INDIRECT(ADDRESS(ROW();2)):INDIRECT(ADDRESS(ROW();COLUMN()-6)))" office:value-type="float" office:value="87.116576568349">
            <text:p>87.11657656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5.9035">
            <text:p>-155.9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0.8445">
            <text:p>270.844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  <table:table-cell office:value-type="float" office:value="4.25">
            <text:p>4.25</text:p>
          </table:table-cell>
          <table:table-cell office:value-type="float" office:value="8">
            <text:p>8</text:p>
          </table:table-cell>
          <table:table-cell office:value-type="float" office:value="4.25">
            <text:p>4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8">
            <text:p>8</text:p>
          </table:table-cell>
          <table:table-cell table:formula="of:=AVERAGE(INDIRECT(ADDRESS(ROW();2)):INDIRECT(ADDRESS(ROW();COLUMN()-5)))" office:value-type="float" office:value="4.22857142857143">
            <text:p>4.2285714286</text:p>
          </table:table-cell>
          <table:table-cell table:formula="of:=STDEV(INDIRECT(ADDRESS(ROW();2)):INDIRECT(ADDRESS(ROW();COLUMN()-6)))" office:value-type="float" office:value="1.85189240899829">
            <text:p>1.8518924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5625">
            <text:p>-3.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4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6.7857142857143">
            <text:p>16.7857142857</text:p>
          </table:table-cell>
          <table:table-cell table:formula="of:=STDEV(INDIRECT(ADDRESS(ROW();2)):INDIRECT(ADDRESS(ROW();COLUMN()-6)))" office:value-type="float" office:value="5.40908881034891">
            <text:p>5.40908881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">
            <text:p>3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Challenger Tower(1/1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table:number-columns-repeated="2" office:value-type="float" office:value="75">
            <text:p>75</text:p>
          </table:table-cell>
          <table:table-cell office:value-type="float" office:value="82.5">
            <text:p>82.5</text:p>
          </table:table-cell>
          <table:table-cell office:value-type="float" office:value="75">
            <text:p>75</text:p>
          </table:table-cell>
          <table:table-cell office:value-type="float" office:value="67.5">
            <text:p>67.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37.5">
            <text:p>37.5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37.5">
            <text:p>37.5</text:p>
          </table:table-cell>
          <table:table-cell table:formula="of:=MAX(INDIRECT(ADDRESS(ROW();2)):INDIRECT(ADDRESS(ROW();COLUMN()-4)))" office:value-type="float" office:value="150">
            <text:p>150</text:p>
          </table:table-cell>
          <table:table-cell table:formula="of:=AVERAGE(INDIRECT(ADDRESS(ROW();2)):INDIRECT(ADDRESS(ROW();COLUMN()-5)))" office:value-type="float" office:value="79.8928571428571">
            <text:p>79.8928571429</text:p>
          </table:table-cell>
          <table:table-cell table:formula="of:=STDEV(INDIRECT(ADDRESS(ROW();2)):INDIRECT(ADDRESS(ROW();COLUMN()-6)))" office:value-type="float" office:value="25.0531577707425">
            <text:p>25.05315777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7.375">
            <text:p>57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8.5">
            <text:p>98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675">
            <text:p>0.675</text:p>
          </table:table-cell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1.25">
            <text:p>1.25</text:p>
          </table:table-cell>
          <table:table-cell office:value-type="float" office:value="0.713">
            <text:p>0.713</text:p>
          </table:table-cell>
          <table:table-cell office:value-type="float" office:value="0.75">
            <text:p>0.75</text:p>
          </table:table-cell>
          <table:table-cell office:value-type="float" office:value="0.938">
            <text:p>0.938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25">
            <text:p>0.825</text:p>
          </table:table-cell>
          <table:table-cell office:value-type="float" office:value="0.75">
            <text:p>0.75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  <table:table-cell/>
          <table:table-cell table:formula="of:=MEDIAN(INDIRECT(ADDRESS(ROW();2)):INDIRECT(ADDRESS(ROW();COLUMN()-2)))" office:value-type="float" office:value="0.75">
            <text:p>0.75</text:p>
          </table:table-cell>
          <table:table-cell table:formula="of:=MIN(INDIRECT(ADDRESS(ROW();2)):INDIRECT(ADDRESS(ROW();COLUMN()-3)))" office:value-type="float" office:value="0.6">
            <text:p>0.6</text:p>
          </table:table-cell>
          <table:table-cell table:formula="of:=MAX(INDIRECT(ADDRESS(ROW();2)):INDIRECT(ADDRESS(ROW();COLUMN()-4)))" office:value-type="float" office:value="2.25">
            <text:p>2.25</text:p>
          </table:table-cell>
          <table:table-cell table:formula="of:=AVERAGE(INDIRECT(ADDRESS(ROW();2)):INDIRECT(ADDRESS(ROW();COLUMN()-5)))" office:value-type="float" office:value="0.903642857142857">
            <text:p>0.9036428571</text:p>
          </table:table-cell>
          <table:table-cell table:formula="of:=STDEV(INDIRECT(ADDRESS(ROW();2)):INDIRECT(ADDRESS(ROW();COLUMN()-6)))" office:value-type="float" office:value="0.417177071267356">
            <text:p>0.41717707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5625">
            <text:p>0.3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275">
            <text:p>1.27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26.667">
            <text:p>126.667</text:p>
          </table:table-cell>
          <table:table-cell office:value-type="float" office:value="120">
            <text:p>12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66.667">
            <text:p>66.667</text:p>
          </table:table-cell>
          <table:table-cell office:value-type="float" office:value="100">
            <text:p>100</text:p>
          </table:table-cell>
          <table:table-cell office:value-type="float" office:value="16.667">
            <text:p>16.667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6.667">
            <text:p>16.667</text:p>
          </table:table-cell>
          <table:table-cell table:formula="of:=MAX(INDIRECT(ADDRESS(ROW();2)):INDIRECT(ADDRESS(ROW();COLUMN()-4)))" office:value-type="float" office:value="155.556">
            <text:p>155.556</text:p>
          </table:table-cell>
          <table:table-cell table:formula="of:=AVERAGE(INDIRECT(ADDRESS(ROW();2)):INDIRECT(ADDRESS(ROW();COLUMN()-5)))" office:value-type="float" office:value="98.8350714285714">
            <text:p>98.8350714286</text:p>
          </table:table-cell>
          <table:table-cell table:formula="of:=STDEV(INDIRECT(ADDRESS(ROW();2)):INDIRECT(ADDRESS(ROW();COLUMN()-6)))" office:value-type="float" office:value="32.5306884257933">
            <text:p>32.53068842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04599999999999">
            <text:p>-7.04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0.9095">
            <text:p>210.909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26.667">
            <text:p>126.667</text:p>
          </table:table-cell>
          <table:table-cell office:value-type="float" office:value="120">
            <text:p>12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266.667">
            <text:p>266.667</text:p>
          </table:table-cell>
          <table:table-cell office:value-type="float" office:value="100">
            <text:p>100</text:p>
          </table:table-cell>
          <table:table-cell office:value-type="float" office:value="166.667">
            <text:p>166.667</text:p>
          </table:table-cell>
          <table:table-cell/>
          <table:table-cell table:formula="of:=MEDIAN(INDIRECT(ADDRESS(ROW();2)):INDIRECT(ADDRESS(ROW();COLUMN()-2)))" office:value-type="float" office:value="115">
            <text:p>115</text:p>
          </table:table-cell>
          <table:table-cell table:formula="of:=MIN(INDIRECT(ADDRESS(ROW();2)):INDIRECT(ADDRESS(ROW();COLUMN()-3)))" office:value-type="float" office:value="81.818">
            <text:p>81.818</text:p>
          </table:table-cell>
          <table:table-cell table:formula="of:=MAX(INDIRECT(ADDRESS(ROW();2)):INDIRECT(ADDRESS(ROW();COLUMN()-4)))" office:value-type="float" office:value="266.667">
            <text:p>266.667</text:p>
          </table:table-cell>
          <table:table-cell table:formula="of:=AVERAGE(INDIRECT(ADDRESS(ROW();2)):INDIRECT(ADDRESS(ROW();COLUMN()-5)))" office:value-type="float" office:value="129.549357142857">
            <text:p>129.5493571429</text:p>
          </table:table-cell>
          <table:table-cell table:formula="of:=STDEV(INDIRECT(ADDRESS(ROW();2)):INDIRECT(ADDRESS(ROW();COLUMN()-6)))" office:value-type="float" office:value="47.1648415969209">
            <text:p>47.16484159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5.00125">
            <text:p>-45.00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3.335">
            <text:p>293.33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26.667">
            <text:p>126.667</text:p>
          </table:table-cell>
          <table:table-cell office:value-type="float" office:value="120">
            <text:p>12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266.667">
            <text:p>266.667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/>
          <table:table-cell table:formula="of:=MEDIAN(INDIRECT(ADDRESS(ROW();2)):INDIRECT(ADDRESS(ROW();COLUMN()-2)))" office:value-type="float" office:value="115">
            <text:p>115</text:p>
          </table:table-cell>
          <table:table-cell table:formula="of:=MIN(INDIRECT(ADDRESS(ROW();2)):INDIRECT(ADDRESS(ROW();COLUMN()-3)))" office:value-type="float" office:value="81.818">
            <text:p>81.818</text:p>
          </table:table-cell>
          <table:table-cell table:formula="of:=MAX(INDIRECT(ADDRESS(ROW();2)):INDIRECT(ADDRESS(ROW();COLUMN()-4)))" office:value-type="float" office:value="500">
            <text:p>500</text:p>
          </table:table-cell>
          <table:table-cell table:formula="of:=AVERAGE(INDIRECT(ADDRESS(ROW();2)):INDIRECT(ADDRESS(ROW();COLUMN()-5)))" office:value-type="float" office:value="153.358857142857">
            <text:p>153.3588571429</text:p>
          </table:table-cell>
          <table:table-cell table:formula="of:=STDEV(INDIRECT(ADDRESS(ROW();2)):INDIRECT(ADDRESS(ROW();COLUMN()-6)))" office:value-type="float" office:value="109.838432742655">
            <text:p>109.83843274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5.00125">
            <text:p>-45.00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3.335">
            <text:p>293.33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26.667">
            <text:p>126.667</text:p>
          </table:table-cell>
          <table:table-cell office:value-type="float" office:value="120">
            <text:p>12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266.667">
            <text:p>266.667</text:p>
          </table:table-cell>
          <table:table-cell office:value-type="float" office:value="100">
            <text:p>100</text:p>
          </table:table-cell>
          <table:table-cell office:value-type="float" office:value="1666.667">
            <text:p>1666.667</text:p>
          </table:table-cell>
          <table:table-cell/>
          <table:table-cell table:formula="of:=MEDIAN(INDIRECT(ADDRESS(ROW();2)):INDIRECT(ADDRESS(ROW();COLUMN()-2)))" office:value-type="float" office:value="115">
            <text:p>115</text:p>
          </table:table-cell>
          <table:table-cell table:formula="of:=MIN(INDIRECT(ADDRESS(ROW();2)):INDIRECT(ADDRESS(ROW();COLUMN()-3)))" office:value-type="float" office:value="81.818">
            <text:p>81.818</text:p>
          </table:table-cell>
          <table:table-cell table:formula="of:=MAX(INDIRECT(ADDRESS(ROW();2)):INDIRECT(ADDRESS(ROW();COLUMN()-4)))" office:value-type="float" office:value="1666.667">
            <text:p>1666.667</text:p>
          </table:table-cell>
          <table:table-cell table:formula="of:=AVERAGE(INDIRECT(ADDRESS(ROW();2)):INDIRECT(ADDRESS(ROW();COLUMN()-5)))" office:value-type="float" office:value="236.692214285714">
            <text:p>236.6922142857</text:p>
          </table:table-cell>
          <table:table-cell table:formula="of:=STDEV(INDIRECT(ADDRESS(ROW();2)):INDIRECT(ADDRESS(ROW();COLUMN()-6)))" office:value-type="float" office:value="414.130918777213">
            <text:p>414.13091877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5.00125">
            <text:p>-45.00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3.335">
            <text:p>293.33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2.73214285714286">
            <text:p>2.7321428571</text:p>
          </table:table-cell>
          <table:table-cell table:formula="of:=STDEV(INDIRECT(ADDRESS(ROW();2)):INDIRECT(ADDRESS(ROW();COLUMN()-6)))" office:value-type="float" office:value="0.385609977756094">
            <text:p>0.38560997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1875">
            <text:p>1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5">
            <text:p>4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Explosiv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21.3571428571429">
            <text:p>21.3571428571</text:p>
          </table:table-cell>
          <table:table-cell table:formula="of:=STDEV(INDIRECT(ADDRESS(ROW();2)):INDIRECT(ADDRESS(ROW();COLUMN()-6)))" office:value-type="float" office:value="6.67494906759183">
            <text:p>6.67494906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4.75">
            <text:p>14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19285714285714">
            <text:p>1.1928571429</text:p>
          </table:table-cell>
          <table:table-cell table:formula="of:=STDEV(INDIRECT(ADDRESS(ROW();2)):INDIRECT(ADDRESS(ROW();COLUMN()-6)))" office:value-type="float" office:value="0.5473211484681">
            <text:p>0.54732114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3.333">
            <text:p>13.333</text:p>
          </table:table-cell>
          <table:table-cell office:value-type="float" office:value="20">
            <text:p>20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3.333">
            <text:p>3.333</text:p>
          </table:table-cell>
          <table:table-cell table:formula="of:=MAX(INDIRECT(ADDRESS(ROW();2)):INDIRECT(ADDRESS(ROW();COLUMN()-4)))" office:value-type="float" office:value="31.111">
            <text:p>31.111</text:p>
          </table:table-cell>
          <table:table-cell table:formula="of:=AVERAGE(INDIRECT(ADDRESS(ROW();2)):INDIRECT(ADDRESS(ROW();COLUMN()-5)))" office:value-type="float" office:value="20.0229285714286">
            <text:p>20.0229285714</text:p>
          </table:table-cell>
          <table:table-cell table:formula="of:=STDEV(INDIRECT(ADDRESS(ROW();2)):INDIRECT(ADDRESS(ROW();COLUMN()-6)))" office:value-type="float" office:value="6.73747152372216">
            <text:p>6.73747152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24975">
            <text:p>-4.2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97">
            <text:p>45.97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.333">
            <text:p>53.333</text:p>
          </table:table-cell>
          <table:table-cell table:formula="of:=AVERAGE(INDIRECT(ADDRESS(ROW();2)):INDIRECT(ADDRESS(ROW();COLUMN()-5)))" office:value-type="float" office:value="26.1657857142857">
            <text:p>26.1657857143</text:p>
          </table:table-cell>
          <table:table-cell table:formula="of:=STDEV(INDIRECT(ADDRESS(ROW();2)):INDIRECT(ADDRESS(ROW();COLUMN()-6)))" office:value-type="float" office:value="9.41564313893534">
            <text:p>9.41564313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83.333">
            <text:p>8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83.333">
            <text:p>83.333</text:p>
          </table:table-cell>
          <table:table-cell table:formula="of:=AVERAGE(INDIRECT(ADDRESS(ROW();2)):INDIRECT(ADDRESS(ROW();COLUMN()-5)))" office:value-type="float" office:value="29.7372142857143">
            <text:p>29.7372142857</text:p>
          </table:table-cell>
          <table:table-cell table:formula="of:=STDEV(INDIRECT(ADDRESS(ROW();2)):INDIRECT(ADDRESS(ROW();COLUMN()-6)))" office:value-type="float" office:value="17.9543360187345">
            <text:p>17.95433601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3.333">
            <text:p>3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33.333">
            <text:p>333.333</text:p>
          </table:table-cell>
          <table:table-cell table:formula="of:=AVERAGE(INDIRECT(ADDRESS(ROW();2)):INDIRECT(ADDRESS(ROW();COLUMN()-5)))" office:value-type="float" office:value="47.5943571428571">
            <text:p>47.5943571429</text:p>
          </table:table-cell>
          <table:table-cell table:formula="of:=STDEV(INDIRECT(ADDRESS(ROW();2)):INDIRECT(ADDRESS(ROW();COLUMN()-6)))" office:value-type="float" office:value="82.7527659343524">
            <text:p>82.75276593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Explosiv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.2">
            <text:p>39.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25">
            <text:p>25</text:p>
          </table:table-cell>
          <table:table-cell table:formula="of:=STDEV(INDIRECT(ADDRESS(ROW();2)):INDIRECT(ADDRESS(ROW();COLUMN()-6)))" office:value-type="float" office:value="17.5380026930531">
            <text:p>17.5380026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05">
            <text:p>9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1.67542857142857">
            <text:p>1.6754285714</text:p>
          </table:table-cell>
          <table:table-cell table:formula="of:=STDEV(INDIRECT(ADDRESS(ROW();2)):INDIRECT(ADDRESS(ROW();COLUMN()-6)))" office:value-type="float" office:value="2.13593476975757">
            <text:p>2.135934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5">
            <text:p>-0.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89">
            <text:p>8.889</text:p>
          </table:table-cell>
          <table:table-cell office:value-type="float" office:value="20">
            <text:p>20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2.6778571428571">
            <text:p>22.6778571429</text:p>
          </table:table-cell>
          <table:table-cell table:formula="of:=STDEV(INDIRECT(ADDRESS(ROW();2)):INDIRECT(ADDRESS(ROW();COLUMN()-6)))" office:value-type="float" office:value="12.5226553454568">
            <text:p>12.52265534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85775">
            <text:p>-20.85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114">
            <text:p>68.11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8540714285714">
            <text:p>25.8540714286</text:p>
          </table:table-cell>
          <table:table-cell table:formula="of:=STDEV(INDIRECT(ADDRESS(ROW();2)):INDIRECT(ADDRESS(ROW();COLUMN()-6)))" office:value-type="float" office:value="11.0517844258068">
            <text:p>11.05178442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77">
            <text:p>-21.2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036">
            <text:p>75.0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16.667">
            <text:p>16.667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6.6477142857143">
            <text:p>26.6477142857</text:p>
          </table:table-cell>
          <table:table-cell table:formula="of:=STDEV(INDIRECT(ADDRESS(ROW();2)):INDIRECT(ADDRESS(ROW();COLUMN()-6)))" office:value-type="float" office:value="9.8113655399359">
            <text:p>9.811365539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77">
            <text:p>-21.2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036">
            <text:p>75.03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5.556">
            <text:p>55.556</text:p>
          </table:table-cell>
          <table:table-cell table:formula="of:=AVERAGE(INDIRECT(ADDRESS(ROW();2)):INDIRECT(ADDRESS(ROW();COLUMN()-5)))" office:value-type="float" office:value="29.4255">
            <text:p>29.4255</text:p>
          </table:table-cell>
          <table:table-cell table:formula="of:=STDEV(INDIRECT(ADDRESS(ROW();2)):INDIRECT(ADDRESS(ROW();COLUMN()-6)))" office:value-type="float" office:value="12.023907708267">
            <text:p>12.02390770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8225">
            <text:p>-25.7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.043">
            <text:p>81.04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Explosiv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4.88">
            <text:p>54.8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float" office:value="34.56">
            <text:p>34.56</text:p>
          </table:table-cell>
          <table:table-cell table:number-columns-repeated="2" office:value-type="float" office:value="20">
            <text:p>20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32.1285714285714">
            <text:p>32.1285714286</text:p>
          </table:table-cell>
          <table:table-cell table:formula="of:=STDEV(INDIRECT(ADDRESS(ROW();2)):INDIRECT(ADDRESS(ROW();COLUMN()-6)))" office:value-type="float" office:value="38.6577771769632">
            <text:p>38.6577771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855">
            <text:p>2.8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86">
            <text:p>42.8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2.5">
            <text:p>2.5</text:p>
          </table:table-cell>
          <table:table-cell office:value-type="float" office:value="0.857">
            <text:p>0.857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728">
            <text:p>1.72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12">
            <text:p>0.51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3.02707142857143">
            <text:p>3.0270714286</text:p>
          </table:table-cell>
          <table:table-cell table:formula="of:=STDEV(INDIRECT(ADDRESS(ROW();2)):INDIRECT(ADDRESS(ROW();COLUMN()-6)))" office:value-type="float" office:value="6.91989310126732">
            <text:p>6.91989310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713">
            <text:p>-0.7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84">
            <text:p>3.2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.926">
            <text:p>5.926</text:p>
          </table:table-cell>
          <table:table-cell office:value-type="float" office:value="20">
            <text:p>20</text:p>
          </table:table-cell>
          <table:table-cell office:value-type="float" office:value="0.093">
            <text:p>0.09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093">
            <text:p>0.093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7.4110714285714">
            <text:p>27.4110714286</text:p>
          </table:table-cell>
          <table:table-cell table:formula="of:=STDEV(INDIRECT(ADDRESS(ROW();2)):INDIRECT(ADDRESS(ROW();COLUMN()-6)))" office:value-type="float" office:value="21.4893237015117">
            <text:p>21.48932370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56825">
            <text:p>-41.56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5.728">
            <text:p>95.728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9.4718571428571">
            <text:p>29.4718571429</text:p>
          </table:table-cell>
          <table:table-cell table:formula="of:=STDEV(INDIRECT(ADDRESS(ROW();2)):INDIRECT(ADDRESS(ROW();COLUMN()-6)))" office:value-type="float" office:value="20.0083402335401">
            <text:p>20.008340233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3.241">
            <text:p>3.241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3.241">
            <text:p>3.241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9.6372142857143">
            <text:p>29.6372142857</text:p>
          </table:table-cell>
          <table:table-cell table:formula="of:=STDEV(INDIRECT(ADDRESS(ROW();2)):INDIRECT(ADDRESS(ROW();COLUMN()-6)))" office:value-type="float" office:value="19.7623319442222">
            <text:p>19.76233194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30.0670714285714">
            <text:p>30.0670714286</text:p>
          </table:table-cell>
          <table:table-cell table:formula="of:=STDEV(INDIRECT(ADDRESS(ROW();2)):INDIRECT(ADDRESS(ROW();COLUMN()-6)))" office:value-type="float" office:value="19.2015054276172">
            <text:p>19.20150542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Fast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4.9">
            <text:p>4.9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4.2">
            <text:p>4.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.85">
            <text:p>3.85</text:p>
          </table:table-cell>
          <table:table-cell office:value-type="float" office:value="3.5">
            <text:p>3.5</text:p>
          </table:table-cell>
          <table:table-cell office:value-type="float" office:value="3.15">
            <text:p>3.15</text:p>
          </table:table-cell>
          <table:table-cell office:value-type="float" office:value="3.5">
            <text:p>3.5</text:p>
          </table:table-cell>
          <table:table-cell office:value-type="float" office:value="2.8">
            <text:p>2.8</text:p>
          </table:table-cell>
          <table:table-cell office:value-type="float" office:value="3.5">
            <text:p>3.5</text:p>
          </table:table-cell>
          <table:table-cell office:value-type="float" office:value="1.75">
            <text:p>1.7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1.75">
            <text:p>1.75</text:p>
          </table:table-cell>
          <table:table-cell table:formula="of:=MAX(INDIRECT(ADDRESS(ROW();2)):INDIRECT(ADDRESS(ROW();COLUMN()-4)))" office:value-type="float" office:value="7">
            <text:p>7</text:p>
          </table:table-cell>
          <table:table-cell table:formula="of:=AVERAGE(INDIRECT(ADDRESS(ROW();2)):INDIRECT(ADDRESS(ROW();COLUMN()-5)))" office:value-type="float" office:value="3.79642857142857">
            <text:p>3.7964285714</text:p>
          </table:table-cell>
          <table:table-cell table:formula="of:=STDEV(INDIRECT(ADDRESS(ROW();2)):INDIRECT(ADDRESS(ROW();COLUMN()-6)))" office:value-type="float" office:value="1.18540228253052">
            <text:p>1.18540228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625">
            <text:p>1.6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95">
            <text:p>5.9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095">
            <text:p>0.095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/>
          <table:table-cell table:formula="of:=MEDIAN(INDIRECT(ADDRESS(ROW();2)):INDIRECT(ADDRESS(ROW();COLUMN()-2)))" office:value-type="float" office:value="0.1">
            <text:p>0.1</text:p>
          </table:table-cell>
          <table:table-cell table:formula="of:=MIN(INDIRECT(ADDRESS(ROW();2)):INDIRECT(ADDRESS(ROW();COLUMN()-3)))" office:value-type="float" office:value="0.08">
            <text:p>0.08</text:p>
          </table:table-cell>
          <table:table-cell table:formula="of:=MAX(INDIRECT(ADDRESS(ROW();2)):INDIRECT(ADDRESS(ROW();COLUMN()-4)))" office:value-type="float" office:value="0.6">
            <text:p>0.6</text:p>
          </table:table-cell>
          <table:table-cell table:formula="of:=AVERAGE(INDIRECT(ADDRESS(ROW();2)):INDIRECT(ADDRESS(ROW();COLUMN()-5)))" office:value-type="float" office:value="0.151428571428571">
            <text:p>0.1514285714</text:p>
          </table:table-cell>
          <table:table-cell table:formula="of:=STDEV(INDIRECT(ADDRESS(ROW();2)):INDIRECT(ADDRESS(ROW();COLUMN()-6)))" office:value-type="float" office:value="0.139950933316873">
            <text:p>0.13995093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475">
            <text:p>0.0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17">
            <text:p>0.1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4.444">
            <text:p>54.444</text:p>
          </table:table-cell>
          <table:table-cell office:value-type="float" office:value="35">
            <text:p>35</text:p>
          </table:table-cell>
          <table:table-cell office:value-type="float" office:value="56.25">
            <text:p>56.25</text:p>
          </table:table-cell>
          <table:table-cell office:value-type="float" office:value="11.667">
            <text:p>11.667</text:p>
          </table:table-cell>
          <table:table-cell office:value-type="float" office:value="44.211">
            <text:p>44.211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23.333">
            <text:p>23.333</text:p>
          </table:table-cell>
          <table:table-cell office:value-type="float" office:value="35">
            <text:p>35</text:p>
          </table:table-cell>
          <table:table-cell office:value-type="float" office:value="5.833">
            <text:p>5.833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5.833">
            <text:p>5.833</text:p>
          </table:table-cell>
          <table:table-cell table:formula="of:=MAX(INDIRECT(ADDRESS(ROW();2)):INDIRECT(ADDRESS(ROW();COLUMN()-4)))" office:value-type="float" office:value="56.25">
            <text:p>56.25</text:p>
          </table:table-cell>
          <table:table-cell table:formula="of:=AVERAGE(INDIRECT(ADDRESS(ROW();2)):INDIRECT(ADDRESS(ROW();COLUMN()-5)))" office:value-type="float" office:value="33.2767142857143">
            <text:p>33.2767142857</text:p>
          </table:table-cell>
          <table:table-cell table:formula="of:=STDEV(INDIRECT(ADDRESS(ROW();2)):INDIRECT(ADDRESS(ROW();COLUMN()-6)))" office:value-type="float" office:value="13.8838875315601">
            <text:p>13.88388753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39000000000004">
            <text:p>-0.23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6.023">
            <text:p>66.023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4.444">
            <text:p>54.444</text:p>
          </table:table-cell>
          <table:table-cell office:value-type="float" office:value="35">
            <text:p>35</text:p>
          </table:table-cell>
          <table:table-cell office:value-type="float" office:value="56.25">
            <text:p>56.25</text:p>
          </table:table-cell>
          <table:table-cell office:value-type="float" office:value="11.667">
            <text:p>11.667</text:p>
          </table:table-cell>
          <table:table-cell office:value-type="float" office:value="44.211">
            <text:p>44.211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93.333">
            <text:p>93.333</text:p>
          </table:table-cell>
          <table:table-cell office:value-type="float" office:value="35">
            <text:p>35</text:p>
          </table:table-cell>
          <table:table-cell office:value-type="float" office:value="58.333">
            <text:p>58.333</text:p>
          </table:table-cell>
          <table:table-cell/>
          <table:table-cell table:formula="of:=MEDIAN(INDIRECT(ADDRESS(ROW();2)):INDIRECT(ADDRESS(ROW();COLUMN()-2)))" office:value-type="float" office:value="36.75">
            <text:p>36.75</text:p>
          </table:table-cell>
          <table:table-cell table:formula="of:=MIN(INDIRECT(ADDRESS(ROW();2)):INDIRECT(ADDRESS(ROW();COLUMN()-3)))" office:value-type="float" office:value="11.667">
            <text:p>11.667</text:p>
          </table:table-cell>
          <table:table-cell table:formula="of:=MAX(INDIRECT(ADDRESS(ROW();2)):INDIRECT(ADDRESS(ROW();COLUMN()-4)))" office:value-type="float" office:value="93.333">
            <text:p>93.333</text:p>
          </table:table-cell>
          <table:table-cell table:formula="of:=AVERAGE(INDIRECT(ADDRESS(ROW();2)):INDIRECT(ADDRESS(ROW();COLUMN()-5)))" office:value-type="float" office:value="44.0267142857143">
            <text:p>44.0267142857</text:p>
          </table:table-cell>
          <table:table-cell table:formula="of:=STDEV(INDIRECT(ADDRESS(ROW();2)):INDIRECT(ADDRESS(ROW();COLUMN()-6)))" office:value-type="float" office:value="19.133296247555">
            <text:p>19.13329624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833">
            <text:p>-26.83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7.444">
            <text:p>117.44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4.444">
            <text:p>54.444</text:p>
          </table:table-cell>
          <table:table-cell office:value-type="float" office:value="35">
            <text:p>35</text:p>
          </table:table-cell>
          <table:table-cell office:value-type="float" office:value="56.25">
            <text:p>56.25</text:p>
          </table:table-cell>
          <table:table-cell office:value-type="float" office:value="11.667">
            <text:p>11.667</text:p>
          </table:table-cell>
          <table:table-cell office:value-type="float" office:value="44.211">
            <text:p>44.211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93.333">
            <text:p>93.333</text:p>
          </table:table-cell>
          <table:table-cell office:value-type="float" office:value="35">
            <text:p>35</text:p>
          </table:table-cell>
          <table:table-cell office:value-type="float" office:value="145.833">
            <text:p>145.833</text:p>
          </table:table-cell>
          <table:table-cell/>
          <table:table-cell table:formula="of:=MEDIAN(INDIRECT(ADDRESS(ROW();2)):INDIRECT(ADDRESS(ROW();COLUMN()-2)))" office:value-type="float" office:value="36.75">
            <text:p>36.75</text:p>
          </table:table-cell>
          <table:table-cell table:formula="of:=MIN(INDIRECT(ADDRESS(ROW();2)):INDIRECT(ADDRESS(ROW();COLUMN()-3)))" office:value-type="float" office:value="11.667">
            <text:p>11.667</text:p>
          </table:table-cell>
          <table:table-cell table:formula="of:=MAX(INDIRECT(ADDRESS(ROW();2)):INDIRECT(ADDRESS(ROW();COLUMN()-4)))" office:value-type="float" office:value="145.833">
            <text:p>145.833</text:p>
          </table:table-cell>
          <table:table-cell table:formula="of:=AVERAGE(INDIRECT(ADDRESS(ROW();2)):INDIRECT(ADDRESS(ROW();COLUMN()-5)))" office:value-type="float" office:value="50.2767142857143">
            <text:p>50.2767142857</text:p>
          </table:table-cell>
          <table:table-cell table:formula="of:=STDEV(INDIRECT(ADDRESS(ROW();2)):INDIRECT(ADDRESS(ROW();COLUMN()-6)))" office:value-type="float" office:value="33.2497013622877">
            <text:p>33.249701362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833">
            <text:p>-26.83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7.444">
            <text:p>117.44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4.444">
            <text:p>54.444</text:p>
          </table:table-cell>
          <table:table-cell office:value-type="float" office:value="35">
            <text:p>35</text:p>
          </table:table-cell>
          <table:table-cell office:value-type="float" office:value="56.25">
            <text:p>56.25</text:p>
          </table:table-cell>
          <table:table-cell office:value-type="float" office:value="11.667">
            <text:p>11.667</text:p>
          </table:table-cell>
          <table:table-cell office:value-type="float" office:value="44.211">
            <text:p>44.211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93.333">
            <text:p>93.333</text:p>
          </table:table-cell>
          <table:table-cell office:value-type="float" office:value="35">
            <text:p>35</text:p>
          </table:table-cell>
          <table:table-cell office:value-type="float" office:value="583.333">
            <text:p>583.333</text:p>
          </table:table-cell>
          <table:table-cell/>
          <table:table-cell table:formula="of:=MEDIAN(INDIRECT(ADDRESS(ROW();2)):INDIRECT(ADDRESS(ROW();COLUMN()-2)))" office:value-type="float" office:value="36.75">
            <text:p>36.75</text:p>
          </table:table-cell>
          <table:table-cell table:formula="of:=MIN(INDIRECT(ADDRESS(ROW();2)):INDIRECT(ADDRESS(ROW();COLUMN()-3)))" office:value-type="float" office:value="11.667">
            <text:p>11.667</text:p>
          </table:table-cell>
          <table:table-cell table:formula="of:=MAX(INDIRECT(ADDRESS(ROW();2)):INDIRECT(ADDRESS(ROW();COLUMN()-4)))" office:value-type="float" office:value="583.333">
            <text:p>583.333</text:p>
          </table:table-cell>
          <table:table-cell table:formula="of:=AVERAGE(INDIRECT(ADDRESS(ROW();2)):INDIRECT(ADDRESS(ROW();COLUMN()-5)))" office:value-type="float" office:value="81.5267142857143">
            <text:p>81.5267142857</text:p>
          </table:table-cell>
          <table:table-cell table:formula="of:=STDEV(INDIRECT(ADDRESS(ROW();2)):INDIRECT(ADDRESS(ROW();COLUMN()-6)))" office:value-type="float" office:value="145.633412092158">
            <text:p>145.63341209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833">
            <text:p>-26.83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7.444">
            <text:p>117.444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Fast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6.86">
            <text:p>6.86</text:p>
          </table:table-cell>
          <table:table-cell office:value-type="float" office:value="3.5">
            <text:p>3.5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235">
            <text:p>4.235</text:p>
          </table:table-cell>
          <table:table-cell office:value-type="float" office:value="3.5">
            <text:p>3.5</text:p>
          </table:table-cell>
          <table:table-cell office:value-type="float" office:value="3.15">
            <text:p>3.15</text:p>
          </table:table-cell>
          <table:table-cell office:value-type="float" office:value="3.5">
            <text:p>3.5</text:p>
          </table:table-cell>
          <table:table-cell office:value-type="float" office:value="2.24">
            <text:p>2.24</text:p>
          </table:table-cell>
          <table:table-cell office:value-type="float" office:value="3.5">
            <text:p>3.5</text:p>
          </table:table-cell>
          <table:table-cell office:value-type="float" office:value="0.875">
            <text:p>0.87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0.875">
            <text:p>0.875</text:p>
          </table:table-cell>
          <table:table-cell table:formula="of:=MAX(INDIRECT(ADDRESS(ROW();2)):INDIRECT(ADDRESS(ROW();COLUMN()-4)))" office:value-type="float" office:value="14">
            <text:p>14</text:p>
          </table:table-cell>
          <table:table-cell table:formula="of:=AVERAGE(INDIRECT(ADDRESS(ROW();2)):INDIRECT(ADDRESS(ROW();COLUMN()-5)))" office:value-type="float" office:value="4.49285714285714">
            <text:p>4.4928571429</text:p>
          </table:table-cell>
          <table:table-cell table:formula="of:=STDEV(INDIRECT(ADDRESS(ROW();2)):INDIRECT(ADDRESS(ROW();COLUMN()-6)))" office:value-type="float" office:value="3.07910371217497">
            <text:p>3.07910371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1625">
            <text:p>-0.51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855">
            <text:p>8.85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081">
            <text:p>0.081</text:p>
          </table:table-cell>
          <table:table-cell office:value-type="float" office:value="0.1">
            <text:p>0.1</text:p>
          </table:table-cell>
          <table:table-cell office:value-type="float" office:value="0.064">
            <text:p>0.064</text:p>
          </table:table-cell>
          <table:table-cell office:value-type="float" office:value="1.1">
            <text:p>1.1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56">
            <text:p>0.15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44">
            <text:p>0.144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/>
          <table:table-cell table:formula="of:=MEDIAN(INDIRECT(ADDRESS(ROW();2)):INDIRECT(ADDRESS(ROW();COLUMN()-2)))" office:value-type="float" office:value="0.1">
            <text:p>0.1</text:p>
          </table:table-cell>
          <table:table-cell table:formula="of:=MIN(INDIRECT(ADDRESS(ROW();2)):INDIRECT(ADDRESS(ROW();COLUMN()-3)))" office:value-type="float" office:value="0.064">
            <text:p>0.064</text:p>
          </table:table-cell>
          <table:table-cell table:formula="of:=MAX(INDIRECT(ADDRESS(ROW();2)):INDIRECT(ADDRESS(ROW();COLUMN()-4)))" office:value-type="float" office:value="1.1">
            <text:p>1.1</text:p>
          </table:table-cell>
          <table:table-cell table:formula="of:=AVERAGE(INDIRECT(ADDRESS(ROW();2)):INDIRECT(ADDRESS(ROW();COLUMN()-5)))" office:value-type="float" office:value="0.231785714285714">
            <text:p>0.2317857143</text:p>
          </table:table-cell>
          <table:table-cell table:formula="of:=STDEV(INDIRECT(ADDRESS(ROW();2)):INDIRECT(ADDRESS(ROW();COLUMN()-6)))" office:value-type="float" office:value="0.328608295829415">
            <text:p>0.32860829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0650000000000001">
            <text:p>-0.0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242">
            <text:p>0.2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84.691">
            <text:p>84.691</text:p>
          </table:table-cell>
          <table:table-cell office:value-type="float" office:value="35">
            <text:p>35</text:p>
          </table:table-cell>
          <table:table-cell office:value-type="float" office:value="85.937">
            <text:p>85.937</text:p>
          </table:table-cell>
          <table:table-cell office:value-type="float" office:value="12.727">
            <text:p>12.727</text:p>
          </table:table-cell>
          <table:table-cell office:value-type="float" office:value="55.845">
            <text:p>55.845</text:p>
          </table:table-cell>
          <table:table-cell office:value-type="float" office:value="35">
            <text:p>35</text:p>
          </table:table-cell>
          <table:table-cell office:value-type="float" office:value="22.4">
            <text:p>22.4</text:p>
          </table:table-cell>
          <table:table-cell office:value-type="float" office:value="42.35">
            <text:p>42.3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15.556">
            <text:p>15.556</text:p>
          </table:table-cell>
          <table:table-cell office:value-type="float" office:value="35">
            <text:p>35</text:p>
          </table:table-cell>
          <table:table-cell office:value-type="float" office:value="0.972">
            <text:p>0.972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0.972">
            <text:p>0.972</text:p>
          </table:table-cell>
          <table:table-cell table:formula="of:=MAX(INDIRECT(ADDRESS(ROW();2)):INDIRECT(ADDRESS(ROW();COLUMN()-4)))" office:value-type="float" office:value="85.937">
            <text:p>85.937</text:p>
          </table:table-cell>
          <table:table-cell table:formula="of:=AVERAGE(INDIRECT(ADDRESS(ROW();2)):INDIRECT(ADDRESS(ROW();COLUMN()-5)))" office:value-type="float" office:value="37.4367142857143">
            <text:p>37.4367142857</text:p>
          </table:table-cell>
          <table:table-cell table:formula="of:=STDEV(INDIRECT(ADDRESS(ROW();2)):INDIRECT(ADDRESS(ROW();COLUMN()-6)))" office:value-type="float" office:value="24.3381701620143">
            <text:p>24.3381701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015">
            <text:p>-25.70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0.173">
            <text:p>90.173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84.691">
            <text:p>84.691</text:p>
          </table:table-cell>
          <table:table-cell office:value-type="float" office:value="35">
            <text:p>35</text:p>
          </table:table-cell>
          <table:table-cell office:value-type="float" office:value="85.937">
            <text:p>85.937</text:p>
          </table:table-cell>
          <table:table-cell office:value-type="float" office:value="12.727">
            <text:p>12.727</text:p>
          </table:table-cell>
          <table:table-cell office:value-type="float" office:value="55.845">
            <text:p>55.845</text:p>
          </table:table-cell>
          <table:table-cell office:value-type="float" office:value="35">
            <text:p>35</text:p>
          </table:table-cell>
          <table:table-cell office:value-type="float" office:value="44.8">
            <text:p>44.8</text:p>
          </table:table-cell>
          <table:table-cell office:value-type="float" office:value="42.35">
            <text:p>42.3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62.222">
            <text:p>62.222</text:p>
          </table:table-cell>
          <table:table-cell office:value-type="float" office:value="35">
            <text:p>35</text:p>
          </table:table-cell>
          <table:table-cell office:value-type="float" office:value="9.722">
            <text:p>9.722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9.722">
            <text:p>9.722</text:p>
          </table:table-cell>
          <table:table-cell table:formula="of:=MAX(INDIRECT(ADDRESS(ROW();2)):INDIRECT(ADDRESS(ROW();COLUMN()-4)))" office:value-type="float" office:value="85.937">
            <text:p>85.937</text:p>
          </table:table-cell>
          <table:table-cell table:formula="of:=AVERAGE(INDIRECT(ADDRESS(ROW();2)):INDIRECT(ADDRESS(ROW();COLUMN()-5)))" office:value-type="float" office:value="42.995">
            <text:p>42.995</text:p>
          </table:table-cell>
          <table:table-cell table:formula="of:=STDEV(INDIRECT(ADDRESS(ROW();2)):INDIRECT(ADDRESS(ROW();COLUMN()-6)))" office:value-type="float" office:value="22.6513222877742">
            <text:p>22.65132228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25125">
            <text:p>-19.25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7.335">
            <text:p>107.33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4.691">
            <text:p>84.691</text:p>
          </table:table-cell>
          <table:table-cell office:value-type="float" office:value="35">
            <text:p>35</text:p>
          </table:table-cell>
          <table:table-cell office:value-type="float" office:value="85.937">
            <text:p>85.937</text:p>
          </table:table-cell>
          <table:table-cell office:value-type="float" office:value="12.727">
            <text:p>12.727</text:p>
          </table:table-cell>
          <table:table-cell office:value-type="float" office:value="55.845">
            <text:p>55.845</text:p>
          </table:table-cell>
          <table:table-cell office:value-type="float" office:value="35">
            <text:p>35</text:p>
          </table:table-cell>
          <table:table-cell office:value-type="float" office:value="44.8">
            <text:p>44.8</text:p>
          </table:table-cell>
          <table:table-cell office:value-type="float" office:value="42.35">
            <text:p>42.3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62.222">
            <text:p>62.222</text:p>
          </table:table-cell>
          <table:table-cell office:value-type="float" office:value="35">
            <text:p>35</text:p>
          </table:table-cell>
          <table:table-cell office:value-type="float" office:value="29.167">
            <text:p>29.167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12.727">
            <text:p>12.727</text:p>
          </table:table-cell>
          <table:table-cell table:formula="of:=MAX(INDIRECT(ADDRESS(ROW();2)):INDIRECT(ADDRESS(ROW();COLUMN()-4)))" office:value-type="float" office:value="85.937">
            <text:p>85.937</text:p>
          </table:table-cell>
          <table:table-cell table:formula="of:=AVERAGE(INDIRECT(ADDRESS(ROW();2)):INDIRECT(ADDRESS(ROW();COLUMN()-5)))" office:value-type="float" office:value="44.3839285714286">
            <text:p>44.3839285714</text:p>
          </table:table-cell>
          <table:table-cell table:formula="of:=STDEV(INDIRECT(ADDRESS(ROW();2)):INDIRECT(ADDRESS(ROW();COLUMN()-6)))" office:value-type="float" office:value="20.9893463029527">
            <text:p>20.9893463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25125">
            <text:p>-19.25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7.335">
            <text:p>107.33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84.691">
            <text:p>84.691</text:p>
          </table:table-cell>
          <table:table-cell office:value-type="float" office:value="35">
            <text:p>35</text:p>
          </table:table-cell>
          <table:table-cell office:value-type="float" office:value="85.937">
            <text:p>85.937</text:p>
          </table:table-cell>
          <table:table-cell office:value-type="float" office:value="12.727">
            <text:p>12.727</text:p>
          </table:table-cell>
          <table:table-cell office:value-type="float" office:value="55.845">
            <text:p>55.845</text:p>
          </table:table-cell>
          <table:table-cell office:value-type="float" office:value="35">
            <text:p>35</text:p>
          </table:table-cell>
          <table:table-cell office:value-type="float" office:value="44.8">
            <text:p>44.8</text:p>
          </table:table-cell>
          <table:table-cell office:value-type="float" office:value="42.35">
            <text:p>42.3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62.222">
            <text:p>62.222</text:p>
          </table:table-cell>
          <table:table-cell office:value-type="float" office:value="35">
            <text:p>35</text:p>
          </table:table-cell>
          <table:table-cell office:value-type="float" office:value="97.222">
            <text:p>97.222</text:p>
          </table:table-cell>
          <table:table-cell/>
          <table:table-cell table:formula="of:=MEDIAN(INDIRECT(ADDRESS(ROW();2)):INDIRECT(ADDRESS(ROW();COLUMN()-2)))" office:value-type="float" office:value="38.675">
            <text:p>38.675</text:p>
          </table:table-cell>
          <table:table-cell table:formula="of:=MIN(INDIRECT(ADDRESS(ROW();2)):INDIRECT(ADDRESS(ROW();COLUMN()-3)))" office:value-type="float" office:value="12.727">
            <text:p>12.727</text:p>
          </table:table-cell>
          <table:table-cell table:formula="of:=MAX(INDIRECT(ADDRESS(ROW();2)):INDIRECT(ADDRESS(ROW();COLUMN()-4)))" office:value-type="float" office:value="97.222">
            <text:p>97.222</text:p>
          </table:table-cell>
          <table:table-cell table:formula="of:=AVERAGE(INDIRECT(ADDRESS(ROW();2)):INDIRECT(ADDRESS(ROW();COLUMN()-5)))" office:value-type="float" office:value="49.245">
            <text:p>49.245</text:p>
          </table:table-cell>
          <table:table-cell table:formula="of:=STDEV(INDIRECT(ADDRESS(ROW();2)):INDIRECT(ADDRESS(ROW();COLUMN()-6)))" office:value-type="float" office:value="24.7396772847555">
            <text:p>24.73967728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88325">
            <text:p>-41.88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7.511">
            <text:p>137.511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Fast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9.604">
            <text:p>9.604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  <table:table-cell office:value-type="float" office:value="28">
            <text:p>28</text:p>
          </table:table-cell>
          <table:table-cell office:value-type="float" office:value="6.048">
            <text:p>6.048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659">
            <text:p>4.659</text:p>
          </table:table-cell>
          <table:table-cell office:value-type="float" office:value="3.5">
            <text:p>3.5</text:p>
          </table:table-cell>
          <table:table-cell office:value-type="float" office:value="3.15">
            <text:p>3.15</text:p>
          </table:table-cell>
          <table:table-cell office:value-type="float" office:value="3.5">
            <text:p>3.5</text:p>
          </table:table-cell>
          <table:table-cell office:value-type="float" office:value="1.792">
            <text:p>1.792</text:p>
          </table:table-cell>
          <table:table-cell office:value-type="float" office:value="3.5">
            <text:p>3.5</text:p>
          </table:table-cell>
          <table:table-cell office:value-type="float" office:value="0.438">
            <text:p>0.438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0.438">
            <text:p>0.438</text:p>
          </table:table-cell>
          <table:table-cell table:formula="of:=MAX(INDIRECT(ADDRESS(ROW();2)):INDIRECT(ADDRESS(ROW();COLUMN()-4)))" office:value-type="float" office:value="28">
            <text:p>28</text:p>
          </table:table-cell>
          <table:table-cell table:formula="of:=AVERAGE(INDIRECT(ADDRESS(ROW();2)):INDIRECT(ADDRESS(ROW();COLUMN()-5)))" office:value-type="float" office:value="5.79935714285714">
            <text:p>5.7993571429</text:p>
          </table:table-cell>
          <table:table-cell table:formula="of:=STDEV(INDIRECT(ADDRESS(ROW();2)):INDIRECT(ADDRESS(ROW();COLUMN()-6)))" office:value-type="float" office:value="6.75244345070324">
            <text:p>6.75244345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0225">
            <text:p>-3.10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303">
            <text:p>12.30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073">
            <text:p>0.073</text:p>
          </table:table-cell>
          <table:table-cell office:value-type="float" office:value="0.1">
            <text:p>0.1</text:p>
          </table:table-cell>
          <table:table-cell office:value-type="float" office:value="0.051">
            <text:p>0.051</text:p>
          </table:table-cell>
          <table:table-cell office:value-type="float" office:value="1.6">
            <text:p>1.6</text:p>
          </table:table-cell>
          <table:table-cell office:value-type="float" office:value="0.086">
            <text:p>0.086</text:p>
          </table:table-cell>
          <table:table-cell office:value-type="float" office:value="0.1">
            <text:p>0.1</text:p>
          </table:table-cell>
          <table:table-cell office:value-type="float" office:value="0.195">
            <text:p>0.19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73">
            <text:p>0.173</text:p>
          </table:table-cell>
          <table:table-cell office:value-type="float" office:value="0.1">
            <text:p>0.1</text:p>
          </table:table-cell>
          <table:table-cell office:value-type="float" office:value="2.7">
            <text:p>2.7</text:p>
          </table:table-cell>
          <table:table-cell/>
          <table:table-cell table:formula="of:=MEDIAN(INDIRECT(ADDRESS(ROW();2)):INDIRECT(ADDRESS(ROW();COLUMN()-2)))" office:value-type="float" office:value="0.1">
            <text:p>0.1</text:p>
          </table:table-cell>
          <table:table-cell table:formula="of:=MIN(INDIRECT(ADDRESS(ROW();2)):INDIRECT(ADDRESS(ROW();COLUMN()-3)))" office:value-type="float" office:value="0.051">
            <text:p>0.051</text:p>
          </table:table-cell>
          <table:table-cell table:formula="of:=MAX(INDIRECT(ADDRESS(ROW();2)):INDIRECT(ADDRESS(ROW();COLUMN()-4)))" office:value-type="float" office:value="2.7">
            <text:p>2.7</text:p>
          </table:table-cell>
          <table:table-cell table:formula="of:=AVERAGE(INDIRECT(ADDRESS(ROW();2)):INDIRECT(ADDRESS(ROW();COLUMN()-5)))" office:value-type="float" office:value="0.399142857142857">
            <text:p>0.3991428571</text:p>
          </table:table-cell>
          <table:table-cell table:formula="of:=STDEV(INDIRECT(ADDRESS(ROW();2)):INDIRECT(ADDRESS(ROW();COLUMN()-6)))" office:value-type="float" office:value="0.773352825951127">
            <text:p>0.7733528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7175">
            <text:p>-0.07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329">
            <text:p>0.32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31.742">
            <text:p>131.742</text:p>
          </table:table-cell>
          <table:table-cell office:value-type="float" office:value="35">
            <text:p>35</text:p>
          </table:table-cell>
          <table:table-cell office:value-type="float" office:value="126.953">
            <text:p>126.953</text:p>
          </table:table-cell>
          <table:table-cell office:value-type="float" office:value="17.5">
            <text:p>17.5</text:p>
          </table:table-cell>
          <table:table-cell office:value-type="float" office:value="70.541">
            <text:p>70.541</text:p>
          </table:table-cell>
          <table:table-cell office:value-type="float" office:value="35">
            <text:p>35</text:p>
          </table:table-cell>
          <table:table-cell office:value-type="float" office:value="17.92">
            <text:p>17.92</text:p>
          </table:table-cell>
          <table:table-cell office:value-type="float" office:value="46.585">
            <text:p>46.58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10.37">
            <text:p>10.37</text:p>
          </table:table-cell>
          <table:table-cell office:value-type="float" office:value="35">
            <text:p>35</text:p>
          </table:table-cell>
          <table:table-cell office:value-type="float" office:value="0.162">
            <text:p>0.162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0.162">
            <text:p>0.162</text:p>
          </table:table-cell>
          <table:table-cell table:formula="of:=MAX(INDIRECT(ADDRESS(ROW();2)):INDIRECT(ADDRESS(ROW();COLUMN()-4)))" office:value-type="float" office:value="131.742">
            <text:p>131.742</text:p>
          </table:table-cell>
          <table:table-cell table:formula="of:=AVERAGE(INDIRECT(ADDRESS(ROW();2)):INDIRECT(ADDRESS(ROW();COLUMN()-5)))" office:value-type="float" office:value="44.6720714285714">
            <text:p>44.6720714286</text:p>
          </table:table-cell>
          <table:table-cell table:formula="of:=STDEV(INDIRECT(ADDRESS(ROW();2)):INDIRECT(ADDRESS(ROW();COLUMN()-6)))" office:value-type="float" office:value="39.5754957196501">
            <text:p>39.57549571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8.67025">
            <text:p>-48.67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.958">
            <text:p>112.958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31.742">
            <text:p>131.742</text:p>
          </table:table-cell>
          <table:table-cell office:value-type="float" office:value="35">
            <text:p>35</text:p>
          </table:table-cell>
          <table:table-cell office:value-type="float" office:value="126.953">
            <text:p>126.953</text:p>
          </table:table-cell>
          <table:table-cell office:value-type="float" office:value="17.5">
            <text:p>17.5</text:p>
          </table:table-cell>
          <table:table-cell office:value-type="float" office:value="70.541">
            <text:p>70.541</text:p>
          </table:table-cell>
          <table:table-cell office:value-type="float" office:value="35">
            <text:p>35</text:p>
          </table:table-cell>
          <table:table-cell office:value-type="float" office:value="35.84">
            <text:p>35.84</text:p>
          </table:table-cell>
          <table:table-cell office:value-type="float" office:value="46.585">
            <text:p>46.58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41.481">
            <text:p>41.481</text:p>
          </table:table-cell>
          <table:table-cell office:value-type="float" office:value="35">
            <text:p>35</text:p>
          </table:table-cell>
          <table:table-cell office:value-type="float" office:value="1.62">
            <text:p>1.62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1.62">
            <text:p>1.62</text:p>
          </table:table-cell>
          <table:table-cell table:formula="of:=MAX(INDIRECT(ADDRESS(ROW();2)):INDIRECT(ADDRESS(ROW();COLUMN()-4)))" office:value-type="float" office:value="131.742">
            <text:p>131.742</text:p>
          </table:table-cell>
          <table:table-cell table:formula="of:=AVERAGE(INDIRECT(ADDRESS(ROW();2)):INDIRECT(ADDRESS(ROW();COLUMN()-5)))" office:value-type="float" office:value="48.2784285714286">
            <text:p>48.2784285714</text:p>
          </table:table-cell>
          <table:table-cell table:formula="of:=STDEV(INDIRECT(ADDRESS(ROW();2)):INDIRECT(ADDRESS(ROW();COLUMN()-6)))" office:value-type="float" office:value="37.4648493939304">
            <text:p>37.46484939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07300000000001">
            <text:p>4.0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236">
            <text:p>76.2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31.742">
            <text:p>131.742</text:p>
          </table:table-cell>
          <table:table-cell office:value-type="float" office:value="35">
            <text:p>35</text:p>
          </table:table-cell>
          <table:table-cell office:value-type="float" office:value="126.953">
            <text:p>126.953</text:p>
          </table:table-cell>
          <table:table-cell office:value-type="float" office:value="17.5">
            <text:p>17.5</text:p>
          </table:table-cell>
          <table:table-cell office:value-type="float" office:value="70.541">
            <text:p>70.541</text:p>
          </table:table-cell>
          <table:table-cell office:value-type="float" office:value="35">
            <text:p>35</text:p>
          </table:table-cell>
          <table:table-cell office:value-type="float" office:value="35.84">
            <text:p>35.84</text:p>
          </table:table-cell>
          <table:table-cell office:value-type="float" office:value="46.585">
            <text:p>46.58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41.481">
            <text:p>41.481</text:p>
          </table:table-cell>
          <table:table-cell office:value-type="float" office:value="35">
            <text:p>35</text:p>
          </table:table-cell>
          <table:table-cell office:value-type="float" office:value="5.671">
            <text:p>5.671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5.671">
            <text:p>5.671</text:p>
          </table:table-cell>
          <table:table-cell table:formula="of:=MAX(INDIRECT(ADDRESS(ROW();2)):INDIRECT(ADDRESS(ROW();COLUMN()-4)))" office:value-type="float" office:value="131.742">
            <text:p>131.742</text:p>
          </table:table-cell>
          <table:table-cell table:formula="of:=AVERAGE(INDIRECT(ADDRESS(ROW();2)):INDIRECT(ADDRESS(ROW();COLUMN()-5)))" office:value-type="float" office:value="48.5677857142857">
            <text:p>48.5677857143</text:p>
          </table:table-cell>
          <table:table-cell table:formula="of:=STDEV(INDIRECT(ADDRESS(ROW();2)):INDIRECT(ADDRESS(ROW();COLUMN()-6)))" office:value-type="float" office:value="37.0905400010021">
            <text:p>37.0905400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07300000000001">
            <text:p>4.0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236">
            <text:p>76.23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31.742">
            <text:p>131.742</text:p>
          </table:table-cell>
          <table:table-cell office:value-type="float" office:value="35">
            <text:p>35</text:p>
          </table:table-cell>
          <table:table-cell office:value-type="float" office:value="126.953">
            <text:p>126.953</text:p>
          </table:table-cell>
          <table:table-cell office:value-type="float" office:value="17.5">
            <text:p>17.5</text:p>
          </table:table-cell>
          <table:table-cell office:value-type="float" office:value="70.541">
            <text:p>70.541</text:p>
          </table:table-cell>
          <table:table-cell office:value-type="float" office:value="35">
            <text:p>35</text:p>
          </table:table-cell>
          <table:table-cell office:value-type="float" office:value="35.84">
            <text:p>35.84</text:p>
          </table:table-cell>
          <table:table-cell office:value-type="float" office:value="46.585">
            <text:p>46.58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41.481">
            <text:p>41.481</text:p>
          </table:table-cell>
          <table:table-cell office:value-type="float" office:value="35">
            <text:p>35</text:p>
          </table:table-cell>
          <table:table-cell office:value-type="float" office:value="16.204">
            <text:p>16.204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16.204">
            <text:p>16.204</text:p>
          </table:table-cell>
          <table:table-cell table:formula="of:=MAX(INDIRECT(ADDRESS(ROW();2)):INDIRECT(ADDRESS(ROW();COLUMN()-4)))" office:value-type="float" office:value="131.742">
            <text:p>131.742</text:p>
          </table:table-cell>
          <table:table-cell table:formula="of:=AVERAGE(INDIRECT(ADDRESS(ROW();2)):INDIRECT(ADDRESS(ROW();COLUMN()-5)))" office:value-type="float" office:value="49.3201428571429">
            <text:p>49.3201428571</text:p>
          </table:table-cell>
          <table:table-cell table:formula="of:=STDEV(INDIRECT(ADDRESS(ROW();2)):INDIRECT(ADDRESS(ROW();COLUMN()-6)))" office:value-type="float" office:value="36.2507950806327">
            <text:p>36.25079508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07300000000001">
            <text:p>4.0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236">
            <text:p>76.236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Heavy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50">
            <text:p>50</text:p>
          </table:table-cell>
          <table:table-cell table:formula="of:=MAX(INDIRECT(ADDRESS(ROW();2)):INDIRECT(ADDRESS(ROW();COLUMN()-4)))" office:value-type="float" office:value="200">
            <text:p>200</text:p>
          </table:table-cell>
          <table:table-cell table:formula="of:=AVERAGE(INDIRECT(ADDRESS(ROW();2)):INDIRECT(ADDRESS(ROW();COLUMN()-5)))" office:value-type="float" office:value="106.5">
            <text:p>106.5</text:p>
          </table:table-cell>
          <table:table-cell table:formula="of:=STDEV(INDIRECT(ADDRESS(ROW();2)):INDIRECT(ADDRESS(ROW();COLUMN()-6)))" office:value-type="float" office:value="33.4083131064019">
            <text:p>33.40831310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6.75">
            <text:p>76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3.5">
            <text:p>3.5</text:p>
          </table:table-cell>
          <table:table-cell office:value-type="float" office:value="2.85">
            <text:p>2.8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3.50714285714286">
            <text:p>3.5071428571</text:p>
          </table:table-cell>
          <table:table-cell table:formula="of:=STDEV(INDIRECT(ADDRESS(ROW();2)):INDIRECT(ADDRESS(ROW();COLUMN()-6)))" office:value-type="float" office:value="1.62040559296563">
            <text:p>1.6204055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5">
            <text:p>1.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">
            <text:p>4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26.667">
            <text:p>26.667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22.222">
            <text:p>22.222</text:p>
          </table:table-cell>
          <table:table-cell office:value-type="float" office:value="33.333">
            <text:p>33.333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57.143">
            <text:p>57.143</text:p>
          </table:table-cell>
          <table:table-cell table:formula="of:=AVERAGE(INDIRECT(ADDRESS(ROW();2)):INDIRECT(ADDRESS(ROW();COLUMN()-5)))" office:value-type="float" office:value="34.1595">
            <text:p>34.1595</text:p>
          </table:table-cell>
          <table:table-cell table:formula="of:=STDEV(INDIRECT(ADDRESS(ROW();2)):INDIRECT(ADDRESS(ROW();COLUMN()-6)))" office:value-type="float" office:value="12.5302933709287">
            <text:p>12.53029337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03499999999999">
            <text:p>-7.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552">
            <text:p>76.552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88.889">
            <text:p>88.889</text:p>
          </table:table-cell>
          <table:table-cell table:formula="of:=AVERAGE(INDIRECT(ADDRESS(ROW();2)):INDIRECT(ADDRESS(ROW();COLUMN()-5)))" office:value-type="float" office:value="44.3975714285714">
            <text:p>44.3975714286</text:p>
          </table:table-cell>
          <table:table-cell table:formula="of:=STDEV(INDIRECT(ADDRESS(ROW();2)):INDIRECT(ADDRESS(ROW();COLUMN()-6)))" office:value-type="float" office:value="16.1187983743506">
            <text:p>16.11879837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138.889">
            <text:p>138.889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138.889">
            <text:p>138.889</text:p>
          </table:table-cell>
          <table:table-cell table:formula="of:=AVERAGE(INDIRECT(ADDRESS(ROW();2)):INDIRECT(ADDRESS(ROW();COLUMN()-5)))" office:value-type="float" office:value="50.3499285714286">
            <text:p>50.3499285714</text:p>
          </table:table-cell>
          <table:table-cell table:formula="of:=STDEV(INDIRECT(ADDRESS(ROW();2)):INDIRECT(ADDRESS(ROW();COLUMN()-6)))" office:value-type="float" office:value="29.9816551102228">
            <text:p>29.98165511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555.556">
            <text:p>555.556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555.556">
            <text:p>555.556</text:p>
          </table:table-cell>
          <table:table-cell table:formula="of:=AVERAGE(INDIRECT(ADDRESS(ROW();2)):INDIRECT(ADDRESS(ROW();COLUMN()-5)))" office:value-type="float" office:value="80.1118571428571">
            <text:p>80.1118571429</text:p>
          </table:table-cell>
          <table:table-cell table:formula="of:=STDEV(INDIRECT(ADDRESS(ROW();2)):INDIRECT(ADDRESS(ROW();COLUMN()-6)))" office:value-type="float" office:value="137.750859080866">
            <text:p>137.75085908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Heavy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96">
            <text:p>19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400">
            <text:p>4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5">
            <text:p>25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124.428571428571">
            <text:p>124.4285714286</text:p>
          </table:table-cell>
          <table:table-cell table:formula="of:=STDEV(INDIRECT(ADDRESS(ROW();2)):INDIRECT(ADDRESS(ROW();COLUMN()-6)))" office:value-type="float" office:value="87.8212470224115">
            <text:p>87.8212470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1.25">
            <text:p>51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43">
            <text:p>2.43</text:p>
          </table:table-cell>
          <table:table-cell office:value-type="float" office:value="3">
            <text:p>3</text:p>
          </table:table-cell>
          <table:table-cell office:value-type="float" office:value="1.92">
            <text:p>1.92</text:p>
          </table:table-cell>
          <table:table-cell office:value-type="float" office:value="4">
            <text:p>4</text:p>
          </table:table-cell>
          <table:table-cell office:value-type="float" office:value="2.708">
            <text:p>2.708</text:p>
          </table:table-cell>
          <table:table-cell office:value-type="float" office:value="3">
            <text:p>3</text:p>
          </table:table-cell>
          <table:table-cell office:value-type="float" office:value="4.688">
            <text:p>4.688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4.32">
            <text:p>4.3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92">
            <text:p>1.9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4.88328571428572">
            <text:p>4.8832857143</text:p>
          </table:table-cell>
          <table:table-cell table:formula="of:=STDEV(INDIRECT(ADDRESS(ROW();2)):INDIRECT(ADDRESS(ROW();COLUMN()-6)))" office:value-type="float" office:value="6.40674882662592">
            <text:p>6.40674882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525">
            <text:p>0.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3">
            <text:p>6.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21.333">
            <text:p>21.333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4.815">
            <text:p>14.815</text:p>
          </table:table-cell>
          <table:table-cell office:value-type="float" office:value="33.333">
            <text:p>33.333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9.8795714285714">
            <text:p>39.8795714286</text:p>
          </table:table-cell>
          <table:table-cell table:formula="of:=STDEV(INDIRECT(ADDRESS(ROW();2)):INDIRECT(ADDRESS(ROW();COLUMN()-6)))" office:value-type="float" office:value="25.5596686439166">
            <text:p>25.5596686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4.629">
            <text:p>-34.62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3.344">
            <text:p>113.34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36.833">
            <text:p>36.833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45.1732142857143">
            <text:p>45.1732142857</text:p>
          </table:table-cell>
          <table:table-cell table:formula="of:=STDEV(INDIRECT(ADDRESS(ROW();2)):INDIRECT(ADDRESS(ROW();COLUMN()-6)))" office:value-type="float" office:value="23.0916269446427">
            <text:p>23.09162694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18025">
            <text:p>-26.1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.684">
            <text:p>112.68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27.778">
            <text:p>27.778</text:p>
          </table:table-cell>
          <table:table-cell/>
          <table:table-cell table:formula="of:=MEDIAN(INDIRECT(ADDRESS(ROW();2)):INDIRECT(ADDRESS(ROW();COLUMN()-2)))" office:value-type="float" office:value="36.833">
            <text:p>36.833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46.496">
            <text:p>46.496</text:p>
          </table:table-cell>
          <table:table-cell table:formula="of:=STDEV(INDIRECT(ADDRESS(ROW();2)):INDIRECT(ADDRESS(ROW();COLUMN()-6)))" office:value-type="float" office:value="21.3400455590315">
            <text:p>21.3400455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18025">
            <text:p>-26.1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.684">
            <text:p>112.68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92.593">
            <text:p>92.593</text:p>
          </table:table-cell>
          <table:table-cell/>
          <table:table-cell table:formula="of:=MEDIAN(INDIRECT(ADDRESS(ROW();2)):INDIRECT(ADDRESS(ROW();COLUMN()-2)))" office:value-type="float" office:value="41.5">
            <text:p>41.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51.1256428571429">
            <text:p>51.1256428571</text:p>
          </table:table-cell>
          <table:table-cell table:formula="of:=STDEV(INDIRECT(ADDRESS(ROW();2)):INDIRECT(ADDRESS(ROW();COLUMN()-6)))" office:value-type="float" office:value="23.8499599438694">
            <text:p>23.8499599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89025">
            <text:p>-39.89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0.964">
            <text:p>130.964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Heavy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74.4">
            <text:p>274.4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800">
            <text:p>800</text:p>
          </table:table-cell>
          <table:table-cell office:value-type="float" office:value="172.8">
            <text:p>172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3.1">
            <text:p>133.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1.2">
            <text:p>51.2</text:p>
          </table:table-cell>
          <table:table-cell office:value-type="float" office:value="100">
            <text:p>100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800">
            <text:p>800</text:p>
          </table:table-cell>
          <table:table-cell table:formula="of:=AVERAGE(INDIRECT(ADDRESS(ROW();2)):INDIRECT(ADDRESS(ROW();COLUMN()-5)))" office:value-type="float" office:value="159.785714285714">
            <text:p>159.7857142857</text:p>
          </table:table-cell>
          <table:table-cell table:formula="of:=STDEV(INDIRECT(ADDRESS(ROW();2)):INDIRECT(ADDRESS(ROW();COLUMN()-6)))" office:value-type="float" office:value="193.533312008922">
            <text:p>193.53331200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.275">
            <text:p>23.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2.3">
            <text:p>202.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187">
            <text:p>2.187</text:p>
          </table:table-cell>
          <table:table-cell office:value-type="float" office:value="3">
            <text:p>3</text:p>
          </table:table-cell>
          <table:table-cell office:value-type="float" office:value="1.536">
            <text:p>1.536</text:p>
          </table:table-cell>
          <table:table-cell office:value-type="float" office:value="4.5">
            <text:p>4.5</text:p>
          </table:table-cell>
          <table:table-cell office:value-type="float" office:value="2.572">
            <text:p>2.572</text:p>
          </table:table-cell>
          <table:table-cell office:value-type="float" office:value="3">
            <text:p>3</text:p>
          </table:table-cell>
          <table:table-cell office:value-type="float" office:value="5.859">
            <text:p>5.859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5.184">
            <text:p>5.184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536">
            <text:p>1.536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8.867">
            <text:p>8.867</text:p>
          </table:table-cell>
          <table:table-cell table:formula="of:=STDEV(INDIRECT(ADDRESS(ROW();2)):INDIRECT(ADDRESS(ROW();COLUMN()-6)))" office:value-type="float" office:value="20.7926901726396">
            <text:p>20.79269017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00000000000001">
            <text:p>-0.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8">
            <text:p>7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17.067">
            <text:p>17.067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9.877">
            <text:p>9.877</text:p>
          </table:table-cell>
          <table:table-cell office:value-type="float" office:value="33.333">
            <text:p>33.333</text:p>
          </table:table-cell>
          <table:table-cell office:value-type="float" office:value="0.154">
            <text:p>0.154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154">
            <text:p>0.154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0.2063571428571">
            <text:p>50.2063571429</text:p>
          </table:table-cell>
          <table:table-cell table:formula="of:=STDEV(INDIRECT(ADDRESS(ROW();2)):INDIRECT(ADDRESS(ROW();COLUMN()-6)))" office:value-type="float" office:value="47.8174464855778">
            <text:p>47.81744648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9.0015">
            <text:p>-69.00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9.174">
            <text:p>159.17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1.543">
            <text:p>1.543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1.543">
            <text:p>1.543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3.6409285714286">
            <text:p>53.6409285714</text:p>
          </table:table-cell>
          <table:table-cell table:formula="of:=STDEV(INDIRECT(ADDRESS(ROW();2)):INDIRECT(ADDRESS(ROW();COLUMN()-6)))" office:value-type="float" office:value="45.6327470159892">
            <text:p>45.6327470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5.401">
            <text:p>5.401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5.401">
            <text:p>5.401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3.9165">
            <text:p>53.9165</text:p>
          </table:table-cell>
          <table:table-cell table:formula="of:=STDEV(INDIRECT(ADDRESS(ROW();2)):INDIRECT(ADDRESS(ROW();COLUMN()-6)))" office:value-type="float" office:value="45.3043996806389">
            <text:p>45.30439968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15.432">
            <text:p>15.432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15.432">
            <text:p>15.432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4.633">
            <text:p>54.633</text:p>
          </table:table-cell>
          <table:table-cell table:formula="of:=STDEV(INDIRECT(ADDRESS(ROW();2)):INDIRECT(ADDRESS(ROW();COLUMN()-6)))" office:value-type="float" office:value="44.5511529540871">
            <text:p>44.55115295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Improvised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21.3571428571429">
            <text:p>21.3571428571</text:p>
          </table:table-cell>
          <table:table-cell table:formula="of:=STDEV(INDIRECT(ADDRESS(ROW();2)):INDIRECT(ADDRESS(ROW();COLUMN()-6)))" office:value-type="float" office:value="6.67494906759183">
            <text:p>6.67494906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4.75">
            <text:p>14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19285714285714">
            <text:p>1.1928571429</text:p>
          </table:table-cell>
          <table:table-cell table:formula="of:=STDEV(INDIRECT(ADDRESS(ROW();2)):INDIRECT(ADDRESS(ROW();COLUMN()-6)))" office:value-type="float" office:value="0.5473211484681">
            <text:p>0.54732114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3.333">
            <text:p>13.333</text:p>
          </table:table-cell>
          <table:table-cell office:value-type="float" office:value="20">
            <text:p>20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3.333">
            <text:p>3.333</text:p>
          </table:table-cell>
          <table:table-cell table:formula="of:=MAX(INDIRECT(ADDRESS(ROW();2)):INDIRECT(ADDRESS(ROW();COLUMN()-4)))" office:value-type="float" office:value="31.111">
            <text:p>31.111</text:p>
          </table:table-cell>
          <table:table-cell table:formula="of:=AVERAGE(INDIRECT(ADDRESS(ROW();2)):INDIRECT(ADDRESS(ROW();COLUMN()-5)))" office:value-type="float" office:value="20.0229285714286">
            <text:p>20.0229285714</text:p>
          </table:table-cell>
          <table:table-cell table:formula="of:=STDEV(INDIRECT(ADDRESS(ROW();2)):INDIRECT(ADDRESS(ROW();COLUMN()-6)))" office:value-type="float" office:value="6.73747152372216">
            <text:p>6.73747152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24975">
            <text:p>-4.2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97">
            <text:p>45.97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.333">
            <text:p>53.333</text:p>
          </table:table-cell>
          <table:table-cell table:formula="of:=AVERAGE(INDIRECT(ADDRESS(ROW();2)):INDIRECT(ADDRESS(ROW();COLUMN()-5)))" office:value-type="float" office:value="26.1657857142857">
            <text:p>26.1657857143</text:p>
          </table:table-cell>
          <table:table-cell table:formula="of:=STDEV(INDIRECT(ADDRESS(ROW();2)):INDIRECT(ADDRESS(ROW();COLUMN()-6)))" office:value-type="float" office:value="9.41564313893534">
            <text:p>9.41564313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66.667">
            <text:p>66.667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66.667">
            <text:p>66.667</text:p>
          </table:table-cell>
          <table:table-cell table:formula="of:=AVERAGE(INDIRECT(ADDRESS(ROW();2)):INDIRECT(ADDRESS(ROW();COLUMN()-5)))" office:value-type="float" office:value="28.5467857142857">
            <text:p>28.5467857143</text:p>
          </table:table-cell>
          <table:table-cell table:formula="of:=STDEV(INDIRECT(ADDRESS(ROW();2)):INDIRECT(ADDRESS(ROW();COLUMN()-6)))" office:value-type="float" office:value="14.3100758164877">
            <text:p>14.31007581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3.333">
            <text:p>3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33.333">
            <text:p>333.333</text:p>
          </table:table-cell>
          <table:table-cell table:formula="of:=AVERAGE(INDIRECT(ADDRESS(ROW();2)):INDIRECT(ADDRESS(ROW();COLUMN()-5)))" office:value-type="float" office:value="47.5943571428571">
            <text:p>47.5943571429</text:p>
          </table:table-cell>
          <table:table-cell table:formula="of:=STDEV(INDIRECT(ADDRESS(ROW();2)):INDIRECT(ADDRESS(ROW();COLUMN()-6)))" office:value-type="float" office:value="82.7527659343524">
            <text:p>82.75276593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office:value-type="float" office:value="1.75">
            <text:p>1.75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73928571428571">
            <text:p>1.7392857143</text:p>
          </table:table-cell>
          <table:table-cell table:formula="of:=STDEV(INDIRECT(ADDRESS(ROW();2)):INDIRECT(ADDRESS(ROW();COLUMN()-6)))" office:value-type="float" office:value="0.376817937791924">
            <text:p>0.37681793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875">
            <text:p>0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Improvised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.2">
            <text:p>39.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25">
            <text:p>25</text:p>
          </table:table-cell>
          <table:table-cell table:formula="of:=STDEV(INDIRECT(ADDRESS(ROW();2)):INDIRECT(ADDRESS(ROW();COLUMN()-6)))" office:value-type="float" office:value="17.5380026930531">
            <text:p>17.5380026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05">
            <text:p>9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1.67542857142857">
            <text:p>1.6754285714</text:p>
          </table:table-cell>
          <table:table-cell table:formula="of:=STDEV(INDIRECT(ADDRESS(ROW();2)):INDIRECT(ADDRESS(ROW();COLUMN()-6)))" office:value-type="float" office:value="2.13593476975757">
            <text:p>2.135934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5">
            <text:p>-0.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89">
            <text:p>8.889</text:p>
          </table:table-cell>
          <table:table-cell office:value-type="float" office:value="20">
            <text:p>20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2.6778571428571">
            <text:p>22.6778571429</text:p>
          </table:table-cell>
          <table:table-cell table:formula="of:=STDEV(INDIRECT(ADDRESS(ROW();2)):INDIRECT(ADDRESS(ROW();COLUMN()-6)))" office:value-type="float" office:value="12.5226553454568">
            <text:p>12.52265534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85775">
            <text:p>-20.85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114">
            <text:p>68.11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8540714285714">
            <text:p>25.8540714286</text:p>
          </table:table-cell>
          <table:table-cell table:formula="of:=STDEV(INDIRECT(ADDRESS(ROW();2)):INDIRECT(ADDRESS(ROW();COLUMN()-6)))" office:value-type="float" office:value="11.0517844258068">
            <text:p>11.05178442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77">
            <text:p>-21.2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036">
            <text:p>75.0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13.889">
            <text:p>13.889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13.889">
            <text:p>13.889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6.4492857142857">
            <text:p>26.4492857143</text:p>
          </table:table-cell>
          <table:table-cell table:formula="of:=STDEV(INDIRECT(ADDRESS(ROW();2)):INDIRECT(ADDRESS(ROW();COLUMN()-6)))" office:value-type="float" office:value="10.0538416570948">
            <text:p>10.053841657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77">
            <text:p>-21.2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036">
            <text:p>75.03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5.556">
            <text:p>55.556</text:p>
          </table:table-cell>
          <table:table-cell table:formula="of:=AVERAGE(INDIRECT(ADDRESS(ROW();2)):INDIRECT(ADDRESS(ROW();COLUMN()-5)))" office:value-type="float" office:value="29.4255">
            <text:p>29.4255</text:p>
          </table:table-cell>
          <table:table-cell table:formula="of:=STDEV(INDIRECT(ADDRESS(ROW();2)):INDIRECT(ADDRESS(ROW();COLUMN()-6)))" office:value-type="float" office:value="12.023907708267">
            <text:p>12.02390770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8225">
            <text:p>-25.7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.043">
            <text:p>81.04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1.98928571428571">
            <text:p>1.9892857143</text:p>
          </table:table-cell>
          <table:table-cell table:formula="of:=STDEV(INDIRECT(ADDRESS(ROW();2)):INDIRECT(ADDRESS(ROW();COLUMN()-6)))" office:value-type="float" office:value="0.742702593813394">
            <text:p>0.7427025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Mous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7142857142857">
            <text:p>10.7142857143</text:p>
          </table:table-cell>
          <table:table-cell table:formula="of:=STDEV(INDIRECT(ADDRESS(ROW();2)):INDIRECT(ADDRESS(ROW();COLUMN()-6)))" office:value-type="float" office:value="3.33809184158512">
            <text:p>3.33809184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">
            <text:p>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4">
            <text:p>0.4</text:p>
          </table:table-cell>
          <table:table-cell table:formula="of:=MAX(INDIRECT(ADDRESS(ROW();2)):INDIRECT(ADDRESS(ROW();COLUMN()-4)))" office:value-type="float" office:value="1.5">
            <text:p>1.5</text:p>
          </table:table-cell>
          <table:table-cell table:formula="of:=AVERAGE(INDIRECT(ADDRESS(ROW();2)):INDIRECT(ADDRESS(ROW();COLUMN()-5)))" office:value-type="float" office:value="0.614285714285714">
            <text:p>0.6142857143</text:p>
          </table:table-cell>
          <table:table-cell table:formula="of:=STDEV(INDIRECT(ADDRESS(ROW();2)):INDIRECT(ADDRESS(ROW();COLUMN()-6)))" office:value-type="float" office:value="0.29199484415138">
            <text:p>0.29199484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2375">
            <text:p>0.2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85">
            <text:p>0.8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7.5">
            <text:p>27.5</text:p>
          </table:table-cell>
          <table:table-cell office:value-type="float" office:value="20">
            <text:p>20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3.333">
            <text:p>13.333</text:p>
          </table:table-cell>
          <table:table-cell office:value-type="float" office:value="20">
            <text:p>20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3.333">
            <text:p>3.333</text:p>
          </table:table-cell>
          <table:table-cell table:formula="of:=MAX(INDIRECT(ADDRESS(ROW();2)):INDIRECT(ADDRESS(ROW();COLUMN()-4)))" office:value-type="float" office:value="31.111">
            <text:p>31.111</text:p>
          </table:table-cell>
          <table:table-cell table:formula="of:=AVERAGE(INDIRECT(ADDRESS(ROW();2)):INDIRECT(ADDRESS(ROW();COLUMN()-5)))" office:value-type="float" office:value="19.636">
            <text:p>19.636</text:p>
          </table:table-cell>
          <table:table-cell table:formula="of:=STDEV(INDIRECT(ADDRESS(ROW();2)):INDIRECT(ADDRESS(ROW();COLUMN()-6)))" office:value-type="float" office:value="6.56919863980614">
            <text:p>6.56919863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592">
            <text:p>4.59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181">
            <text:p>34.18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7.5">
            <text:p>27.5</text:p>
          </table:table-cell>
          <table:table-cell office:value-type="float" office:value="20">
            <text:p>20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1">
            <text:p>2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.333">
            <text:p>53.333</text:p>
          </table:table-cell>
          <table:table-cell table:formula="of:=AVERAGE(INDIRECT(ADDRESS(ROW();2)):INDIRECT(ADDRESS(ROW();COLUMN()-5)))" office:value-type="float" office:value="25.7788571428571">
            <text:p>25.7788571429</text:p>
          </table:table-cell>
          <table:table-cell table:formula="of:=STDEV(INDIRECT(ADDRESS(ROW();2)):INDIRECT(ADDRESS(ROW();COLUMN()-6)))" office:value-type="float" office:value="9.56736884380479">
            <text:p>9.56736884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62475">
            <text:p>-10.6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.833">
            <text:p>60.833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7.5">
            <text:p>27.5</text:p>
          </table:table-cell>
          <table:table-cell office:value-type="float" office:value="20">
            <text:p>20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83.333">
            <text:p>83.333</text:p>
          </table:table-cell>
          <table:table-cell/>
          <table:table-cell table:formula="of:=MEDIAN(INDIRECT(ADDRESS(ROW();2)):INDIRECT(ADDRESS(ROW();COLUMN()-2)))" office:value-type="float" office:value="21">
            <text:p>2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83.333">
            <text:p>83.333</text:p>
          </table:table-cell>
          <table:table-cell table:formula="of:=AVERAGE(INDIRECT(ADDRESS(ROW();2)):INDIRECT(ADDRESS(ROW();COLUMN()-5)))" office:value-type="float" office:value="29.3502857142857">
            <text:p>29.3502857143</text:p>
          </table:table-cell>
          <table:table-cell table:formula="of:=STDEV(INDIRECT(ADDRESS(ROW();2)):INDIRECT(ADDRESS(ROW();COLUMN()-6)))" office:value-type="float" office:value="18.1166985506087">
            <text:p>18.11669855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62475">
            <text:p>-10.6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.833">
            <text:p>60.833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7.5">
            <text:p>27.5</text:p>
          </table:table-cell>
          <table:table-cell office:value-type="float" office:value="20">
            <text:p>20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3.333">
            <text:p>333.333</text:p>
          </table:table-cell>
          <table:table-cell/>
          <table:table-cell table:formula="of:=MEDIAN(INDIRECT(ADDRESS(ROW();2)):INDIRECT(ADDRESS(ROW();COLUMN()-2)))" office:value-type="float" office:value="21">
            <text:p>2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33.333">
            <text:p>333.333</text:p>
          </table:table-cell>
          <table:table-cell table:formula="of:=AVERAGE(INDIRECT(ADDRESS(ROW();2)):INDIRECT(ADDRESS(ROW();COLUMN()-5)))" office:value-type="float" office:value="47.2074285714286">
            <text:p>47.2074285714</text:p>
          </table:table-cell>
          <table:table-cell table:formula="of:=STDEV(INDIRECT(ADDRESS(ROW();2)):INDIRECT(ADDRESS(ROW();COLUMN()-6)))" office:value-type="float" office:value="82.8779748933188">
            <text:p>82.87797489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62475">
            <text:p>-10.6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.833">
            <text:p>60.83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Mous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9.6">
            <text:p>19.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4.4">
            <text:p>14.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.4">
            <text:p>6.4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12.5714285714286">
            <text:p>12.5714285714</text:p>
          </table:table-cell>
          <table:table-cell table:formula="of:=STDEV(INDIRECT(ADDRESS(ROW();2)):INDIRECT(ADDRESS(ROW();COLUMN()-6)))" office:value-type="float" office:value="8.75991118425547">
            <text:p>8.75991118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775">
            <text:p>3.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.3">
            <text:p>18.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05">
            <text:p>0.405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 office:value-type="float" office:value="1.5">
            <text:p>1.5</text:p>
          </table:table-cell>
          <table:table-cell office:value-type="float" office:value="0.451">
            <text:p>0.451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72">
            <text:p>0.72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2">
            <text:p>0.32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0.873357142857143">
            <text:p>0.8733571429</text:p>
          </table:table-cell>
          <table:table-cell table:formula="of:=STDEV(INDIRECT(ADDRESS(ROW();2)):INDIRECT(ADDRESS(ROW();COLUMN()-6)))" office:value-type="float" office:value="1.08209729458356">
            <text:p>1.08209729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325">
            <text:p>-0.0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21">
            <text:p>1.21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26.667">
            <text:p>26.667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89">
            <text:p>8.889</text:p>
          </table:table-cell>
          <table:table-cell office:value-type="float" office:value="20">
            <text:p>20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1.9487142857143">
            <text:p>21.9487142857</text:p>
          </table:table-cell>
          <table:table-cell table:formula="of:=STDEV(INDIRECT(ADDRESS(ROW();2)):INDIRECT(ADDRESS(ROW();COLUMN()-6)))" office:value-type="float" office:value="11.8643161327024">
            <text:p>11.86431613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05875000000001">
            <text:p>-9.05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382">
            <text:p>52.382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26.667">
            <text:p>26.667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1249285714286">
            <text:p>25.1249285714</text:p>
          </table:table-cell>
          <table:table-cell table:formula="of:=STDEV(INDIRECT(ADDRESS(ROW();2)):INDIRECT(ADDRESS(ROW();COLUMN()-6)))" office:value-type="float" office:value="10.5392201686717">
            <text:p>10.53922016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8">
            <text:p>-11.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2.4">
            <text:p>62.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26.667">
            <text:p>26.667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16.667">
            <text:p>16.667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9185714285714">
            <text:p>25.9185714286</text:p>
          </table:table-cell>
          <table:table-cell table:formula="of:=STDEV(INDIRECT(ADDRESS(ROW();2)):INDIRECT(ADDRESS(ROW();COLUMN()-6)))" office:value-type="float" office:value="9.29744599929949">
            <text:p>9.29744599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8">
            <text:p>-11.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2.4">
            <text:p>62.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26.667">
            <text:p>26.667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5.556">
            <text:p>55.556</text:p>
          </table:table-cell>
          <table:table-cell table:formula="of:=AVERAGE(INDIRECT(ADDRESS(ROW();2)):INDIRECT(ADDRESS(ROW();COLUMN()-5)))" office:value-type="float" office:value="28.6963571428571">
            <text:p>28.6963571429</text:p>
          </table:table-cell>
          <table:table-cell table:formula="of:=STDEV(INDIRECT(ADDRESS(ROW();2)):INDIRECT(ADDRESS(ROW();COLUMN()-6)))" office:value-type="float" office:value="11.7947603008686">
            <text:p>11.79476030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.93425">
            <text:p>-23.93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8.579">
            <text:p>78.57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Mous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7.44">
            <text:p>27.4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float" office:value="17.28">
            <text:p>17.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3.31">
            <text:p>13.3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.12">
            <text:p>5.12</text:p>
          </table:table-cell>
          <table:table-cell office:value-type="float" office:value="10">
            <text:p>10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1.25">
            <text:p>1.2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16.1714285714286">
            <text:p>16.1714285714</text:p>
          </table:table-cell>
          <table:table-cell table:formula="of:=STDEV(INDIRECT(ADDRESS(ROW();2)):INDIRECT(ADDRESS(ROW();COLUMN()-6)))" office:value-type="float" office:value="19.3057854449994">
            <text:p>19.30578544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025">
            <text:p>0.3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.93">
            <text:p>22.9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365">
            <text:p>0.365</text:p>
          </table:table-cell>
          <table:table-cell office:value-type="float" office:value="0.5">
            <text:p>0.5</text:p>
          </table:table-cell>
          <table:table-cell office:value-type="float" office:value="0.256">
            <text:p>0.256</text:p>
          </table:table-cell>
          <table:table-cell office:value-type="float" office:value="2">
            <text:p>2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977">
            <text:p>0.97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864">
            <text:p>0.864</text:p>
          </table:table-cell>
          <table:table-cell office:value-type="float" office:value="0.5">
            <text:p>0.5</text:p>
          </table:table-cell>
          <table:table-cell office:value-type="float" office:value="13.5">
            <text:p>13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256">
            <text:p>0.256</text:p>
          </table:table-cell>
          <table:table-cell table:formula="of:=MAX(INDIRECT(ADDRESS(ROW();2)):INDIRECT(ADDRESS(ROW();COLUMN()-4)))" office:value-type="float" office:value="13.5">
            <text:p>13.5</text:p>
          </table:table-cell>
          <table:table-cell table:formula="of:=AVERAGE(INDIRECT(ADDRESS(ROW();2)):INDIRECT(ADDRESS(ROW();COLUMN()-5)))" office:value-type="float" office:value="1.56721428571429">
            <text:p>1.5672142857</text:p>
          </table:table-cell>
          <table:table-cell table:formula="of:=STDEV(INDIRECT(ADDRESS(ROW();2)):INDIRECT(ADDRESS(ROW();COLUMN()-6)))" office:value-type="float" office:value="3.46132565041802">
            <text:p>3.46132565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565">
            <text:p>-0.35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642">
            <text:p>1.6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50.781">
            <text:p>50.781</text:p>
          </table:table-cell>
          <table:table-cell office:value-type="float" office:value="40">
            <text:p>40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.926">
            <text:p>5.926</text:p>
          </table:table-cell>
          <table:table-cell office:value-type="float" office:value="20">
            <text:p>20</text:p>
          </table:table-cell>
          <table:table-cell office:value-type="float" office:value="0.093">
            <text:p>0.09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093">
            <text:p>0.093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6.1152857142857">
            <text:p>26.1152857143</text:p>
          </table:table-cell>
          <table:table-cell table:formula="of:=STDEV(INDIRECT(ADDRESS(ROW();2)):INDIRECT(ADDRESS(ROW();COLUMN()-6)))" office:value-type="float" office:value="19.6880068000354">
            <text:p>19.68800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0.873">
            <text:p>-40.8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.801">
            <text:p>94.80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50.781">
            <text:p>50.781</text:p>
          </table:table-cell>
          <table:table-cell office:value-type="float" office:value="40">
            <text:p>40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8.1760714285714">
            <text:p>28.1760714286</text:p>
          </table:table-cell>
          <table:table-cell table:formula="of:=STDEV(INDIRECT(ADDRESS(ROW();2)):INDIRECT(ADDRESS(ROW();COLUMN()-6)))" office:value-type="float" office:value="18.2184453759804">
            <text:p>18.2184453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.965">
            <text:p>-29.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6.62">
            <text:p>86.6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50.781">
            <text:p>50.781</text:p>
          </table:table-cell>
          <table:table-cell office:value-type="float" office:value="40">
            <text:p>40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3.241">
            <text:p>3.241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3.241">
            <text:p>3.241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8.3414285714286">
            <text:p>28.3414285714</text:p>
          </table:table-cell>
          <table:table-cell table:formula="of:=STDEV(INDIRECT(ADDRESS(ROW();2)):INDIRECT(ADDRESS(ROW();COLUMN()-6)))" office:value-type="float" office:value="17.9607721425345">
            <text:p>17.9607721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.965">
            <text:p>-29.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6.62">
            <text:p>86.6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50.781">
            <text:p>50.781</text:p>
          </table:table-cell>
          <table:table-cell office:value-type="float" office:value="40">
            <text:p>40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8.7712857142857">
            <text:p>28.7712857143</text:p>
          </table:table-cell>
          <table:table-cell table:formula="of:=STDEV(INDIRECT(ADDRESS(ROW();2)):INDIRECT(ADDRESS(ROW();COLUMN()-6)))" office:value-type="float" office:value="17.3763368115668">
            <text:p>17.37633681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.965">
            <text:p>-29.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6.62">
            <text:p>86.6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rthogonal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5.39285714285714">
            <text:p>5.3928571429</text:p>
          </table:table-cell>
          <table:table-cell table:formula="of:=STDEV(INDIRECT(ADDRESS(ROW();2)):INDIRECT(ADDRESS(ROW();COLUMN()-6)))" office:value-type="float" office:value="1.6776651750455">
            <text:p>1.6776651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375">
            <text:p>2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5">
            <text:p>8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19285714285714">
            <text:p>1.1928571429</text:p>
          </table:table-cell>
          <table:table-cell table:formula="of:=STDEV(INDIRECT(ADDRESS(ROW();2)):INDIRECT(ADDRESS(ROW();COLUMN()-6)))" office:value-type="float" office:value="0.5473211484681">
            <text:p>0.54732114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.778">
            <text:p>7.778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  <table:table-cell office:value-type="float" office:value="6.667">
            <text:p>6.667</text:p>
          </table:table-cell>
          <table:table-cell office:value-type="float" office:value="6.316">
            <text:p>6.3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3.333">
            <text:p>3.333</text:p>
          </table:table-cell>
          <table:table-cell office:value-type="float" office:value="5">
            <text:p>5</text:p>
          </table:table-cell>
          <table:table-cell office:value-type="float" office:value="0.833">
            <text:p>0.83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833">
            <text:p>0.833</text:p>
          </table:table-cell>
          <table:table-cell table:formula="of:=MAX(INDIRECT(ADDRESS(ROW();2)):INDIRECT(ADDRESS(ROW();COLUMN()-4)))" office:value-type="float" office:value="7.778">
            <text:p>7.778</text:p>
          </table:table-cell>
          <table:table-cell table:formula="of:=AVERAGE(INDIRECT(ADDRESS(ROW();2)):INDIRECT(ADDRESS(ROW();COLUMN()-5)))" office:value-type="float" office:value="5.07271428571429">
            <text:p>5.0727142857</text:p>
          </table:table-cell>
          <table:table-cell table:formula="of:=STDEV(INDIRECT(ADDRESS(ROW();2)):INDIRECT(ADDRESS(ROW();COLUMN()-6)))" office:value-type="float" office:value="1.76772484930691">
            <text:p>1.76772484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063">
            <text:p>-1.06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49325">
            <text:p>11.493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7.778">
            <text:p>77.77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67">
            <text:p>66.667</text:p>
          </table:table-cell>
          <table:table-cell office:value-type="float" office:value="63.158">
            <text:p>63.15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13.333">
            <text:p>13.333</text:p>
          </table:table-cell>
          <table:table-cell office:value-type="float" office:value="50">
            <text:p>50</text:p>
          </table:table-cell>
          <table:table-cell office:value-type="float" office:value="8.333">
            <text:p>8.333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77.778">
            <text:p>77.778</text:p>
          </table:table-cell>
          <table:table-cell table:formula="of:=AVERAGE(INDIRECT(ADDRESS(ROW();2)):INDIRECT(ADDRESS(ROW();COLUMN()-5)))" office:value-type="float" office:value="47.0127142857143">
            <text:p>47.0127142857</text:p>
          </table:table-cell>
          <table:table-cell table:formula="of:=STDEV(INDIRECT(ADDRESS(ROW();2)):INDIRECT(ADDRESS(ROW();COLUMN()-6)))" office:value-type="float" office:value="22.6594502833334">
            <text:p>22.65945028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6285">
            <text:p>-10.62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4.92875">
            <text:p>114.928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72.222">
            <text:p>272.222</text:p>
          </table:table-cell>
          <table:table-cell office:value-type="float" office:value="150">
            <text:p>150</text:p>
          </table:table-cell>
          <table:table-cell office:value-type="float" office:value="243.75">
            <text:p>243.75</text:p>
          </table:table-cell>
          <table:table-cell office:value-type="float" office:value="266.667">
            <text:p>266.667</text:p>
          </table:table-cell>
          <table:table-cell office:value-type="float" office:value="205.263">
            <text:p>205.263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10.455">
            <text:p>110.455</text:p>
          </table:table-cell>
          <table:table-cell office:value-type="float" office:value="150">
            <text:p>150</text:p>
          </table:table-cell>
          <table:table-cell office:value-type="float" office:value="13.333">
            <text:p>13.333</text:p>
          </table:table-cell>
          <table:table-cell office:value-type="float" office:value="200">
            <text:p>200</text:p>
          </table:table-cell>
          <table:table-cell office:value-type="float" office:value="29.167">
            <text:p>29.167</text:p>
          </table:table-cell>
          <table:table-cell/>
          <table:table-cell table:formula="of:=MEDIAN(INDIRECT(ADDRESS(ROW();2)):INDIRECT(ADDRESS(ROW();COLUMN()-2)))" office:value-type="float" office:value="150">
            <text:p>150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272.222">
            <text:p>272.222</text:p>
          </table:table-cell>
          <table:table-cell table:formula="of:=AVERAGE(INDIRECT(ADDRESS(ROW();2)):INDIRECT(ADDRESS(ROW();COLUMN()-5)))" office:value-type="float" office:value="150.989785714286">
            <text:p>150.9897857143</text:p>
          </table:table-cell>
          <table:table-cell table:formula="of:=STDEV(INDIRECT(ADDRESS(ROW();2)):INDIRECT(ADDRESS(ROW();COLUMN()-6)))" office:value-type="float" office:value="86.8730471543023">
            <text:p>86.87304715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30.47675">
            <text:p>-130.47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4.76525">
            <text:p>454.765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77.778">
            <text:p>777.778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666.667">
            <text:p>666.667</text:p>
          </table:table-cell>
          <table:table-cell office:value-type="float" office:value="631.579">
            <text:p>631.579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13.333">
            <text:p>13.333</text:p>
          </table:table-cell>
          <table:table-cell office:value-type="float" office:value="500">
            <text:p>500</text:p>
          </table:table-cell>
          <table:table-cell office:value-type="float" office:value="83.333">
            <text:p>83.333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777.778">
            <text:p>777.778</text:p>
          </table:table-cell>
          <table:table-cell table:formula="of:=AVERAGE(INDIRECT(ADDRESS(ROW();2)):INDIRECT(ADDRESS(ROW();COLUMN()-5)))" office:value-type="float" office:value="456.412928571429">
            <text:p>456.4129285714</text:p>
          </table:table-cell>
          <table:table-cell table:formula="of:=STDEV(INDIRECT(ADDRESS(ROW();2)):INDIRECT(ADDRESS(ROW();COLUMN()-6)))" office:value-type="float" office:value="251.37139001469">
            <text:p>251.37139001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6.27975">
            <text:p>-106.27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49.28225">
            <text:p>1149.282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2857142857143">
            <text:p>3.2285714286</text:p>
          </table:table-cell>
          <table:table-cell table:formula="of:=STDEV(INDIRECT(ADDRESS(ROW();2)):INDIRECT(ADDRESS(ROW();COLUMN()-6)))" office:value-type="float" office:value="0.390617994442675">
            <text:p>0.39061799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rthogonal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9.8">
            <text:p>9.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.2">
            <text:p>7.2</text:p>
          </table:table-cell>
          <table:table-cell table:number-columns-repeated="2" office:value-type="float" office:value="5">
            <text:p>5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1.25">
            <text:p>1.2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6.35714285714286">
            <text:p>6.3571428571</text:p>
          </table:table-cell>
          <table:table-cell table:formula="of:=STDEV(INDIRECT(ADDRESS(ROW();2)):INDIRECT(ADDRESS(ROW();COLUMN()-6)))" office:value-type="float" office:value="4.38309063521204">
            <text:p>4.38309063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87500000000001">
            <text:p>-0.2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05">
            <text:p>12.0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1.67542857142857">
            <text:p>1.6754285714</text:p>
          </table:table-cell>
          <table:table-cell table:formula="of:=STDEV(INDIRECT(ADDRESS(ROW();2)):INDIRECT(ADDRESS(ROW();COLUMN()-6)))" office:value-type="float" office:value="2.13593476975757">
            <text:p>2.135934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5">
            <text:p>-0.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.099">
            <text:p>12.099</text:p>
          </table:table-cell>
          <table:table-cell office:value-type="float" office:value="5">
            <text:p>5</text:p>
          </table:table-cell>
          <table:table-cell office:value-type="float" office:value="10.938">
            <text:p>10.938</text:p>
          </table:table-cell>
          <table:table-cell office:value-type="float" office:value="10">
            <text:p>10</text:p>
          </table:table-cell>
          <table:table-cell office:value-type="float" office:value="7.978">
            <text:p>7.978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2.222">
            <text:p>2.222</text:p>
          </table:table-cell>
          <table:table-cell office:value-type="float" office:value="5">
            <text:p>5</text:p>
          </table:table-cell>
          <table:table-cell office:value-type="float" office:value="0.139">
            <text:p>0.139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139">
            <text:p>0.139</text:p>
          </table:table-cell>
          <table:table-cell table:formula="of:=MAX(INDIRECT(ADDRESS(ROW();2)):INDIRECT(ADDRESS(ROW();COLUMN()-4)))" office:value-type="float" office:value="12.099">
            <text:p>12.099</text:p>
          </table:table-cell>
          <table:table-cell table:formula="of:=AVERAGE(INDIRECT(ADDRESS(ROW();2)):INDIRECT(ADDRESS(ROW();COLUMN()-5)))" office:value-type="float" office:value="5.83692857142857">
            <text:p>5.8369285714</text:p>
          </table:table-cell>
          <table:table-cell table:formula="of:=STDEV(INDIRECT(ADDRESS(ROW();2)):INDIRECT(ADDRESS(ROW();COLUMN()-6)))" office:value-type="float" office:value="3.35390957779782">
            <text:p>3.35390957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215">
            <text:p>-5.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.02925">
            <text:p>17.029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0.988">
            <text:p>120.988</text:p>
          </table:table-cell>
          <table:table-cell office:value-type="float" office:value="50">
            <text:p>50</text:p>
          </table:table-cell>
          <table:table-cell office:value-type="float" office:value="109.375">
            <text:p>109.375</text:p>
          </table:table-cell>
          <table:table-cell office:value-type="float" office:value="100">
            <text:p>100</text:p>
          </table:table-cell>
          <table:table-cell office:value-type="float" office:value="79.778">
            <text:p>79.778</text:p>
          </table:table-cell>
          <table:table-cell office:value-type="float" office:value="50">
            <text:p>50</text:p>
          </table:table-cell>
          <table:table-cell office:value-type="float" office:value="6.4">
            <text:p>6.4</text:p>
          </table:table-cell>
          <table:table-cell office:value-type="float" office:value="60.5">
            <text:p>60.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8.889">
            <text:p>8.889</text:p>
          </table:table-cell>
          <table:table-cell office:value-type="float" office:value="50">
            <text:p>50</text:p>
          </table:table-cell>
          <table:table-cell office:value-type="float" office:value="1.389">
            <text:p>1.389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1.389">
            <text:p>1.389</text:p>
          </table:table-cell>
          <table:table-cell table:formula="of:=MAX(INDIRECT(ADDRESS(ROW();2)):INDIRECT(ADDRESS(ROW();COLUMN()-4)))" office:value-type="float" office:value="120.988">
            <text:p>120.988</text:p>
          </table:table-cell>
          <table:table-cell table:formula="of:=AVERAGE(INDIRECT(ADDRESS(ROW();2)):INDIRECT(ADDRESS(ROW();COLUMN()-5)))" office:value-type="float" office:value="55.5877142857143">
            <text:p>55.5877142857</text:p>
          </table:table-cell>
          <table:table-cell table:formula="of:=STDEV(INDIRECT(ADDRESS(ROW();2)):INDIRECT(ADDRESS(ROW();COLUMN()-6)))" office:value-type="float" office:value="36.8586700612124">
            <text:p>36.858670061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2.1485">
            <text:p>-52.14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0.28875">
            <text:p>170.288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3.951">
            <text:p>483.951</text:p>
          </table:table-cell>
          <table:table-cell office:value-type="float" office:value="150">
            <text:p>150</text:p>
          </table:table-cell>
          <table:table-cell office:value-type="float" office:value="382.813">
            <text:p>382.813</text:p>
          </table:table-cell>
          <table:table-cell office:value-type="float" office:value="500">
            <text:p>500</text:p>
          </table:table-cell>
          <table:table-cell office:value-type="float" office:value="279.224">
            <text:p>279.224</text:p>
          </table:table-cell>
          <table:table-cell office:value-type="float" office:value="150">
            <text:p>150</text:p>
          </table:table-cell>
          <table:table-cell office:value-type="float" office:value="6.4">
            <text:p>6.4</text:p>
          </table:table-cell>
          <table:table-cell office:value-type="float" office:value="181.5">
            <text:p>181.5</text:p>
          </table:table-cell>
          <table:table-cell office:value-type="float" office:value="150">
            <text:p>150</text:p>
          </table:table-cell>
          <table:table-cell office:value-type="float" office:value="110.455">
            <text:p>110.455</text:p>
          </table:table-cell>
          <table:table-cell office:value-type="float" office:value="150">
            <text:p>150</text:p>
          </table:table-cell>
          <table:table-cell office:value-type="float" office:value="8.889">
            <text:p>8.889</text:p>
          </table:table-cell>
          <table:table-cell office:value-type="float" office:value="250">
            <text:p>25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150">
            <text:p>150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500">
            <text:p>500</text:p>
          </table:table-cell>
          <table:table-cell table:formula="of:=AVERAGE(INDIRECT(ADDRESS(ROW();2)):INDIRECT(ADDRESS(ROW();COLUMN()-5)))" office:value-type="float" office:value="200.627714285714">
            <text:p>200.6277142857</text:p>
          </table:table-cell>
          <table:table-cell table:formula="of:=STDEV(INDIRECT(ADDRESS(ROW();2)):INDIRECT(ADDRESS(ROW();COLUMN()-6)))" office:value-type="float" office:value="162.431782053707">
            <text:p>162.43178205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34.389">
            <text:p>-334.38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26.64825">
            <text:p>726.648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09.877">
            <text:p>1209.877</text:p>
          </table:table-cell>
          <table:table-cell office:value-type="float" office:value="500">
            <text:p>500</text:p>
          </table:table-cell>
          <table:table-cell office:value-type="float" office:value="1093.75">
            <text:p>1093.75</text:p>
          </table:table-cell>
          <table:table-cell office:value-type="float" office:value="1000">
            <text:p>1000</text:p>
          </table:table-cell>
          <table:table-cell office:value-type="float" office:value="797.784">
            <text:p>797.784</text:p>
          </table:table-cell>
          <table:table-cell office:value-type="float" office:value="500">
            <text:p>500</text:p>
          </table:table-cell>
          <table:table-cell office:value-type="float" office:value="6.4">
            <text:p>6.4</text:p>
          </table:table-cell>
          <table:table-cell office:value-type="float" office:value="605">
            <text:p>60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8.889">
            <text:p>8.889</text:p>
          </table:table-cell>
          <table:table-cell office:value-type="float" office:value="500">
            <text:p>500</text:p>
          </table:table-cell>
          <table:table-cell office:value-type="float" office:value="13.889">
            <text:p>13.889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6.4">
            <text:p>6.4</text:p>
          </table:table-cell>
          <table:table-cell table:formula="of:=MAX(INDIRECT(ADDRESS(ROW();2)):INDIRECT(ADDRESS(ROW();COLUMN()-4)))" office:value-type="float" office:value="1209.877">
            <text:p>1209.877</text:p>
          </table:table-cell>
          <table:table-cell table:formula="of:=AVERAGE(INDIRECT(ADDRESS(ROW();2)):INDIRECT(ADDRESS(ROW();COLUMN()-5)))" office:value-type="float" office:value="546.048571428571">
            <text:p>546.0485714286</text:p>
          </table:table-cell>
          <table:table-cell table:formula="of:=STDEV(INDIRECT(ADDRESS(ROW();2)):INDIRECT(ADDRESS(ROW();COLUMN()-6)))" office:value-type="float" office:value="382.891575351744">
            <text:p>382.89157535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21.491">
            <text:p>-521.49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02.89725">
            <text:p>1702.897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7857142857143">
            <text:p>3.4785714286</text:p>
          </table:table-cell>
          <table:table-cell table:formula="of:=STDEV(INDIRECT(ADDRESS(ROW();2)):INDIRECT(ADDRESS(ROW();COLUMN()-6)))" office:value-type="float" office:value="0.753635875583848">
            <text:p>0.7536358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rthogonal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3.72">
            <text:p>13.7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8.64">
            <text:p>8.64</text:p>
          </table:table-cell>
          <table:table-cell table:number-columns-repeated="2" office:value-type="float" office:value="5">
            <text:p>5</text:p>
          </table:table-cell>
          <table:table-cell office:value-type="float" office:value="6.655">
            <text:p>6.65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5">
            <text:p>5</text:p>
          </table:table-cell>
          <table:table-cell office:value-type="float" office:value="0.625">
            <text:p>0.62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625">
            <text:p>0.625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8.19285714285714">
            <text:p>8.1928571429</text:p>
          </table:table-cell>
          <table:table-cell table:formula="of:=STDEV(INDIRECT(ADDRESS(ROW();2)):INDIRECT(ADDRESS(ROW();COLUMN()-6)))" office:value-type="float" office:value="9.64225690032516">
            <text:p>9.64225690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99125">
            <text:p>-2.99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.655">
            <text:p>15.65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2.5">
            <text:p>2.5</text:p>
          </table:table-cell>
          <table:table-cell office:value-type="float" office:value="0.857">
            <text:p>0.857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728">
            <text:p>1.72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12">
            <text:p>0.51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3.02707142857143">
            <text:p>3.0270714286</text:p>
          </table:table-cell>
          <table:table-cell table:formula="of:=STDEV(INDIRECT(ADDRESS(ROW();2)):INDIRECT(ADDRESS(ROW();COLUMN()-6)))" office:value-type="float" office:value="6.91989310126732">
            <text:p>6.91989310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713">
            <text:p>-0.7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84">
            <text:p>3.2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8.82">
            <text:p>18.82</text:p>
          </table:table-cell>
          <table:table-cell office:value-type="float" office:value="5">
            <text:p>5</text:p>
          </table:table-cell>
          <table:table-cell office:value-type="float" office:value="15.625">
            <text:p>15.625</text:p>
          </table:table-cell>
          <table:table-cell office:value-type="float" office:value="16">
            <text:p>16</text:p>
          </table:table-cell>
          <table:table-cell office:value-type="float" office:value="10.077">
            <text:p>10.077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6.655">
            <text:p>6.65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1.481">
            <text:p>1.481</text:p>
          </table:table-cell>
          <table:table-cell office:value-type="float" office:value="5">
            <text:p>5</text:p>
          </table:table-cell>
          <table:table-cell office:value-type="float" office:value="0.023">
            <text:p>0.02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023">
            <text:p>0.023</text:p>
          </table:table-cell>
          <table:table-cell table:formula="of:=MAX(INDIRECT(ADDRESS(ROW();2)):INDIRECT(ADDRESS(ROW();COLUMN()-4)))" office:value-type="float" office:value="18.82">
            <text:p>18.82</text:p>
          </table:table-cell>
          <table:table-cell table:formula="of:=AVERAGE(INDIRECT(ADDRESS(ROW();2)):INDIRECT(ADDRESS(ROW();COLUMN()-5)))" office:value-type="float" office:value="7.16657142857143">
            <text:p>7.1665714286</text:p>
          </table:table-cell>
          <table:table-cell table:formula="of:=STDEV(INDIRECT(ADDRESS(ROW();2)):INDIRECT(ADDRESS(ROW();COLUMN()-6)))" office:value-type="float" office:value="5.76204628067663">
            <text:p>5.76204628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3915">
            <text:p>-10.39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.93125">
            <text:p>23.931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88.203">
            <text:p>188.203</text:p>
          </table:table-cell>
          <table:table-cell office:value-type="float" office:value="50">
            <text:p>50</text:p>
          </table:table-cell>
          <table:table-cell office:value-type="float" office:value="156.25">
            <text:p>156.25</text:p>
          </table:table-cell>
          <table:table-cell office:value-type="float" office:value="160">
            <text:p>160</text:p>
          </table:table-cell>
          <table:table-cell office:value-type="float" office:value="100.773">
            <text:p>100.773</text:p>
          </table:table-cell>
          <table:table-cell office:value-type="float" office:value="50">
            <text:p>50</text:p>
          </table:table-cell>
          <table:table-cell office:value-type="float" office:value="5.12">
            <text:p>5.12</text:p>
          </table:table-cell>
          <table:table-cell office:value-type="float" office:value="66.55">
            <text:p>66.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5.926">
            <text:p>5.926</text:p>
          </table:table-cell>
          <table:table-cell office:value-type="float" office:value="50">
            <text:p>50</text:p>
          </table:table-cell>
          <table:table-cell office:value-type="float" office:value="0.231">
            <text:p>0.231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0.231">
            <text:p>0.231</text:p>
          </table:table-cell>
          <table:table-cell table:formula="of:=MAX(INDIRECT(ADDRESS(ROW();2)):INDIRECT(ADDRESS(ROW();COLUMN()-4)))" office:value-type="float" office:value="188.203">
            <text:p>188.203</text:p>
          </table:table-cell>
          <table:table-cell table:formula="of:=AVERAGE(INDIRECT(ADDRESS(ROW();2)):INDIRECT(ADDRESS(ROW();COLUMN()-5)))" office:value-type="float" office:value="69.5687142857143">
            <text:p>69.5687142857</text:p>
          </table:table-cell>
          <table:table-cell table:formula="of:=STDEV(INDIRECT(ADDRESS(ROW();2)):INDIRECT(ADDRESS(ROW();COLUMN()-6)))" office:value-type="float" office:value="59.8049259309331">
            <text:p>59.80492593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3.92475">
            <text:p>-103.9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9.32375">
            <text:p>239.323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46.914">
            <text:p>846.914</text:p>
          </table:table-cell>
          <table:table-cell office:value-type="float" office:value="150">
            <text:p>150</text:p>
          </table:table-cell>
          <table:table-cell office:value-type="float" office:value="585.937">
            <text:p>585.937</text:p>
          </table:table-cell>
          <table:table-cell office:value-type="float" office:value="960">
            <text:p>960</text:p>
          </table:table-cell>
          <table:table-cell office:value-type="float" office:value="377.898">
            <text:p>377.898</text:p>
          </table:table-cell>
          <table:table-cell office:value-type="float" office:value="150">
            <text:p>150</text:p>
          </table:table-cell>
          <table:table-cell office:value-type="float" office:value="5.12">
            <text:p>5.12</text:p>
          </table:table-cell>
          <table:table-cell office:value-type="float" office:value="199.65">
            <text:p>199.65</text:p>
          </table:table-cell>
          <table:table-cell office:value-type="float" office:value="150">
            <text:p>150</text:p>
          </table:table-cell>
          <table:table-cell office:value-type="float" office:value="110.455">
            <text:p>110.455</text:p>
          </table:table-cell>
          <table:table-cell office:value-type="float" office:value="150">
            <text:p>150</text:p>
          </table:table-cell>
          <table:table-cell office:value-type="float" office:value="5.926">
            <text:p>5.926</text:p>
          </table:table-cell>
          <table:table-cell office:value-type="float" office:value="300">
            <text:p>300</text:p>
          </table:table-cell>
          <table:table-cell office:value-type="float" office:value="1.042">
            <text:p>1.042</text:p>
          </table:table-cell>
          <table:table-cell/>
          <table:table-cell table:formula="of:=MEDIAN(INDIRECT(ADDRESS(ROW();2)):INDIRECT(ADDRESS(ROW();COLUMN()-2)))" office:value-type="float" office:value="150">
            <text:p>150</text:p>
          </table:table-cell>
          <table:table-cell table:formula="of:=MIN(INDIRECT(ADDRESS(ROW();2)):INDIRECT(ADDRESS(ROW();COLUMN()-3)))" office:value-type="float" office:value="1.042">
            <text:p>1.042</text:p>
          </table:table-cell>
          <table:table-cell table:formula="of:=MAX(INDIRECT(ADDRESS(ROW();2)):INDIRECT(ADDRESS(ROW();COLUMN()-4)))" office:value-type="float" office:value="960">
            <text:p>960</text:p>
          </table:table-cell>
          <table:table-cell table:formula="of:=AVERAGE(INDIRECT(ADDRESS(ROW();2)):INDIRECT(ADDRESS(ROW();COLUMN()-5)))" office:value-type="float" office:value="285.210142857143">
            <text:p>285.2101428571</text:p>
          </table:table-cell>
          <table:table-cell table:formula="of:=STDEV(INDIRECT(ADDRESS(ROW();2)):INDIRECT(ADDRESS(ROW();COLUMN()-6)))" office:value-type="float" office:value="306.128137913837">
            <text:p>306.12813791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93.9055">
            <text:p>-593.90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72.67025">
            <text:p>1072.670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882.031">
            <text:p>1882.031</text:p>
          </table:table-cell>
          <table:table-cell office:value-type="float" office:value="500">
            <text:p>500</text:p>
          </table:table-cell>
          <table:table-cell office:value-type="float" office:value="1562.5">
            <text:p>1562.5</text:p>
          </table:table-cell>
          <table:table-cell office:value-type="float" office:value="1600">
            <text:p>1600</text:p>
          </table:table-cell>
          <table:table-cell office:value-type="float" office:value="1007.727">
            <text:p>1007.727</text:p>
          </table:table-cell>
          <table:table-cell office:value-type="float" office:value="500">
            <text:p>500</text:p>
          </table:table-cell>
          <table:table-cell office:value-type="float" office:value="5.12">
            <text:p>5.12</text:p>
          </table:table-cell>
          <table:table-cell office:value-type="float" office:value="665.5">
            <text:p>665.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5.926">
            <text:p>5.926</text:p>
          </table:table-cell>
          <table:table-cell office:value-type="float" office:value="500">
            <text:p>500</text:p>
          </table:table-cell>
          <table:table-cell office:value-type="float" office:value="2.315">
            <text:p>2.315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2.315">
            <text:p>2.315</text:p>
          </table:table-cell>
          <table:table-cell table:formula="of:=MAX(INDIRECT(ADDRESS(ROW();2)):INDIRECT(ADDRESS(ROW();COLUMN()-4)))" office:value-type="float" office:value="1882.031">
            <text:p>1882.031</text:p>
          </table:table-cell>
          <table:table-cell table:formula="of:=AVERAGE(INDIRECT(ADDRESS(ROW();2)):INDIRECT(ADDRESS(ROW();COLUMN()-5)))" office:value-type="float" office:value="688.586428571429">
            <text:p>688.5864285714</text:p>
          </table:table-cell>
          <table:table-cell table:formula="of:=STDEV(INDIRECT(ADDRESS(ROW();2)):INDIRECT(ADDRESS(ROW();COLUMN()-6)))" office:value-type="float" office:value="606.449646225626">
            <text:p>606.44964622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39.23775">
            <text:p>-1039.23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93.22625">
            <text:p>2393.226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72857142857143">
            <text:p>3.7285714286</text:p>
          </table:table-cell>
          <table:table-cell table:formula="of:=STDEV(INDIRECT(ADDRESS(ROW();2)):INDIRECT(ADDRESS(ROW();COLUMN()-6)))" office:value-type="float" office:value="1.11918828513455">
            <text:p>1.119188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vercharg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50">
            <text:p>50</text:p>
          </table:table-cell>
          <table:table-cell table:formula="of:=MAX(INDIRECT(ADDRESS(ROW();2)):INDIRECT(ADDRESS(ROW();COLUMN()-4)))" office:value-type="float" office:value="200">
            <text:p>200</text:p>
          </table:table-cell>
          <table:table-cell table:formula="of:=AVERAGE(INDIRECT(ADDRESS(ROW();2)):INDIRECT(ADDRESS(ROW();COLUMN()-5)))" office:value-type="float" office:value="106.5">
            <text:p>106.5</text:p>
          </table:table-cell>
          <table:table-cell table:formula="of:=STDEV(INDIRECT(ADDRESS(ROW();2)):INDIRECT(ADDRESS(ROW();COLUMN()-6)))" office:value-type="float" office:value="33.4083131064019">
            <text:p>33.40831310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6.75">
            <text:p>76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3.5">
            <text:p>3.5</text:p>
          </table:table-cell>
          <table:table-cell office:value-type="float" office:value="2.85">
            <text:p>2.8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3.50714285714286">
            <text:p>3.5071428571</text:p>
          </table:table-cell>
          <table:table-cell table:formula="of:=STDEV(INDIRECT(ADDRESS(ROW();2)):INDIRECT(ADDRESS(ROW();COLUMN()-6)))" office:value-type="float" office:value="1.62040559296563">
            <text:p>1.6204055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5">
            <text:p>1.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">
            <text:p>4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26.667">
            <text:p>26.667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22.222">
            <text:p>22.222</text:p>
          </table:table-cell>
          <table:table-cell office:value-type="float" office:value="33.333">
            <text:p>33.333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57.143">
            <text:p>57.143</text:p>
          </table:table-cell>
          <table:table-cell table:formula="of:=AVERAGE(INDIRECT(ADDRESS(ROW();2)):INDIRECT(ADDRESS(ROW();COLUMN()-5)))" office:value-type="float" office:value="34.1595">
            <text:p>34.1595</text:p>
          </table:table-cell>
          <table:table-cell table:formula="of:=STDEV(INDIRECT(ADDRESS(ROW();2)):INDIRECT(ADDRESS(ROW();COLUMN()-6)))" office:value-type="float" office:value="12.5302933709287">
            <text:p>12.53029337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03499999999999">
            <text:p>-7.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552">
            <text:p>76.552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88.889">
            <text:p>88.889</text:p>
          </table:table-cell>
          <table:table-cell table:formula="of:=AVERAGE(INDIRECT(ADDRESS(ROW();2)):INDIRECT(ADDRESS(ROW();COLUMN()-5)))" office:value-type="float" office:value="44.3975714285714">
            <text:p>44.3975714286</text:p>
          </table:table-cell>
          <table:table-cell table:formula="of:=STDEV(INDIRECT(ADDRESS(ROW();2)):INDIRECT(ADDRESS(ROW();COLUMN()-6)))" office:value-type="float" office:value="16.1187983743506">
            <text:p>16.11879837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138.889">
            <text:p>138.889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138.889">
            <text:p>138.889</text:p>
          </table:table-cell>
          <table:table-cell table:formula="of:=AVERAGE(INDIRECT(ADDRESS(ROW();2)):INDIRECT(ADDRESS(ROW();COLUMN()-5)))" office:value-type="float" office:value="50.3499285714286">
            <text:p>50.3499285714</text:p>
          </table:table-cell>
          <table:table-cell table:formula="of:=STDEV(INDIRECT(ADDRESS(ROW();2)):INDIRECT(ADDRESS(ROW();COLUMN()-6)))" office:value-type="float" office:value="29.9816551102228">
            <text:p>29.98165511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555.556">
            <text:p>555.556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555.556">
            <text:p>555.556</text:p>
          </table:table-cell>
          <table:table-cell table:formula="of:=AVERAGE(INDIRECT(ADDRESS(ROW();2)):INDIRECT(ADDRESS(ROW();COLUMN()-5)))" office:value-type="float" office:value="80.1118571428571">
            <text:p>80.1118571429</text:p>
          </table:table-cell>
          <table:table-cell table:formula="of:=STDEV(INDIRECT(ADDRESS(ROW();2)):INDIRECT(ADDRESS(ROW();COLUMN()-6)))" office:value-type="float" office:value="137.750859080866">
            <text:p>137.75085908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vercharg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96">
            <text:p>19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400">
            <text:p>4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5">
            <text:p>25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124.428571428571">
            <text:p>124.4285714286</text:p>
          </table:table-cell>
          <table:table-cell table:formula="of:=STDEV(INDIRECT(ADDRESS(ROW();2)):INDIRECT(ADDRESS(ROW();COLUMN()-6)))" office:value-type="float" office:value="87.8212470224115">
            <text:p>87.8212470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1.25">
            <text:p>51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43">
            <text:p>2.43</text:p>
          </table:table-cell>
          <table:table-cell office:value-type="float" office:value="3">
            <text:p>3</text:p>
          </table:table-cell>
          <table:table-cell office:value-type="float" office:value="1.92">
            <text:p>1.92</text:p>
          </table:table-cell>
          <table:table-cell office:value-type="float" office:value="4">
            <text:p>4</text:p>
          </table:table-cell>
          <table:table-cell office:value-type="float" office:value="2.708">
            <text:p>2.708</text:p>
          </table:table-cell>
          <table:table-cell office:value-type="float" office:value="3">
            <text:p>3</text:p>
          </table:table-cell>
          <table:table-cell office:value-type="float" office:value="4.688">
            <text:p>4.688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4.32">
            <text:p>4.3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92">
            <text:p>1.9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4.88328571428572">
            <text:p>4.8832857143</text:p>
          </table:table-cell>
          <table:table-cell table:formula="of:=STDEV(INDIRECT(ADDRESS(ROW();2)):INDIRECT(ADDRESS(ROW();COLUMN()-6)))" office:value-type="float" office:value="6.40674882662592">
            <text:p>6.40674882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525">
            <text:p>0.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3">
            <text:p>6.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21.333">
            <text:p>21.333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4.815">
            <text:p>14.815</text:p>
          </table:table-cell>
          <table:table-cell office:value-type="float" office:value="33.333">
            <text:p>33.333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9.8795714285714">
            <text:p>39.8795714286</text:p>
          </table:table-cell>
          <table:table-cell table:formula="of:=STDEV(INDIRECT(ADDRESS(ROW();2)):INDIRECT(ADDRESS(ROW();COLUMN()-6)))" office:value-type="float" office:value="25.5596686439166">
            <text:p>25.5596686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4.629">
            <text:p>-34.62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3.344">
            <text:p>113.34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36.833">
            <text:p>36.833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45.1732142857143">
            <text:p>45.1732142857</text:p>
          </table:table-cell>
          <table:table-cell table:formula="of:=STDEV(INDIRECT(ADDRESS(ROW();2)):INDIRECT(ADDRESS(ROW();COLUMN()-6)))" office:value-type="float" office:value="23.0916269446427">
            <text:p>23.09162694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18025">
            <text:p>-26.1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.684">
            <text:p>112.68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27.778">
            <text:p>27.778</text:p>
          </table:table-cell>
          <table:table-cell/>
          <table:table-cell table:formula="of:=MEDIAN(INDIRECT(ADDRESS(ROW();2)):INDIRECT(ADDRESS(ROW();COLUMN()-2)))" office:value-type="float" office:value="36.833">
            <text:p>36.833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46.496">
            <text:p>46.496</text:p>
          </table:table-cell>
          <table:table-cell table:formula="of:=STDEV(INDIRECT(ADDRESS(ROW();2)):INDIRECT(ADDRESS(ROW();COLUMN()-6)))" office:value-type="float" office:value="21.3400455590315">
            <text:p>21.3400455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18025">
            <text:p>-26.1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.684">
            <text:p>112.68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92.593">
            <text:p>92.593</text:p>
          </table:table-cell>
          <table:table-cell/>
          <table:table-cell table:formula="of:=MEDIAN(INDIRECT(ADDRESS(ROW();2)):INDIRECT(ADDRESS(ROW();COLUMN()-2)))" office:value-type="float" office:value="41.5">
            <text:p>41.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51.1256428571429">
            <text:p>51.1256428571</text:p>
          </table:table-cell>
          <table:table-cell table:formula="of:=STDEV(INDIRECT(ADDRESS(ROW();2)):INDIRECT(ADDRESS(ROW();COLUMN()-6)))" office:value-type="float" office:value="23.8499599438694">
            <text:p>23.8499599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89025">
            <text:p>-39.89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0.964">
            <text:p>130.964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vercharg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74.4">
            <text:p>274.4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800">
            <text:p>800</text:p>
          </table:table-cell>
          <table:table-cell office:value-type="float" office:value="172.8">
            <text:p>172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3.1">
            <text:p>133.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1.2">
            <text:p>51.2</text:p>
          </table:table-cell>
          <table:table-cell office:value-type="float" office:value="100">
            <text:p>100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800">
            <text:p>800</text:p>
          </table:table-cell>
          <table:table-cell table:formula="of:=AVERAGE(INDIRECT(ADDRESS(ROW();2)):INDIRECT(ADDRESS(ROW();COLUMN()-5)))" office:value-type="float" office:value="159.785714285714">
            <text:p>159.7857142857</text:p>
          </table:table-cell>
          <table:table-cell table:formula="of:=STDEV(INDIRECT(ADDRESS(ROW();2)):INDIRECT(ADDRESS(ROW();COLUMN()-6)))" office:value-type="float" office:value="193.533312008922">
            <text:p>193.53331200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.275">
            <text:p>23.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2.3">
            <text:p>202.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187">
            <text:p>2.187</text:p>
          </table:table-cell>
          <table:table-cell office:value-type="float" office:value="3">
            <text:p>3</text:p>
          </table:table-cell>
          <table:table-cell office:value-type="float" office:value="1.536">
            <text:p>1.536</text:p>
          </table:table-cell>
          <table:table-cell office:value-type="float" office:value="4.5">
            <text:p>4.5</text:p>
          </table:table-cell>
          <table:table-cell office:value-type="float" office:value="2.572">
            <text:p>2.572</text:p>
          </table:table-cell>
          <table:table-cell office:value-type="float" office:value="3">
            <text:p>3</text:p>
          </table:table-cell>
          <table:table-cell office:value-type="float" office:value="5.859">
            <text:p>5.859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5.184">
            <text:p>5.184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536">
            <text:p>1.536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8.867">
            <text:p>8.867</text:p>
          </table:table-cell>
          <table:table-cell table:formula="of:=STDEV(INDIRECT(ADDRESS(ROW();2)):INDIRECT(ADDRESS(ROW();COLUMN()-6)))" office:value-type="float" office:value="20.7926901726396">
            <text:p>20.79269017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00000000000001">
            <text:p>-0.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8">
            <text:p>7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17.067">
            <text:p>17.067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9.877">
            <text:p>9.877</text:p>
          </table:table-cell>
          <table:table-cell office:value-type="float" office:value="33.333">
            <text:p>33.333</text:p>
          </table:table-cell>
          <table:table-cell office:value-type="float" office:value="0.154">
            <text:p>0.154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154">
            <text:p>0.154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0.2063571428571">
            <text:p>50.2063571429</text:p>
          </table:table-cell>
          <table:table-cell table:formula="of:=STDEV(INDIRECT(ADDRESS(ROW();2)):INDIRECT(ADDRESS(ROW();COLUMN()-6)))" office:value-type="float" office:value="47.8174464855778">
            <text:p>47.81744648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9.0015">
            <text:p>-69.00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9.174">
            <text:p>159.17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1.543">
            <text:p>1.543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1.543">
            <text:p>1.543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3.6409285714286">
            <text:p>53.6409285714</text:p>
          </table:table-cell>
          <table:table-cell table:formula="of:=STDEV(INDIRECT(ADDRESS(ROW();2)):INDIRECT(ADDRESS(ROW();COLUMN()-6)))" office:value-type="float" office:value="45.6327470159892">
            <text:p>45.6327470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5.401">
            <text:p>5.401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5.401">
            <text:p>5.401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3.9165">
            <text:p>53.9165</text:p>
          </table:table-cell>
          <table:table-cell table:formula="of:=STDEV(INDIRECT(ADDRESS(ROW();2)):INDIRECT(ADDRESS(ROW();COLUMN()-6)))" office:value-type="float" office:value="45.3043996806389">
            <text:p>45.30439968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15.432">
            <text:p>15.432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15.432">
            <text:p>15.432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4.633">
            <text:p>54.633</text:p>
          </table:table-cell>
          <table:table-cell table:formula="of:=STDEV(INDIRECT(ADDRESS(ROW();2)):INDIRECT(ADDRESS(ROW();COLUMN()-6)))" office:value-type="float" office:value="44.5511529540871">
            <text:p>44.55115295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ing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13571428571429">
            <text:p>1.1357142857</text:p>
          </table:table-cell>
          <table:table-cell table:formula="of:=STDEV(INDIRECT(ADDRESS(ROW();2)):INDIRECT(ADDRESS(ROW();COLUMN()-6)))" office:value-type="float" office:value="0.416223207235923">
            <text:p>0.41622320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0.7">
            <text:p>0.7</text:p>
          </table:table-cell>
          <table:table-cell office:value-type="float" office:value="0.19">
            <text:p>0.19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0.2">
            <text:p>0.2</text:p>
          </table:table-cell>
          <table:table-cell table:formula="of:=MIN(INDIRECT(ADDRESS(ROW();2)):INDIRECT(ADDRESS(ROW();COLUMN()-3)))" office:value-type="float" office:value="0.16">
            <text:p>0.16</text:p>
          </table:table-cell>
          <table:table-cell table:formula="of:=MAX(INDIRECT(ADDRESS(ROW();2)):INDIRECT(ADDRESS(ROW();COLUMN()-4)))" office:value-type="float" office:value="0.7">
            <text:p>0.7</text:p>
          </table:table-cell>
          <table:table-cell table:formula="of:=AVERAGE(INDIRECT(ADDRESS(ROW();2)):INDIRECT(ADDRESS(ROW();COLUMN()-5)))" office:value-type="float" office:value="0.267142857142857">
            <text:p>0.2671428571</text:p>
          </table:table-cell>
          <table:table-cell table:formula="of:=STDEV(INDIRECT(ADDRESS(ROW();2)):INDIRECT(ADDRESS(ROW();COLUMN()-6)))" office:value-type="float" office:value="0.164897570604326">
            <text:p>0.16489757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950000000000001">
            <text:p>0.0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34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.778">
            <text:p>7.778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float" office:value="2.857">
            <text:p>2.857</text:p>
          </table:table-cell>
          <table:table-cell office:value-type="float" office:value="6.316">
            <text:p>6.3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3.333">
            <text:p>3.333</text:p>
          </table:table-cell>
          <table:table-cell office:value-type="float" office:value="5">
            <text:p>5</text:p>
          </table:table-cell>
          <table:table-cell office:value-type="float" office:value="0.833">
            <text:p>0.83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833">
            <text:p>0.833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5.15771428571429">
            <text:p>5.1577142857</text:p>
          </table:table-cell>
          <table:table-cell table:formula="of:=STDEV(INDIRECT(ADDRESS(ROW();2)):INDIRECT(ADDRESS(ROW();COLUMN()-6)))" office:value-type="float" office:value="2.662595825031">
            <text:p>2.6625958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339999999999989">
            <text:p>-0.0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43175">
            <text:p>9.431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7.778">
            <text:p>77.778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28.571">
            <text:p>28.571</text:p>
          </table:table-cell>
          <table:table-cell office:value-type="float" office:value="63.158">
            <text:p>63.15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33.333">
            <text:p>33.333</text:p>
          </table:table-cell>
          <table:table-cell office:value-type="float" office:value="50">
            <text:p>50</text:p>
          </table:table-cell>
          <table:table-cell office:value-type="float" office:value="8.333">
            <text:p>8.333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8.333">
            <text:p>8.333</text:p>
          </table:table-cell>
          <table:table-cell table:formula="of:=MAX(INDIRECT(ADDRESS(ROW();2)):INDIRECT(ADDRESS(ROW();COLUMN()-4)))" office:value-type="float" office:value="125">
            <text:p>125</text:p>
          </table:table-cell>
          <table:table-cell table:formula="of:=AVERAGE(INDIRECT(ADDRESS(ROW();2)):INDIRECT(ADDRESS(ROW();COLUMN()-5)))" office:value-type="float" office:value="51.5772857142857">
            <text:p>51.5772857143</text:p>
          </table:table-cell>
          <table:table-cell table:formula="of:=STDEV(INDIRECT(ADDRESS(ROW();2)):INDIRECT(ADDRESS(ROW();COLUMN()-6)))" office:value-type="float" office:value="26.6251713246306">
            <text:p>26.62517132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41000000000008">
            <text:p>-0.34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.31825">
            <text:p>94.3182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55.556">
            <text:p>155.556</text:p>
          </table:table-cell>
          <table:table-cell office:value-type="float" office:value="75">
            <text:p>75</text:p>
          </table:table-cell>
          <table:table-cell office:value-type="float" office:value="218.75">
            <text:p>218.75</text:p>
          </table:table-cell>
          <table:table-cell office:value-type="float" office:value="71.429">
            <text:p>71.429</text:p>
          </table:table-cell>
          <table:table-cell office:value-type="float" office:value="110.526">
            <text:p>110.526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82.5">
            <text:p>82.5</text:p>
          </table:table-cell>
          <table:table-cell office:value-type="float" office:value="75">
            <text:p>75</text:p>
          </table:table-cell>
          <table:table-cell office:value-type="float" office:value="55.227">
            <text:p>55.2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16.667">
            <text:p>16.667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16.667">
            <text:p>16.667</text:p>
          </table:table-cell>
          <table:table-cell table:formula="of:=MAX(INDIRECT(ADDRESS(ROW();2)):INDIRECT(ADDRESS(ROW();COLUMN()-4)))" office:value-type="float" office:value="218.75">
            <text:p>218.75</text:p>
          </table:table-cell>
          <table:table-cell table:formula="of:=AVERAGE(INDIRECT(ADDRESS(ROW();2)):INDIRECT(ADDRESS(ROW();COLUMN()-5)))" office:value-type="float" office:value="88.9753571428571">
            <text:p>88.9753571429</text:p>
          </table:table-cell>
          <table:table-cell table:formula="of:=STDEV(INDIRECT(ADDRESS(ROW();2)):INDIRECT(ADDRESS(ROW();COLUMN()-6)))" office:value-type="float" office:value="50.3020050596046">
            <text:p>50.30200505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9.1295">
            <text:p>-59.12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5.50625">
            <text:p>225.506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77.778">
            <text:p>777.778</text:p>
          </table:table-cell>
          <table:table-cell office:value-type="float" office:value="500">
            <text:p>500</text:p>
          </table:table-cell>
          <table:table-cell office:value-type="float" office:value="1250">
            <text:p>1250</text:p>
          </table:table-cell>
          <table:table-cell office:value-type="float" office:value="285.714">
            <text:p>285.714</text:p>
          </table:table-cell>
          <table:table-cell office:value-type="float" office:value="631.579">
            <text:p>631.579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333.333">
            <text:p>333.333</text:p>
          </table:table-cell>
          <table:table-cell office:value-type="float" office:value="500">
            <text:p>500</text:p>
          </table:table-cell>
          <table:table-cell office:value-type="float" office:value="83.333">
            <text:p>83.333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83.333">
            <text:p>83.333</text:p>
          </table:table-cell>
          <table:table-cell table:formula="of:=MAX(INDIRECT(ADDRESS(ROW();2)):INDIRECT(ADDRESS(ROW();COLUMN()-4)))" office:value-type="float" office:value="1250">
            <text:p>1250</text:p>
          </table:table-cell>
          <table:table-cell table:formula="of:=AVERAGE(INDIRECT(ADDRESS(ROW();2)):INDIRECT(ADDRESS(ROW();COLUMN()-5)))" office:value-type="float" office:value="515.773428571429">
            <text:p>515.7734285714</text:p>
          </table:table-cell>
          <table:table-cell table:formula="of:=STDEV(INDIRECT(ADDRESS(ROW();2)):INDIRECT(ADDRESS(ROW();COLUMN()-6)))" office:value-type="float" office:value="266.25069876332">
            <text:p>266.25069876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40900000000011">
            <text:p>-3.40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3.18175">
            <text:p>943.1817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office:value-type="float" office:value="1.75">
            <text:p>1.75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73928571428571">
            <text:p>1.7392857143</text:p>
          </table:table-cell>
          <table:table-cell table:formula="of:=STDEV(INDIRECT(ADDRESS(ROW();2)):INDIRECT(ADDRESS(ROW();COLUMN()-6)))" office:value-type="float" office:value="0.376817937791924">
            <text:p>0.37681793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875">
            <text:p>0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5.21428571428571">
            <text:p>5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ing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25">
            <text:p>0.25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1.38571428571429">
            <text:p>1.3857142857</text:p>
          </table:table-cell>
          <table:table-cell table:formula="of:=STDEV(INDIRECT(ADDRESS(ROW();2)):INDIRECT(ADDRESS(ROW();COLUMN()-6)))" office:value-type="float" office:value="0.991445830676006">
            <text:p>0.99144583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475">
            <text:p>-0.1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53">
            <text:p>2.5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162">
            <text:p>0.162</text:p>
          </table:table-cell>
          <table:table-cell office:value-type="float" office:value="0.2">
            <text:p>0.2</text:p>
          </table:table-cell>
          <table:table-cell office:value-type="float" office:value="0.128">
            <text:p>0.128</text:p>
          </table:table-cell>
          <table:table-cell office:value-type="float" office:value="1.2">
            <text:p>1.2</text:p>
          </table:table-cell>
          <table:table-cell office:value-type="float" office:value="0.181">
            <text:p>0.181</text:p>
          </table:table-cell>
          <table:table-cell office:value-type="float" office:value="0.2">
            <text:p>0.2</text:p>
          </table:table-cell>
          <table:table-cell office:value-type="float" office:value="0.313">
            <text:p>0.31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288">
            <text:p>0.288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/>
          <table:table-cell table:formula="of:=MEDIAN(INDIRECT(ADDRESS(ROW();2)):INDIRECT(ADDRESS(ROW();COLUMN()-2)))" office:value-type="float" office:value="0.2">
            <text:p>0.2</text:p>
          </table:table-cell>
          <table:table-cell table:formula="of:=MIN(INDIRECT(ADDRESS(ROW();2)):INDIRECT(ADDRESS(ROW();COLUMN()-3)))" office:value-type="float" office:value="0.128">
            <text:p>0.128</text:p>
          </table:table-cell>
          <table:table-cell table:formula="of:=MAX(INDIRECT(ADDRESS(ROW();2)):INDIRECT(ADDRESS(ROW();COLUMN()-4)))" office:value-type="float" office:value="1.8">
            <text:p>1.8</text:p>
          </table:table-cell>
          <table:table-cell table:formula="of:=AVERAGE(INDIRECT(ADDRESS(ROW();2)):INDIRECT(ADDRESS(ROW();COLUMN()-5)))" office:value-type="float" office:value="0.392285714285714">
            <text:p>0.3922857143</text:p>
          </table:table-cell>
          <table:table-cell table:formula="of:=STDEV(INDIRECT(ADDRESS(ROW();2)):INDIRECT(ADDRESS(ROW();COLUMN()-6)))" office:value-type="float" office:value="0.485977908420257">
            <text:p>0.48597790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13">
            <text:p>-0.0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484">
            <text:p>0.4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.099">
            <text:p>12.099</text:p>
          </table:table-cell>
          <table:table-cell office:value-type="float" office:value="5">
            <text:p>5</text:p>
          </table:table-cell>
          <table:table-cell office:value-type="float" office:value="23.438">
            <text:p>23.438</text:p>
          </table:table-cell>
          <table:table-cell office:value-type="float" office:value="3.333">
            <text:p>3.333</text:p>
          </table:table-cell>
          <table:table-cell office:value-type="float" office:value="7.978">
            <text:p>7.978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2.222">
            <text:p>2.222</text:p>
          </table:table-cell>
          <table:table-cell office:value-type="float" office:value="5">
            <text:p>5</text:p>
          </table:table-cell>
          <table:table-cell office:value-type="float" office:value="0.139">
            <text:p>0.139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139">
            <text:p>0.139</text:p>
          </table:table-cell>
          <table:table-cell table:formula="of:=MAX(INDIRECT(ADDRESS(ROW();2)):INDIRECT(ADDRESS(ROW();COLUMN()-4)))" office:value-type="float" office:value="23.438">
            <text:p>23.438</text:p>
          </table:table-cell>
          <table:table-cell table:formula="of:=AVERAGE(INDIRECT(ADDRESS(ROW();2)):INDIRECT(ADDRESS(ROW();COLUMN()-5)))" office:value-type="float" office:value="6.25357142857143">
            <text:p>6.2535714286</text:p>
          </table:table-cell>
          <table:table-cell table:formula="of:=STDEV(INDIRECT(ADDRESS(ROW();2)):INDIRECT(ADDRESS(ROW();COLUMN()-6)))" office:value-type="float" office:value="5.66037662125989">
            <text:p>5.66037662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2725">
            <text:p>-3.2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5825">
            <text:p>12.58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0.988">
            <text:p>120.988</text:p>
          </table:table-cell>
          <table:table-cell office:value-type="float" office:value="50">
            <text:p>50</text:p>
          </table:table-cell>
          <table:table-cell office:value-type="float" office:value="234.375">
            <text:p>234.375</text:p>
          </table:table-cell>
          <table:table-cell office:value-type="float" office:value="33.333">
            <text:p>33.333</text:p>
          </table:table-cell>
          <table:table-cell office:value-type="float" office:value="79.778">
            <text:p>79.77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60.5">
            <text:p>60.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22.222">
            <text:p>22.222</text:p>
          </table:table-cell>
          <table:table-cell office:value-type="float" office:value="50">
            <text:p>50</text:p>
          </table:table-cell>
          <table:table-cell office:value-type="float" office:value="1.389">
            <text:p>1.389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1.389">
            <text:p>1.389</text:p>
          </table:table-cell>
          <table:table-cell table:formula="of:=MAX(INDIRECT(ADDRESS(ROW();2)):INDIRECT(ADDRESS(ROW();COLUMN()-4)))" office:value-type="float" office:value="234.375">
            <text:p>234.375</text:p>
          </table:table-cell>
          <table:table-cell table:formula="of:=AVERAGE(INDIRECT(ADDRESS(ROW();2)):INDIRECT(ADDRESS(ROW();COLUMN()-5)))" office:value-type="float" office:value="62.5352857142857">
            <text:p>62.5352857143</text:p>
          </table:table-cell>
          <table:table-cell table:formula="of:=STDEV(INDIRECT(ADDRESS(ROW();2)):INDIRECT(ADDRESS(ROW();COLUMN()-6)))" office:value-type="float" office:value="56.6022766577031">
            <text:p>56.60227665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717">
            <text:p>-32.71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5.819">
            <text:p>125.819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02.469">
            <text:p>302.469</text:p>
          </table:table-cell>
          <table:table-cell office:value-type="float" office:value="75">
            <text:p>75</text:p>
          </table:table-cell>
          <table:table-cell office:value-type="float" office:value="468.75">
            <text:p>468.75</text:p>
          </table:table-cell>
          <table:table-cell office:value-type="float" office:value="116.667">
            <text:p>116.667</text:p>
          </table:table-cell>
          <table:table-cell office:value-type="float" office:value="159.557">
            <text:p>159.557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90.75">
            <text:p>90.75</text:p>
          </table:table-cell>
          <table:table-cell office:value-type="float" office:value="75">
            <text:p>75</text:p>
          </table:table-cell>
          <table:table-cell office:value-type="float" office:value="55.227">
            <text:p>55.227</text:p>
          </table:table-cell>
          <table:table-cell office:value-type="float" office:value="75">
            <text:p>75</text:p>
          </table:table-cell>
          <table:table-cell office:value-type="float" office:value="33.333">
            <text:p>33.333</text:p>
          </table:table-cell>
          <table:table-cell office:value-type="float" office:value="175">
            <text:p>175</text:p>
          </table:table-cell>
          <table:table-cell office:value-type="float" office:value="3.472">
            <text:p>3.472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3.472">
            <text:p>3.472</text:p>
          </table:table-cell>
          <table:table-cell table:formula="of:=MAX(INDIRECT(ADDRESS(ROW();2)):INDIRECT(ADDRESS(ROW();COLUMN()-4)))" office:value-type="float" office:value="468.75">
            <text:p>468.75</text:p>
          </table:table-cell>
          <table:table-cell table:formula="of:=AVERAGE(INDIRECT(ADDRESS(ROW();2)):INDIRECT(ADDRESS(ROW();COLUMN()-5)))" office:value-type="float" office:value="125.230357142857">
            <text:p>125.2303571429</text:p>
          </table:table-cell>
          <table:table-cell table:formula="of:=STDEV(INDIRECT(ADDRESS(ROW();2)):INDIRECT(ADDRESS(ROW();COLUMN()-6)))" office:value-type="float" office:value="123.588777931934">
            <text:p>123.58877793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5.8225">
            <text:p>-205.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4.82725">
            <text:p>414.827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09.877">
            <text:p>1209.877</text:p>
          </table:table-cell>
          <table:table-cell office:value-type="float" office:value="500">
            <text:p>500</text:p>
          </table:table-cell>
          <table:table-cell office:value-type="float" office:value="2343.75">
            <text:p>2343.75</text:p>
          </table:table-cell>
          <table:table-cell office:value-type="float" office:value="333.333">
            <text:p>333.333</text:p>
          </table:table-cell>
          <table:table-cell office:value-type="float" office:value="797.784">
            <text:p>797.784</text:p>
          </table:table-cell>
          <table:table-cell office:value-type="float" office:value="500">
            <text:p>500</text:p>
          </table:table-cell>
          <table:table-cell office:value-type="float" office:value="320">
            <text:p>320</text:p>
          </table:table-cell>
          <table:table-cell office:value-type="float" office:value="605">
            <text:p>60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222.222">
            <text:p>222.222</text:p>
          </table:table-cell>
          <table:table-cell office:value-type="float" office:value="500">
            <text:p>500</text:p>
          </table:table-cell>
          <table:table-cell office:value-type="float" office:value="13.889">
            <text:p>13.889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13.889">
            <text:p>13.889</text:p>
          </table:table-cell>
          <table:table-cell table:formula="of:=MAX(INDIRECT(ADDRESS(ROW();2)):INDIRECT(ADDRESS(ROW();COLUMN()-4)))" office:value-type="float" office:value="2343.75">
            <text:p>2343.75</text:p>
          </table:table-cell>
          <table:table-cell table:formula="of:=AVERAGE(INDIRECT(ADDRESS(ROW();2)):INDIRECT(ADDRESS(ROW();COLUMN()-5)))" office:value-type="float" office:value="625.353285714286">
            <text:p>625.3532857143</text:p>
          </table:table-cell>
          <table:table-cell table:formula="of:=STDEV(INDIRECT(ADDRESS(ROW();2)):INDIRECT(ADDRESS(ROW();COLUMN()-6)))" office:value-type="float" office:value="566.022447075192">
            <text:p>566.02244707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7.16">
            <text:p>-327.1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58.1825">
            <text:p>1258.18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1.98928571428571">
            <text:p>1.9892857143</text:p>
          </table:table-cell>
          <table:table-cell table:formula="of:=STDEV(INDIRECT(ADDRESS(ROW();2)):INDIRECT(ADDRESS(ROW();COLUMN()-6)))" office:value-type="float" office:value="0.742702593813394">
            <text:p>0.7427025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7.35714285714286">
            <text:p>7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ing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.744">
            <text:p>2.7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728">
            <text:p>1.728</text:p>
          </table:table-cell>
          <table:table-cell table:number-columns-repeated="2" office:value-type="float" office:value="1">
            <text:p>1</text:p>
          </table:table-cell>
          <table:table-cell office:value-type="float" office:value="1.331">
            <text:p>1.33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125">
            <text:p>0.125</text:p>
          </table:table-cell>
          <table:table-cell table:formula="of:=MAX(INDIRECT(ADDRESS(ROW();2)):INDIRECT(ADDRESS(ROW();COLUMN()-4)))" office:value-type="float" office:value="8">
            <text:p>8</text:p>
          </table:table-cell>
          <table:table-cell table:formula="of:=AVERAGE(INDIRECT(ADDRESS(ROW();2)):INDIRECT(ADDRESS(ROW();COLUMN()-5)))" office:value-type="float" office:value="1.81">
            <text:p>1.81</text:p>
          </table:table-cell>
          <table:table-cell table:formula="of:=STDEV(INDIRECT(ADDRESS(ROW();2)):INDIRECT(ADDRESS(ROW();COLUMN()-6)))" office:value-type="float" office:value="2.0288202331556">
            <text:p>2.02882023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8625">
            <text:p>-0.88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515">
            <text:p>3.51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146">
            <text:p>0.146</text:p>
          </table:table-cell>
          <table:table-cell office:value-type="float" office:value="0.2">
            <text:p>0.2</text:p>
          </table:table-cell>
          <table:table-cell office:value-type="float" office:value="0.102">
            <text:p>0.102</text:p>
          </table:table-cell>
          <table:table-cell office:value-type="float" office:value="1.7">
            <text:p>1.7</text:p>
          </table:table-cell>
          <table:table-cell office:value-type="float" office:value="0.171">
            <text:p>0.171</text:p>
          </table:table-cell>
          <table:table-cell office:value-type="float" office:value="0.2">
            <text:p>0.2</text:p>
          </table:table-cell>
          <table:table-cell office:value-type="float" office:value="0.391">
            <text:p>0.39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346">
            <text:p>0.346</text:p>
          </table:table-cell>
          <table:table-cell office:value-type="float" office:value="0.2">
            <text:p>0.2</text:p>
          </table:table-cell>
          <table:table-cell office:value-type="float" office:value="5.4">
            <text:p>5.4</text:p>
          </table:table-cell>
          <table:table-cell/>
          <table:table-cell table:formula="of:=MEDIAN(INDIRECT(ADDRESS(ROW();2)):INDIRECT(ADDRESS(ROW();COLUMN()-2)))" office:value-type="float" office:value="0.2">
            <text:p>0.2</text:p>
          </table:table-cell>
          <table:table-cell table:formula="of:=MIN(INDIRECT(ADDRESS(ROW();2)):INDIRECT(ADDRESS(ROW();COLUMN()-3)))" office:value-type="float" office:value="0.102">
            <text:p>0.102</text:p>
          </table:table-cell>
          <table:table-cell table:formula="of:=MAX(INDIRECT(ADDRESS(ROW();2)):INDIRECT(ADDRESS(ROW();COLUMN()-4)))" office:value-type="float" office:value="5.4">
            <text:p>5.4</text:p>
          </table:table-cell>
          <table:table-cell table:formula="of:=AVERAGE(INDIRECT(ADDRESS(ROW();2)):INDIRECT(ADDRESS(ROW();COLUMN()-5)))" office:value-type="float" office:value="0.691142857142857">
            <text:p>0.6911428571</text:p>
          </table:table-cell>
          <table:table-cell table:formula="of:=STDEV(INDIRECT(ADDRESS(ROW();2)):INDIRECT(ADDRESS(ROW();COLUMN()-6)))" office:value-type="float" office:value="1.41379085914664">
            <text:p>1.41379085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435">
            <text:p>-0.1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658">
            <text:p>0.65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8.82">
            <text:p>18.82</text:p>
          </table:table-cell>
          <table:table-cell office:value-type="float" office:value="5">
            <text:p>5</text:p>
          </table:table-cell>
          <table:table-cell office:value-type="float" office:value="39.063">
            <text:p>39.063</text:p>
          </table:table-cell>
          <table:table-cell office:value-type="float" office:value="4.706">
            <text:p>4.706</text:p>
          </table:table-cell>
          <table:table-cell office:value-type="float" office:value="10.077">
            <text:p>10.077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6.655">
            <text:p>6.65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1.481">
            <text:p>1.481</text:p>
          </table:table-cell>
          <table:table-cell office:value-type="float" office:value="5">
            <text:p>5</text:p>
          </table:table-cell>
          <table:table-cell office:value-type="float" office:value="0.023">
            <text:p>0.02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023">
            <text:p>0.023</text:p>
          </table:table-cell>
          <table:table-cell table:formula="of:=MAX(INDIRECT(ADDRESS(ROW();2)):INDIRECT(ADDRESS(ROW();COLUMN()-4)))" office:value-type="float" office:value="39.063">
            <text:p>39.063</text:p>
          </table:table-cell>
          <table:table-cell table:formula="of:=AVERAGE(INDIRECT(ADDRESS(ROW();2)):INDIRECT(ADDRESS(ROW();COLUMN()-5)))" office:value-type="float" office:value="8.034">
            <text:p>8.034</text:p>
          </table:table-cell>
          <table:table-cell table:formula="of:=STDEV(INDIRECT(ADDRESS(ROW();2)):INDIRECT(ADDRESS(ROW();COLUMN()-6)))" office:value-type="float" office:value="9.98053238136046">
            <text:p>9.98053238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74475">
            <text:p>-1.74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23075">
            <text:p>12.230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88.203">
            <text:p>188.203</text:p>
          </table:table-cell>
          <table:table-cell office:value-type="float" office:value="50">
            <text:p>50</text:p>
          </table:table-cell>
          <table:table-cell office:value-type="float" office:value="390.625">
            <text:p>390.625</text:p>
          </table:table-cell>
          <table:table-cell office:value-type="float" office:value="47.059">
            <text:p>47.059</text:p>
          </table:table-cell>
          <table:table-cell office:value-type="float" office:value="100.773">
            <text:p>100.773</text:p>
          </table:table-cell>
          <table:table-cell office:value-type="float" office:value="50">
            <text:p>50</text:p>
          </table:table-cell>
          <table:table-cell office:value-type="float" office:value="25.6">
            <text:p>25.6</text:p>
          </table:table-cell>
          <table:table-cell office:value-type="float" office:value="66.55">
            <text:p>66.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14.815">
            <text:p>14.815</text:p>
          </table:table-cell>
          <table:table-cell office:value-type="float" office:value="50">
            <text:p>50</text:p>
          </table:table-cell>
          <table:table-cell office:value-type="float" office:value="0.231">
            <text:p>0.231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0.231">
            <text:p>0.231</text:p>
          </table:table-cell>
          <table:table-cell table:formula="of:=MAX(INDIRECT(ADDRESS(ROW();2)):INDIRECT(ADDRESS(ROW();COLUMN()-4)))" office:value-type="float" office:value="390.625">
            <text:p>390.625</text:p>
          </table:table-cell>
          <table:table-cell table:formula="of:=AVERAGE(INDIRECT(ADDRESS(ROW();2)):INDIRECT(ADDRESS(ROW();COLUMN()-5)))" office:value-type="float" office:value="80.3403571428571">
            <text:p>80.3403571429</text:p>
          </table:table-cell>
          <table:table-cell table:formula="of:=STDEV(INDIRECT(ADDRESS(ROW();2)):INDIRECT(ADDRESS(ROW();COLUMN()-6)))" office:value-type="float" office:value="99.8041664804763">
            <text:p>99.80416648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.4515">
            <text:p>-17.45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2.3105">
            <text:p>122.310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64.609">
            <text:p>564.609</text:p>
          </table:table-cell>
          <table:table-cell office:value-type="float" office:value="75">
            <text:p>75</text:p>
          </table:table-cell>
          <table:table-cell office:value-type="float" office:value="878.906">
            <text:p>878.906</text:p>
          </table:table-cell>
          <table:table-cell office:value-type="float" office:value="211.765">
            <text:p>211.765</text:p>
          </table:table-cell>
          <table:table-cell office:value-type="float" office:value="226.739">
            <text:p>226.739</text:p>
          </table:table-cell>
          <table:table-cell office:value-type="float" office:value="75">
            <text:p>75</text:p>
          </table:table-cell>
          <table:table-cell office:value-type="float" office:value="38.4">
            <text:p>38.4</text:p>
          </table:table-cell>
          <table:table-cell office:value-type="float" office:value="99.825">
            <text:p>99.825</text:p>
          </table:table-cell>
          <table:table-cell office:value-type="float" office:value="75">
            <text:p>75</text:p>
          </table:table-cell>
          <table:table-cell office:value-type="float" office:value="55.227">
            <text:p>55.227</text:p>
          </table:table-cell>
          <table:table-cell office:value-type="float" office:value="75">
            <text:p>75</text:p>
          </table:table-cell>
          <table:table-cell office:value-type="float" office:value="22.222">
            <text:p>22.222</text:p>
          </table:table-cell>
          <table:table-cell office:value-type="float" office:value="225">
            <text:p>225</text:p>
          </table:table-cell>
          <table:table-cell office:value-type="float" office:value="0.694">
            <text:p>0.694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0.694">
            <text:p>0.694</text:p>
          </table:table-cell>
          <table:table-cell table:formula="of:=MAX(INDIRECT(ADDRESS(ROW();2)):INDIRECT(ADDRESS(ROW();COLUMN()-4)))" office:value-type="float" office:value="878.906">
            <text:p>878.906</text:p>
          </table:table-cell>
          <table:table-cell table:formula="of:=AVERAGE(INDIRECT(ADDRESS(ROW();2)):INDIRECT(ADDRESS(ROW();COLUMN()-5)))" office:value-type="float" office:value="187.384785714286">
            <text:p>187.3847857143</text:p>
          </table:table-cell>
          <table:table-cell table:formula="of:=STDEV(INDIRECT(ADDRESS(ROW();2)):INDIRECT(ADDRESS(ROW();COLUMN()-6)))" office:value-type="float" office:value="245.582536540296">
            <text:p>245.58253654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24.39275">
            <text:p>-424.39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06.25425">
            <text:p>706.254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882.031">
            <text:p>1882.031</text:p>
          </table:table-cell>
          <table:table-cell office:value-type="float" office:value="500">
            <text:p>500</text:p>
          </table:table-cell>
          <table:table-cell office:value-type="float" office:value="3906.25">
            <text:p>3906.25</text:p>
          </table:table-cell>
          <table:table-cell office:value-type="float" office:value="470.588">
            <text:p>470.588</text:p>
          </table:table-cell>
          <table:table-cell office:value-type="float" office:value="1007.727">
            <text:p>1007.727</text:p>
          </table:table-cell>
          <table:table-cell office:value-type="float" office:value="500">
            <text:p>500</text:p>
          </table:table-cell>
          <table:table-cell office:value-type="float" office:value="256">
            <text:p>256</text:p>
          </table:table-cell>
          <table:table-cell office:value-type="float" office:value="665.5">
            <text:p>665.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148.148">
            <text:p>148.148</text:p>
          </table:table-cell>
          <table:table-cell office:value-type="float" office:value="500">
            <text:p>500</text:p>
          </table:table-cell>
          <table:table-cell office:value-type="float" office:value="2.315">
            <text:p>2.315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2.315">
            <text:p>2.315</text:p>
          </table:table-cell>
          <table:table-cell table:formula="of:=MAX(INDIRECT(ADDRESS(ROW();2)):INDIRECT(ADDRESS(ROW();COLUMN()-4)))" office:value-type="float" office:value="3906.25">
            <text:p>3906.25</text:p>
          </table:table-cell>
          <table:table-cell table:formula="of:=AVERAGE(INDIRECT(ADDRESS(ROW();2)):INDIRECT(ADDRESS(ROW();COLUMN()-5)))" office:value-type="float" office:value="803.403571428571">
            <text:p>803.4035714286</text:p>
          </table:table-cell>
          <table:table-cell table:formula="of:=STDEV(INDIRECT(ADDRESS(ROW();2)):INDIRECT(ADDRESS(ROW();COLUMN()-6)))" office:value-type="float" office:value="998.041513895529">
            <text:p>998.04151389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4.514">
            <text:p>-174.51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23.10425">
            <text:p>1223.104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2.25">
            <text:p>2.25</text:p>
          </table:table-cell>
          <table:table-cell office:value-type="float" office:value="4.5">
            <text:p>4.5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2.23928571428571">
            <text:p>2.2392857143</text:p>
          </table:table-cell>
          <table:table-cell table:formula="of:=STDEV(INDIRECT(ADDRESS(ROW();2)):INDIRECT(ADDRESS(ROW();COLUMN()-6)))" office:value-type="float" office:value="1.10925799375226">
            <text:p>1.1092579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4375">
            <text:p>-2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5">
            <text:p>6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9.5">
            <text:p>9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">
            <text:p>-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">
            <text:p>2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lague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13571428571429">
            <text:p>1.1357142857</text:p>
          </table:table-cell>
          <table:table-cell table:formula="of:=STDEV(INDIRECT(ADDRESS(ROW();2)):INDIRECT(ADDRESS(ROW();COLUMN()-6)))" office:value-type="float" office:value="0.416223207235923">
            <text:p>0.41622320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6">
            <text:p>1.6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2.35">
            <text:p>2.35</text:p>
          </table:table-cell>
          <table:table-cell table:formula="of:=STDEV(INDIRECT(ADDRESS(ROW();2)):INDIRECT(ADDRESS(ROW();COLUMN()-6)))" office:value-type="float" office:value="1.08113188550063">
            <text:p>1.08113188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5">
            <text:p>0.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">
            <text:p>3.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0.778">
            <text:p>0.778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8">
            <text:p>0.8</text:p>
          </table:table-cell>
          <table:table-cell office:value-type="float" office:value="0.632">
            <text:p>0.63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083">
            <text:p>0.083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083">
            <text:p>0.083</text:p>
          </table:table-cell>
          <table:table-cell table:formula="of:=MAX(INDIRECT(ADDRESS(ROW();2)):INDIRECT(ADDRESS(ROW();COLUMN()-4)))" office:value-type="float" office:value="1.25">
            <text:p>1.25</text:p>
          </table:table-cell>
          <table:table-cell table:formula="of:=AVERAGE(INDIRECT(ADDRESS(ROW();2)):INDIRECT(ADDRESS(ROW();COLUMN()-5)))" office:value-type="float" office:value="0.5525">
            <text:p>0.5525</text:p>
          </table:table-cell>
          <table:table-cell table:formula="of:=STDEV(INDIRECT(ADDRESS(ROW();2)):INDIRECT(ADDRESS(ROW();COLUMN()-6)))" office:value-type="float" office:value="0.267636306034313">
            <text:p>0.2676363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075">
            <text:p>-0.1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15075">
            <text:p>1.150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0.778">
            <text:p>0.778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8">
            <text:p>0.8</text:p>
          </table:table-cell>
          <table:table-cell office:value-type="float" office:value="0.632">
            <text:p>0.632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1.333">
            <text:p>1.333</text:p>
          </table:table-cell>
          <table:table-cell office:value-type="float" office:value="0.5">
            <text:p>0.5</text:p>
          </table:table-cell>
          <table:table-cell office:value-type="float" office:value="0.833">
            <text:p>0.833</text:p>
          </table:table-cell>
          <table:table-cell/>
          <table:table-cell table:formula="of:=MEDIAN(INDIRECT(ADDRESS(ROW();2)):INDIRECT(ADDRESS(ROW();COLUMN()-2)))" office:value-type="float" office:value="0.591">
            <text:p>0.591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1.333">
            <text:p>1.333</text:p>
          </table:table-cell>
          <table:table-cell table:formula="of:=AVERAGE(INDIRECT(ADDRESS(ROW();2)):INDIRECT(ADDRESS(ROW();COLUMN()-5)))" office:value-type="float" office:value="0.706071428571429">
            <text:p>0.7060714286</text:p>
          </table:table-cell>
          <table:table-cell table:formula="of:=STDEV(INDIRECT(ADDRESS(ROW();2)):INDIRECT(ADDRESS(ROW();COLUMN()-6)))" office:value-type="float" office:value="0.285313717830772">
            <text:p>0.28531371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">
            <text:p>-0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0.778">
            <text:p>0.778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8">
            <text:p>0.8</text:p>
          </table:table-cell>
          <table:table-cell office:value-type="float" office:value="0.632">
            <text:p>0.632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1.333">
            <text:p>1.333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0.591">
            <text:p>0.591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1.333">
            <text:p>1.333</text:p>
          </table:table-cell>
          <table:table-cell table:formula="of:=AVERAGE(INDIRECT(ADDRESS(ROW();2)):INDIRECT(ADDRESS(ROW();COLUMN()-5)))" office:value-type="float" office:value="0.735857142857143">
            <text:p>0.7358571429</text:p>
          </table:table-cell>
          <table:table-cell table:formula="of:=STDEV(INDIRECT(ADDRESS(ROW();2)):INDIRECT(ADDRESS(ROW();COLUMN()-6)))" office:value-type="float" office:value="0.319323529486188">
            <text:p>0.319323529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">
            <text:p>-0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0.778">
            <text:p>0.778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8">
            <text:p>0.8</text:p>
          </table:table-cell>
          <table:table-cell office:value-type="float" office:value="0.632">
            <text:p>0.632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1.333">
            <text:p>1.333</text:p>
          </table:table-cell>
          <table:table-cell office:value-type="float" office:value="0.5">
            <text:p>0.5</text:p>
          </table:table-cell>
          <table:table-cell office:value-type="float" office:value="8.333">
            <text:p>8.333</text:p>
          </table:table-cell>
          <table:table-cell/>
          <table:table-cell table:formula="of:=MEDIAN(INDIRECT(ADDRESS(ROW();2)):INDIRECT(ADDRESS(ROW();COLUMN()-2)))" office:value-type="float" office:value="0.591">
            <text:p>0.591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8.333">
            <text:p>8.333</text:p>
          </table:table-cell>
          <table:table-cell table:formula="of:=AVERAGE(INDIRECT(ADDRESS(ROW();2)):INDIRECT(ADDRESS(ROW();COLUMN()-5)))" office:value-type="float" office:value="1.24178571428571">
            <text:p>1.2417857143</text:p>
          </table:table-cell>
          <table:table-cell table:formula="of:=STDEV(INDIRECT(ADDRESS(ROW();2)):INDIRECT(ADDRESS(ROW();COLUMN()-6)))" office:value-type="float" office:value="2.06051379621579">
            <text:p>2.06051379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">
            <text:p>-0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number-columns-repeated="4"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24285714285714">
            <text:p>1.2428571429</text:p>
          </table:table-cell>
          <table:table-cell table:formula="of:=STDEV(INDIRECT(ADDRESS(ROW();2)):INDIRECT(ADDRESS(ROW();COLUMN()-6)))" office:value-type="float" office:value="0.373062761711517">
            <text:p>0.37306276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125">
            <text:p>-0.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75">
            <text:p>2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lague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25">
            <text:p>0.25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1.38571428571429">
            <text:p>1.3857142857</text:p>
          </table:table-cell>
          <table:table-cell table:formula="of:=STDEV(INDIRECT(ADDRESS(ROW();2)):INDIRECT(ADDRESS(ROW();COLUMN()-6)))" office:value-type="float" office:value="0.991445830676006">
            <text:p>0.99144583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475">
            <text:p>-0.1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53">
            <text:p>2.5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3">
            <text:p>3</text:p>
          </table:table-cell>
          <table:table-cell office:value-type="float" office:value="1.805">
            <text:p>1.805</text:p>
          </table:table-cell>
          <table:table-cell office:value-type="float" office:value="2">
            <text:p>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88">
            <text:p>2.8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8">
            <text:p>1.28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3.27928571428571">
            <text:p>3.2792857143</text:p>
          </table:table-cell>
          <table:table-cell table:formula="of:=STDEV(INDIRECT(ADDRESS(ROW();2)):INDIRECT(ADDRESS(ROW();COLUMN()-6)))" office:value-type="float" office:value="4.26856887255907">
            <text:p>4.26856887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3">
            <text:p>-0.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4">
            <text:p>4.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2.344">
            <text:p>2.344</text:p>
          </table:table-cell>
          <table:table-cell office:value-type="float" office:value="1.333">
            <text:p>1.333</text:p>
          </table:table-cell>
          <table:table-cell office:value-type="float" office:value="0.798">
            <text:p>0.798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222">
            <text:p>0.222</text:p>
          </table:table-cell>
          <table:table-cell office:value-type="float" office:value="0.5">
            <text:p>0.5</text:p>
          </table:table-cell>
          <table:table-cell office:value-type="float" office:value="0.014">
            <text:p>0.014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014">
            <text:p>0.014</text:p>
          </table:table-cell>
          <table:table-cell table:formula="of:=MAX(INDIRECT(ADDRESS(ROW();2)):INDIRECT(ADDRESS(ROW();COLUMN()-4)))" office:value-type="float" office:value="2.344">
            <text:p>2.344</text:p>
          </table:table-cell>
          <table:table-cell table:formula="of:=AVERAGE(INDIRECT(ADDRESS(ROW();2)):INDIRECT(ADDRESS(ROW();COLUMN()-5)))" office:value-type="float" office:value="0.696785714285714">
            <text:p>0.6967857143</text:p>
          </table:table-cell>
          <table:table-cell table:formula="of:=STDEV(INDIRECT(ADDRESS(ROW();2)):INDIRECT(ADDRESS(ROW();COLUMN()-6)))" office:value-type="float" office:value="0.589012887226316">
            <text:p>0.58901288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2225">
            <text:p>-0.52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0375">
            <text:p>1.703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2.344">
            <text:p>2.344</text:p>
          </table:table-cell>
          <table:table-cell office:value-type="float" office:value="1.333">
            <text:p>1.333</text:p>
          </table:table-cell>
          <table:table-cell office:value-type="float" office:value="0.798">
            <text:p>0.798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889">
            <text:p>0.889</text:p>
          </table:table-cell>
          <table:table-cell office:value-type="float" office:value="0.5">
            <text:p>0.5</text:p>
          </table:table-cell>
          <table:table-cell office:value-type="float" office:value="0.139">
            <text:p>0.139</text:p>
          </table:table-cell>
          <table:table-cell/>
          <table:table-cell table:formula="of:=MEDIAN(INDIRECT(ADDRESS(ROW();2)):INDIRECT(ADDRESS(ROW();COLUMN()-2)))" office:value-type="float" office:value="0.5525">
            <text:p>0.5525</text:p>
          </table:table-cell>
          <table:table-cell table:formula="of:=MIN(INDIRECT(ADDRESS(ROW();2)):INDIRECT(ADDRESS(ROW();COLUMN()-3)))" office:value-type="float" office:value="0.139">
            <text:p>0.139</text:p>
          </table:table-cell>
          <table:table-cell table:formula="of:=MAX(INDIRECT(ADDRESS(ROW();2)):INDIRECT(ADDRESS(ROW();COLUMN()-4)))" office:value-type="float" office:value="2.344">
            <text:p>2.344</text:p>
          </table:table-cell>
          <table:table-cell table:formula="of:=AVERAGE(INDIRECT(ADDRESS(ROW();2)):INDIRECT(ADDRESS(ROW();COLUMN()-5)))" office:value-type="float" office:value="0.776214285714286">
            <text:p>0.7762142857</text:p>
          </table:table-cell>
          <table:table-cell table:formula="of:=STDEV(INDIRECT(ADDRESS(ROW();2)):INDIRECT(ADDRESS(ROW();COLUMN()-6)))" office:value-type="float" office:value="0.550493230388255">
            <text:p>0.55049323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9875">
            <text:p>-0.59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965">
            <text:p>1.96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2.344">
            <text:p>2.344</text:p>
          </table:table-cell>
          <table:table-cell office:value-type="float" office:value="1.333">
            <text:p>1.333</text:p>
          </table:table-cell>
          <table:table-cell office:value-type="float" office:value="0.798">
            <text:p>0.798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889">
            <text:p>0.889</text:p>
          </table:table-cell>
          <table:table-cell office:value-type="float" office:value="0.5">
            <text:p>0.5</text:p>
          </table:table-cell>
          <table:table-cell office:value-type="float" office:value="0.278">
            <text:p>0.278</text:p>
          </table:table-cell>
          <table:table-cell/>
          <table:table-cell table:formula="of:=MEDIAN(INDIRECT(ADDRESS(ROW();2)):INDIRECT(ADDRESS(ROW();COLUMN()-2)))" office:value-type="float" office:value="0.5525">
            <text:p>0.5525</text:p>
          </table:table-cell>
          <table:table-cell table:formula="of:=MIN(INDIRECT(ADDRESS(ROW();2)):INDIRECT(ADDRESS(ROW();COLUMN()-3)))" office:value-type="float" office:value="0.278">
            <text:p>0.278</text:p>
          </table:table-cell>
          <table:table-cell table:formula="of:=MAX(INDIRECT(ADDRESS(ROW();2)):INDIRECT(ADDRESS(ROW();COLUMN()-4)))" office:value-type="float" office:value="2.344">
            <text:p>2.344</text:p>
          </table:table-cell>
          <table:table-cell table:formula="of:=AVERAGE(INDIRECT(ADDRESS(ROW();2)):INDIRECT(ADDRESS(ROW();COLUMN()-5)))" office:value-type="float" office:value="0.786142857142857">
            <text:p>0.7861428571</text:p>
          </table:table-cell>
          <table:table-cell table:formula="of:=STDEV(INDIRECT(ADDRESS(ROW();2)):INDIRECT(ADDRESS(ROW();COLUMN()-6)))" office:value-type="float" office:value="0.539255306616713">
            <text:p>0.53925530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9875">
            <text:p>-0.59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965">
            <text:p>1.96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2.344">
            <text:p>2.344</text:p>
          </table:table-cell>
          <table:table-cell office:value-type="float" office:value="1.333">
            <text:p>1.333</text:p>
          </table:table-cell>
          <table:table-cell office:value-type="float" office:value="0.798">
            <text:p>0.798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889">
            <text:p>0.889</text:p>
          </table:table-cell>
          <table:table-cell office:value-type="float" office:value="0.5">
            <text:p>0.5</text:p>
          </table:table-cell>
          <table:table-cell office:value-type="float" office:value="1.389">
            <text:p>1.389</text:p>
          </table:table-cell>
          <table:table-cell/>
          <table:table-cell table:formula="of:=MEDIAN(INDIRECT(ADDRESS(ROW();2)):INDIRECT(ADDRESS(ROW();COLUMN()-2)))" office:value-type="float" office:value="0.6225">
            <text:p>0.6225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2.344">
            <text:p>2.344</text:p>
          </table:table-cell>
          <table:table-cell table:formula="of:=AVERAGE(INDIRECT(ADDRESS(ROW();2)):INDIRECT(ADDRESS(ROW();COLUMN()-5)))" office:value-type="float" office:value="0.8655">
            <text:p>0.8655</text:p>
          </table:table-cell>
          <table:table-cell table:formula="of:=STDEV(INDIRECT(ADDRESS(ROW();2)):INDIRECT(ADDRESS(ROW();COLUMN()-6)))" office:value-type="float" office:value="0.54047084173823">
            <text:p>0.54047084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38925">
            <text:p>-1.38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019">
            <text:p>3.01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4"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49285714285714">
            <text:p>1.4928571429</text:p>
          </table:table-cell>
          <table:table-cell table:formula="of:=STDEV(INDIRECT(ADDRESS(ROW();2)):INDIRECT(ADDRESS(ROW();COLUMN()-6)))" office:value-type="float" office:value="0.739505329168176">
            <text:p>0.73950532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625">
            <text:p>-1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5">
            <text:p>4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Resonant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21.3571428571429">
            <text:p>21.3571428571</text:p>
          </table:table-cell>
          <table:table-cell table:formula="of:=STDEV(INDIRECT(ADDRESS(ROW();2)):INDIRECT(ADDRESS(ROW();COLUMN()-6)))" office:value-type="float" office:value="6.67494906759183">
            <text:p>6.67494906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4.75">
            <text:p>14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19285714285714">
            <text:p>1.1928571429</text:p>
          </table:table-cell>
          <table:table-cell table:formula="of:=STDEV(INDIRECT(ADDRESS(ROW();2)):INDIRECT(ADDRESS(ROW();COLUMN()-6)))" office:value-type="float" office:value="0.5473211484681">
            <text:p>0.54732114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3.333">
            <text:p>13.333</text:p>
          </table:table-cell>
          <table:table-cell office:value-type="float" office:value="20">
            <text:p>20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3.333">
            <text:p>3.333</text:p>
          </table:table-cell>
          <table:table-cell table:formula="of:=MAX(INDIRECT(ADDRESS(ROW();2)):INDIRECT(ADDRESS(ROW();COLUMN()-4)))" office:value-type="float" office:value="31.111">
            <text:p>31.111</text:p>
          </table:table-cell>
          <table:table-cell table:formula="of:=AVERAGE(INDIRECT(ADDRESS(ROW();2)):INDIRECT(ADDRESS(ROW();COLUMN()-5)))" office:value-type="float" office:value="20.0229285714286">
            <text:p>20.0229285714</text:p>
          </table:table-cell>
          <table:table-cell table:formula="of:=STDEV(INDIRECT(ADDRESS(ROW();2)):INDIRECT(ADDRESS(ROW();COLUMN()-6)))" office:value-type="float" office:value="6.73747152372216">
            <text:p>6.73747152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24975">
            <text:p>-4.2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97">
            <text:p>45.97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.333">
            <text:p>53.333</text:p>
          </table:table-cell>
          <table:table-cell table:formula="of:=AVERAGE(INDIRECT(ADDRESS(ROW();2)):INDIRECT(ADDRESS(ROW();COLUMN()-5)))" office:value-type="float" office:value="26.1657857142857">
            <text:p>26.1657857143</text:p>
          </table:table-cell>
          <table:table-cell table:formula="of:=STDEV(INDIRECT(ADDRESS(ROW();2)):INDIRECT(ADDRESS(ROW();COLUMN()-6)))" office:value-type="float" office:value="9.41564313893534">
            <text:p>9.41564313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116.667">
            <text:p>116.667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116.667">
            <text:p>116.667</text:p>
          </table:table-cell>
          <table:table-cell table:formula="of:=AVERAGE(INDIRECT(ADDRESS(ROW();2)):INDIRECT(ADDRESS(ROW();COLUMN()-5)))" office:value-type="float" office:value="32.1182142857143">
            <text:p>32.1182142857</text:p>
          </table:table-cell>
          <table:table-cell table:formula="of:=STDEV(INDIRECT(ADDRESS(ROW();2)):INDIRECT(ADDRESS(ROW();COLUMN()-6)))" office:value-type="float" office:value="26.0111921300711">
            <text:p>26.01119213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3.333">
            <text:p>3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33.333">
            <text:p>333.333</text:p>
          </table:table-cell>
          <table:table-cell table:formula="of:=AVERAGE(INDIRECT(ADDRESS(ROW();2)):INDIRECT(ADDRESS(ROW();COLUMN()-5)))" office:value-type="float" office:value="47.5943571428571">
            <text:p>47.5943571429</text:p>
          </table:table-cell>
          <table:table-cell table:formula="of:=STDEV(INDIRECT(ADDRESS(ROW();2)):INDIRECT(ADDRESS(ROW();COLUMN()-6)))" office:value-type="float" office:value="82.7527659343524">
            <text:p>82.75276593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2857142857143">
            <text:p>3.2285714286</text:p>
          </table:table-cell>
          <table:table-cell table:formula="of:=STDEV(INDIRECT(ADDRESS(ROW();2)):INDIRECT(ADDRESS(ROW();COLUMN()-6)))" office:value-type="float" office:value="0.390617994442675">
            <text:p>0.39061799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21428571428571">
            <text:p>7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Resonant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.2">
            <text:p>39.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25">
            <text:p>25</text:p>
          </table:table-cell>
          <table:table-cell table:formula="of:=STDEV(INDIRECT(ADDRESS(ROW();2)):INDIRECT(ADDRESS(ROW();COLUMN()-6)))" office:value-type="float" office:value="17.5380026930531">
            <text:p>17.5380026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05">
            <text:p>9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1.67542857142857">
            <text:p>1.6754285714</text:p>
          </table:table-cell>
          <table:table-cell table:formula="of:=STDEV(INDIRECT(ADDRESS(ROW();2)):INDIRECT(ADDRESS(ROW();COLUMN()-6)))" office:value-type="float" office:value="2.13593476975757">
            <text:p>2.135934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5">
            <text:p>-0.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89">
            <text:p>8.889</text:p>
          </table:table-cell>
          <table:table-cell office:value-type="float" office:value="20">
            <text:p>20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2.6778571428571">
            <text:p>22.6778571429</text:p>
          </table:table-cell>
          <table:table-cell table:formula="of:=STDEV(INDIRECT(ADDRESS(ROW();2)):INDIRECT(ADDRESS(ROW();COLUMN()-6)))" office:value-type="float" office:value="12.5226553454568">
            <text:p>12.52265534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85775">
            <text:p>-20.85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114">
            <text:p>68.11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8540714285714">
            <text:p>25.8540714286</text:p>
          </table:table-cell>
          <table:table-cell table:formula="of:=STDEV(INDIRECT(ADDRESS(ROW();2)):INDIRECT(ADDRESS(ROW();COLUMN()-6)))" office:value-type="float" office:value="11.0517844258068">
            <text:p>11.05178442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77">
            <text:p>-21.2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036">
            <text:p>75.0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22.222">
            <text:p>22.222</text:p>
          </table:table-cell>
          <table:table-cell/>
          <table:table-cell table:formula="of:=MEDIAN(INDIRECT(ADDRESS(ROW();2)):INDIRECT(ADDRESS(ROW();COLUMN()-2)))" office:value-type="float" office:value="23.211">
            <text:p>23.21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7.0445">
            <text:p>27.0445</text:p>
          </table:table-cell>
          <table:table-cell table:formula="of:=STDEV(INDIRECT(ADDRESS(ROW();2)):INDIRECT(ADDRESS(ROW();COLUMN()-6)))" office:value-type="float" office:value="9.48353132662496">
            <text:p>9.48353132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77">
            <text:p>-21.2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036">
            <text:p>75.03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5.556">
            <text:p>55.556</text:p>
          </table:table-cell>
          <table:table-cell table:formula="of:=AVERAGE(INDIRECT(ADDRESS(ROW();2)):INDIRECT(ADDRESS(ROW();COLUMN()-5)))" office:value-type="float" office:value="29.4255">
            <text:p>29.4255</text:p>
          </table:table-cell>
          <table:table-cell table:formula="of:=STDEV(INDIRECT(ADDRESS(ROW();2)):INDIRECT(ADDRESS(ROW();COLUMN()-6)))" office:value-type="float" office:value="12.023907708267">
            <text:p>12.02390770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8225">
            <text:p>-25.7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.043">
            <text:p>81.04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7857142857143">
            <text:p>3.4785714286</text:p>
          </table:table-cell>
          <table:table-cell table:formula="of:=STDEV(INDIRECT(ADDRESS(ROW();2)):INDIRECT(ADDRESS(ROW();COLUMN()-6)))" office:value-type="float" office:value="0.753635875583848">
            <text:p>0.7536358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35714285714286">
            <text:p>9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Resonant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4.88">
            <text:p>54.8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float" office:value="34.56">
            <text:p>34.56</text:p>
          </table:table-cell>
          <table:table-cell table:number-columns-repeated="2" office:value-type="float" office:value="20">
            <text:p>20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32.1285714285714">
            <text:p>32.1285714286</text:p>
          </table:table-cell>
          <table:table-cell table:formula="of:=STDEV(INDIRECT(ADDRESS(ROW();2)):INDIRECT(ADDRESS(ROW();COLUMN()-6)))" office:value-type="float" office:value="38.6577771769632">
            <text:p>38.6577771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855">
            <text:p>2.8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86">
            <text:p>42.8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2.5">
            <text:p>2.5</text:p>
          </table:table-cell>
          <table:table-cell office:value-type="float" office:value="0.857">
            <text:p>0.857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728">
            <text:p>1.72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12">
            <text:p>0.51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3.02707142857143">
            <text:p>3.0270714286</text:p>
          </table:table-cell>
          <table:table-cell table:formula="of:=STDEV(INDIRECT(ADDRESS(ROW();2)):INDIRECT(ADDRESS(ROW();COLUMN()-6)))" office:value-type="float" office:value="6.91989310126732">
            <text:p>6.91989310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713">
            <text:p>-0.7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84">
            <text:p>3.2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.926">
            <text:p>5.926</text:p>
          </table:table-cell>
          <table:table-cell office:value-type="float" office:value="20">
            <text:p>20</text:p>
          </table:table-cell>
          <table:table-cell office:value-type="float" office:value="0.093">
            <text:p>0.09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093">
            <text:p>0.093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7.4110714285714">
            <text:p>27.4110714286</text:p>
          </table:table-cell>
          <table:table-cell table:formula="of:=STDEV(INDIRECT(ADDRESS(ROW();2)):INDIRECT(ADDRESS(ROW();COLUMN()-6)))" office:value-type="float" office:value="21.4893237015117">
            <text:p>21.48932370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56825">
            <text:p>-41.56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5.728">
            <text:p>95.728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9.4718571428571">
            <text:p>29.4718571429</text:p>
          </table:table-cell>
          <table:table-cell table:formula="of:=STDEV(INDIRECT(ADDRESS(ROW();2)):INDIRECT(ADDRESS(ROW();COLUMN()-6)))" office:value-type="float" office:value="20.0083402335401">
            <text:p>20.008340233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4.167">
            <text:p>4.167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4.167">
            <text:p>4.167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9.7033571428571">
            <text:p>29.7033571429</text:p>
          </table:table-cell>
          <table:table-cell table:formula="of:=STDEV(INDIRECT(ADDRESS(ROW();2)):INDIRECT(ADDRESS(ROW();COLUMN()-6)))" office:value-type="float" office:value="19.6685171495626">
            <text:p>19.66851714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30.0670714285714">
            <text:p>30.0670714286</text:p>
          </table:table-cell>
          <table:table-cell table:formula="of:=STDEV(INDIRECT(ADDRESS(ROW();2)):INDIRECT(ADDRESS(ROW();COLUMN()-6)))" office:value-type="float" office:value="19.2015054276172">
            <text:p>19.20150542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72857142857143">
            <text:p>3.7285714286</text:p>
          </table:table-cell>
          <table:table-cell table:formula="of:=STDEV(INDIRECT(ADDRESS(ROW();2)):INDIRECT(ADDRESS(ROW();COLUMN()-6)))" office:value-type="float" office:value="1.11918828513455">
            <text:p>1.119188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MEDIAN(INDIRECT(ADDRESS(ROW();2)):INDIRECT(ADDRESS(ROW();COLUMN()-2)))" office:value-type="float" office:value="13">
            <text:p>13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11.5">
            <text:p>11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">
            <text:p>22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hredder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13571428571429">
            <text:p>1.1357142857</text:p>
          </table:table-cell>
          <table:table-cell table:formula="of:=STDEV(INDIRECT(ADDRESS(ROW();2)):INDIRECT(ADDRESS(ROW();COLUMN()-6)))" office:value-type="float" office:value="0.416223207235923">
            <text:p>0.41622320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4">
            <text:p>0.4</text:p>
          </table:table-cell>
          <table:table-cell table:formula="of:=MAX(INDIRECT(ADDRESS(ROW();2)):INDIRECT(ADDRESS(ROW();COLUMN()-4)))" office:value-type="float" office:value="1.5">
            <text:p>1.5</text:p>
          </table:table-cell>
          <table:table-cell table:formula="of:=AVERAGE(INDIRECT(ADDRESS(ROW();2)):INDIRECT(ADDRESS(ROW();COLUMN()-5)))" office:value-type="float" office:value="0.614285714285714">
            <text:p>0.6142857143</text:p>
          </table:table-cell>
          <table:table-cell table:formula="of:=STDEV(INDIRECT(ADDRESS(ROW();2)):INDIRECT(ADDRESS(ROW();COLUMN()-6)))" office:value-type="float" office:value="0.29199484415138">
            <text:p>0.29199484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2375">
            <text:p>0.2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85">
            <text:p>0.8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.111">
            <text:p>3.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26">
            <text:p>2.52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1.333">
            <text:p>1.333</text:p>
          </table:table-cell>
          <table:table-cell office:value-type="float" office:value="2">
            <text:p>2</text:p>
          </table:table-cell>
          <table:table-cell office:value-type="float" office:value="0.333">
            <text:p>0.33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333">
            <text:p>0.333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12421428571429">
            <text:p>2.1242142857</text:p>
          </table:table-cell>
          <table:table-cell table:formula="of:=STDEV(INDIRECT(ADDRESS(ROW();2)):INDIRECT(ADDRESS(ROW();COLUMN()-6)))" office:value-type="float" office:value="1.03222173963748">
            <text:p>1.03222173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57999999999999">
            <text:p>0.45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19">
            <text:p>3.419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.111">
            <text:p>3.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26">
            <text:p>2.526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5.333">
            <text:p>5.333</text:p>
          </table:table-cell>
          <table:table-cell office:value-type="float" office:value="2">
            <text:p>2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.1">
            <text:p>2.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5.333">
            <text:p>5.333</text:p>
          </table:table-cell>
          <table:table-cell table:formula="of:=AVERAGE(INDIRECT(ADDRESS(ROW();2)):INDIRECT(ADDRESS(ROW();COLUMN()-5)))" office:value-type="float" office:value="2.7385">
            <text:p>2.7385</text:p>
          </table:table-cell>
          <table:table-cell table:formula="of:=STDEV(INDIRECT(ADDRESS(ROW();2)):INDIRECT(ADDRESS(ROW();COLUMN()-6)))" office:value-type="float" office:value="1.15605161915628">
            <text:p>1.15605161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53325">
            <text:p>-1.5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11">
            <text:p>6.71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.111">
            <text:p>3.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26">
            <text:p>2.526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5.333">
            <text:p>5.333</text:p>
          </table:table-cell>
          <table:table-cell office:value-type="float" office:value="2">
            <text:p>2</text:p>
          </table:table-cell>
          <table:table-cell office:value-type="float" office:value="11.667">
            <text:p>11.667</text:p>
          </table:table-cell>
          <table:table-cell/>
          <table:table-cell table:formula="of:=MEDIAN(INDIRECT(ADDRESS(ROW();2)):INDIRECT(ADDRESS(ROW();COLUMN()-2)))" office:value-type="float" office:value="2.1">
            <text:p>2.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11.667">
            <text:p>11.667</text:p>
          </table:table-cell>
          <table:table-cell table:formula="of:=AVERAGE(INDIRECT(ADDRESS(ROW();2)):INDIRECT(ADDRESS(ROW();COLUMN()-5)))" office:value-type="float" office:value="3.33378571428571">
            <text:p>3.3337857143</text:p>
          </table:table-cell>
          <table:table-cell table:formula="of:=STDEV(INDIRECT(ADDRESS(ROW();2)):INDIRECT(ADDRESS(ROW();COLUMN()-6)))" office:value-type="float" office:value="2.65702972330937">
            <text:p>2.65702972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53325">
            <text:p>-1.5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11">
            <text:p>6.71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.111">
            <text:p>3.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26">
            <text:p>2.526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5.333">
            <text:p>5.333</text:p>
          </table:table-cell>
          <table:table-cell office:value-type="float" office:value="2">
            <text:p>2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.1">
            <text:p>2.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33.333">
            <text:p>33.333</text:p>
          </table:table-cell>
          <table:table-cell table:formula="of:=AVERAGE(INDIRECT(ADDRESS(ROW();2)):INDIRECT(ADDRESS(ROW();COLUMN()-5)))" office:value-type="float" office:value="4.88135714285714">
            <text:p>4.8813571429</text:p>
          </table:table-cell>
          <table:table-cell table:formula="of:=STDEV(INDIRECT(ADDRESS(ROW();2)):INDIRECT(ADDRESS(ROW();COLUMN()-6)))" office:value-type="float" office:value="8.26837443429567">
            <text:p>8.26837443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53325">
            <text:p>-1.5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11">
            <text:p>6.711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2857142857143">
            <text:p>3.2285714286</text:p>
          </table:table-cell>
          <table:table-cell table:formula="of:=STDEV(INDIRECT(ADDRESS(ROW();2)):INDIRECT(ADDRESS(ROW();COLUMN()-6)))" office:value-type="float" office:value="0.390617994442675">
            <text:p>0.39061799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hredder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25">
            <text:p>0.25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1.38571428571429">
            <text:p>1.3857142857</text:p>
          </table:table-cell>
          <table:table-cell table:formula="of:=STDEV(INDIRECT(ADDRESS(ROW();2)):INDIRECT(ADDRESS(ROW();COLUMN()-6)))" office:value-type="float" office:value="0.991445830676006">
            <text:p>0.99144583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475">
            <text:p>-0.1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53">
            <text:p>2.5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05">
            <text:p>0.405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 office:value-type="float" office:value="1.5">
            <text:p>1.5</text:p>
          </table:table-cell>
          <table:table-cell office:value-type="float" office:value="0.451">
            <text:p>0.451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72">
            <text:p>0.72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2">
            <text:p>0.32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0.873357142857143">
            <text:p>0.8733571429</text:p>
          </table:table-cell>
          <table:table-cell table:formula="of:=STDEV(INDIRECT(ADDRESS(ROW();2)):INDIRECT(ADDRESS(ROW();COLUMN()-6)))" office:value-type="float" office:value="1.08209729458356">
            <text:p>1.08209729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325">
            <text:p>-0.0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21">
            <text:p>1.21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.84">
            <text:p>4.84</text:p>
          </table:table-cell>
          <table:table-cell office:value-type="float" office:value="2">
            <text:p>2</text:p>
          </table:table-cell>
          <table:table-cell office:value-type="float" office:value="9.375">
            <text:p>9.375</text:p>
          </table:table-cell>
          <table:table-cell office:value-type="float" office:value="2.667">
            <text:p>2.667</text:p>
          </table:table-cell>
          <table:table-cell office:value-type="float" office:value="3.191">
            <text:p>3.191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0.889">
            <text:p>0.889</text:p>
          </table:table-cell>
          <table:table-cell office:value-type="float" office:value="2">
            <text:p>2</text:p>
          </table:table-cell>
          <table:table-cell office:value-type="float" office:value="0.056">
            <text:p>0.056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056">
            <text:p>0.056</text:p>
          </table:table-cell>
          <table:table-cell table:formula="of:=MAX(INDIRECT(ADDRESS(ROW();2)):INDIRECT(ADDRESS(ROW();COLUMN()-4)))" office:value-type="float" office:value="9.375">
            <text:p>9.375</text:p>
          </table:table-cell>
          <table:table-cell table:formula="of:=AVERAGE(INDIRECT(ADDRESS(ROW();2)):INDIRECT(ADDRESS(ROW();COLUMN()-5)))" office:value-type="float" office:value="2.59671428571429">
            <text:p>2.5967142857</text:p>
          </table:table-cell>
          <table:table-cell table:formula="of:=STDEV(INDIRECT(ADDRESS(ROW();2)):INDIRECT(ADDRESS(ROW();COLUMN()-6)))" office:value-type="float" office:value="2.23908286267705">
            <text:p>2.23908286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07749999999999">
            <text:p>-0.90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24">
            <text:p>5.2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.84">
            <text:p>4.84</text:p>
          </table:table-cell>
          <table:table-cell office:value-type="float" office:value="2">
            <text:p>2</text:p>
          </table:table-cell>
          <table:table-cell office:value-type="float" office:value="9.375">
            <text:p>9.375</text:p>
          </table:table-cell>
          <table:table-cell office:value-type="float" office:value="2.667">
            <text:p>2.667</text:p>
          </table:table-cell>
          <table:table-cell office:value-type="float" office:value="3.191">
            <text:p>3.191</text:p>
          </table:table-cell>
          <table:table-cell office:value-type="float" office:value="2">
            <text:p>2</text:p>
          </table:table-cell>
          <table:table-cell office:value-type="float" office:value="2.56">
            <text:p>2.56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3.556">
            <text:p>3.556</text:p>
          </table:table-cell>
          <table:table-cell office:value-type="float" office:value="2">
            <text:p>2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.21">
            <text:p>2.21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9.375">
            <text:p>9.375</text:p>
          </table:table-cell>
          <table:table-cell table:formula="of:=AVERAGE(INDIRECT(ADDRESS(ROW();2)):INDIRECT(ADDRESS(ROW();COLUMN()-5)))" office:value-type="float" office:value="2.91435714285714">
            <text:p>2.9143571429</text:p>
          </table:table-cell>
          <table:table-cell table:formula="of:=STDEV(INDIRECT(ADDRESS(ROW();2)):INDIRECT(ADDRESS(ROW();COLUMN()-6)))" office:value-type="float" office:value="2.10756288735967">
            <text:p>2.10756288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8">
            <text:p>-1.1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24">
            <text:p>6.2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.84">
            <text:p>4.84</text:p>
          </table:table-cell>
          <table:table-cell office:value-type="float" office:value="2">
            <text:p>2</text:p>
          </table:table-cell>
          <table:table-cell office:value-type="float" office:value="9.375">
            <text:p>9.375</text:p>
          </table:table-cell>
          <table:table-cell office:value-type="float" office:value="2.667">
            <text:p>2.667</text:p>
          </table:table-cell>
          <table:table-cell office:value-type="float" office:value="3.191">
            <text:p>3.191</text:p>
          </table:table-cell>
          <table:table-cell office:value-type="float" office:value="2">
            <text:p>2</text:p>
          </table:table-cell>
          <table:table-cell office:value-type="float" office:value="2.56">
            <text:p>2.56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3.556">
            <text:p>3.556</text:p>
          </table:table-cell>
          <table:table-cell office:value-type="float" office:value="2">
            <text:p>2</text:p>
          </table:table-cell>
          <table:table-cell office:value-type="float" office:value="2.222">
            <text:p>2.222</text:p>
          </table:table-cell>
          <table:table-cell/>
          <table:table-cell table:formula="of:=MEDIAN(INDIRECT(ADDRESS(ROW();2)):INDIRECT(ADDRESS(ROW();COLUMN()-2)))" office:value-type="float" office:value="2.321">
            <text:p>2.32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9.375">
            <text:p>9.375</text:p>
          </table:table-cell>
          <table:table-cell table:formula="of:=AVERAGE(INDIRECT(ADDRESS(ROW();2)):INDIRECT(ADDRESS(ROW();COLUMN()-5)))" office:value-type="float" office:value="3.03335714285714">
            <text:p>3.0333571429</text:p>
          </table:table-cell>
          <table:table-cell table:formula="of:=STDEV(INDIRECT(ADDRESS(ROW();2)):INDIRECT(ADDRESS(ROW();COLUMN()-6)))" office:value-type="float" office:value="2.00888283562102">
            <text:p>2.00888283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8">
            <text:p>-1.1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24">
            <text:p>6.2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.84">
            <text:p>4.84</text:p>
          </table:table-cell>
          <table:table-cell office:value-type="float" office:value="2">
            <text:p>2</text:p>
          </table:table-cell>
          <table:table-cell office:value-type="float" office:value="9.375">
            <text:p>9.375</text:p>
          </table:table-cell>
          <table:table-cell office:value-type="float" office:value="2.667">
            <text:p>2.667</text:p>
          </table:table-cell>
          <table:table-cell office:value-type="float" office:value="3.191">
            <text:p>3.191</text:p>
          </table:table-cell>
          <table:table-cell office:value-type="float" office:value="2">
            <text:p>2</text:p>
          </table:table-cell>
          <table:table-cell office:value-type="float" office:value="2.56">
            <text:p>2.56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3.556">
            <text:p>3.556</text:p>
          </table:table-cell>
          <table:table-cell office:value-type="float" office:value="2">
            <text:p>2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.49">
            <text:p>2.49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9.375">
            <text:p>9.375</text:p>
          </table:table-cell>
          <table:table-cell table:formula="of:=AVERAGE(INDIRECT(ADDRESS(ROW();2)):INDIRECT(ADDRESS(ROW();COLUMN()-5)))" office:value-type="float" office:value="3.2715">
            <text:p>3.2715</text:p>
          </table:table-cell>
          <table:table-cell table:formula="of:=STDEV(INDIRECT(ADDRESS(ROW();2)):INDIRECT(ADDRESS(ROW();COLUMN()-6)))" office:value-type="float" office:value="2.10081287381081">
            <text:p>2.10081287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39425">
            <text:p>-2.39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859">
            <text:p>7.85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7857142857143">
            <text:p>3.4785714286</text:p>
          </table:table-cell>
          <table:table-cell table:formula="of:=STDEV(INDIRECT(ADDRESS(ROW();2)):INDIRECT(ADDRESS(ROW();COLUMN()-6)))" office:value-type="float" office:value="0.753635875583848">
            <text:p>0.7536358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hredder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.744">
            <text:p>2.7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728">
            <text:p>1.728</text:p>
          </table:table-cell>
          <table:table-cell table:number-columns-repeated="2" office:value-type="float" office:value="1">
            <text:p>1</text:p>
          </table:table-cell>
          <table:table-cell office:value-type="float" office:value="1.331">
            <text:p>1.33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125">
            <text:p>0.125</text:p>
          </table:table-cell>
          <table:table-cell table:formula="of:=MAX(INDIRECT(ADDRESS(ROW();2)):INDIRECT(ADDRESS(ROW();COLUMN()-4)))" office:value-type="float" office:value="8">
            <text:p>8</text:p>
          </table:table-cell>
          <table:table-cell table:formula="of:=AVERAGE(INDIRECT(ADDRESS(ROW();2)):INDIRECT(ADDRESS(ROW();COLUMN()-5)))" office:value-type="float" office:value="1.81">
            <text:p>1.81</text:p>
          </table:table-cell>
          <table:table-cell table:formula="of:=STDEV(INDIRECT(ADDRESS(ROW();2)):INDIRECT(ADDRESS(ROW();COLUMN()-6)))" office:value-type="float" office:value="2.0288202331556">
            <text:p>2.02882023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8625">
            <text:p>-0.88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515">
            <text:p>3.51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365">
            <text:p>0.365</text:p>
          </table:table-cell>
          <table:table-cell office:value-type="float" office:value="0.5">
            <text:p>0.5</text:p>
          </table:table-cell>
          <table:table-cell office:value-type="float" office:value="0.256">
            <text:p>0.256</text:p>
          </table:table-cell>
          <table:table-cell office:value-type="float" office:value="2">
            <text:p>2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977">
            <text:p>0.97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864">
            <text:p>0.864</text:p>
          </table:table-cell>
          <table:table-cell office:value-type="float" office:value="0.5">
            <text:p>0.5</text:p>
          </table:table-cell>
          <table:table-cell office:value-type="float" office:value="13.5">
            <text:p>13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256">
            <text:p>0.256</text:p>
          </table:table-cell>
          <table:table-cell table:formula="of:=MAX(INDIRECT(ADDRESS(ROW();2)):INDIRECT(ADDRESS(ROW();COLUMN()-4)))" office:value-type="float" office:value="13.5">
            <text:p>13.5</text:p>
          </table:table-cell>
          <table:table-cell table:formula="of:=AVERAGE(INDIRECT(ADDRESS(ROW();2)):INDIRECT(ADDRESS(ROW();COLUMN()-5)))" office:value-type="float" office:value="1.56721428571429">
            <text:p>1.5672142857</text:p>
          </table:table-cell>
          <table:table-cell table:formula="of:=STDEV(INDIRECT(ADDRESS(ROW();2)):INDIRECT(ADDRESS(ROW();COLUMN()-6)))" office:value-type="float" office:value="3.46132565041802">
            <text:p>3.46132565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565">
            <text:p>-0.35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642">
            <text:p>1.6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.528">
            <text:p>7.528</text:p>
          </table:table-cell>
          <table:table-cell office:value-type="float" office:value="2">
            <text:p>2</text:p>
          </table:table-cell>
          <table:table-cell office:value-type="float" office:value="15.625">
            <text:p>15.625</text:p>
          </table:table-cell>
          <table:table-cell office:value-type="float" office:value="4">
            <text:p>4</text:p>
          </table:table-cell>
          <table:table-cell office:value-type="float" office:value="4.031">
            <text:p>4.031</text:p>
          </table:table-cell>
          <table:table-cell office:value-type="float" office:value="2">
            <text:p>2</text:p>
          </table:table-cell>
          <table:table-cell office:value-type="float" office:value="1.024">
            <text:p>1.024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0.593">
            <text:p>0.593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009">
            <text:p>0.009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3.36485714285714">
            <text:p>3.3648571429</text:p>
          </table:table-cell>
          <table:table-cell table:formula="of:=STDEV(INDIRECT(ADDRESS(ROW();2)):INDIRECT(ADDRESS(ROW();COLUMN()-6)))" office:value-type="float" office:value="3.97793651295479">
            <text:p>3.9779365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0885">
            <text:p>-4.08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481">
            <text:p>9.48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.528">
            <text:p>7.528</text:p>
          </table:table-cell>
          <table:table-cell office:value-type="float" office:value="2">
            <text:p>2</text:p>
          </table:table-cell>
          <table:table-cell office:value-type="float" office:value="15.625">
            <text:p>15.625</text:p>
          </table:table-cell>
          <table:table-cell office:value-type="float" office:value="4">
            <text:p>4</text:p>
          </table:table-cell>
          <table:table-cell office:value-type="float" office:value="4.031">
            <text:p>4.031</text:p>
          </table:table-cell>
          <table:table-cell office:value-type="float" office:value="2">
            <text:p>2</text:p>
          </table:table-cell>
          <table:table-cell office:value-type="float" office:value="2.048">
            <text:p>2.048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0.093">
            <text:p>0.093</text:p>
          </table:table-cell>
          <table:table-cell/>
          <table:table-cell table:formula="of:=MEDIAN(INDIRECT(ADDRESS(ROW();2)):INDIRECT(ADDRESS(ROW();COLUMN()-2)))" office:value-type="float" office:value="2.024">
            <text:p>2.024</text:p>
          </table:table-cell>
          <table:table-cell table:formula="of:=MIN(INDIRECT(ADDRESS(ROW();2)):INDIRECT(ADDRESS(ROW();COLUMN()-3)))" office:value-type="float" office:value="0.093">
            <text:p>0.093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3.57092857142857">
            <text:p>3.5709285714</text:p>
          </table:table-cell>
          <table:table-cell table:formula="of:=STDEV(INDIRECT(ADDRESS(ROW();2)):INDIRECT(ADDRESS(ROW();COLUMN()-6)))" office:value-type="float" office:value="3.86424966274747">
            <text:p>3.86424966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9965">
            <text:p>-2.9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662">
            <text:p>8.66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.528">
            <text:p>7.528</text:p>
          </table:table-cell>
          <table:table-cell office:value-type="float" office:value="2">
            <text:p>2</text:p>
          </table:table-cell>
          <table:table-cell office:value-type="float" office:value="15.625">
            <text:p>15.625</text:p>
          </table:table-cell>
          <table:table-cell office:value-type="float" office:value="4">
            <text:p>4</text:p>
          </table:table-cell>
          <table:table-cell office:value-type="float" office:value="4.031">
            <text:p>4.031</text:p>
          </table:table-cell>
          <table:table-cell office:value-type="float" office:value="2">
            <text:p>2</text:p>
          </table:table-cell>
          <table:table-cell office:value-type="float" office:value="2.048">
            <text:p>2.048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0.417">
            <text:p>0.417</text:p>
          </table:table-cell>
          <table:table-cell/>
          <table:table-cell table:formula="of:=MEDIAN(INDIRECT(ADDRESS(ROW();2)):INDIRECT(ADDRESS(ROW();COLUMN()-2)))" office:value-type="float" office:value="2.024">
            <text:p>2.024</text:p>
          </table:table-cell>
          <table:table-cell table:formula="of:=MIN(INDIRECT(ADDRESS(ROW();2)):INDIRECT(ADDRESS(ROW();COLUMN()-3)))" office:value-type="float" office:value="0.417">
            <text:p>0.417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3.59407142857143">
            <text:p>3.5940714286</text:p>
          </table:table-cell>
          <table:table-cell table:formula="of:=STDEV(INDIRECT(ADDRESS(ROW();2)):INDIRECT(ADDRESS(ROW();COLUMN()-6)))" office:value-type="float" office:value="3.84272850707943">
            <text:p>3.842728507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9965">
            <text:p>-2.9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662">
            <text:p>8.66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.528">
            <text:p>7.528</text:p>
          </table:table-cell>
          <table:table-cell office:value-type="float" office:value="2">
            <text:p>2</text:p>
          </table:table-cell>
          <table:table-cell office:value-type="float" office:value="15.625">
            <text:p>15.625</text:p>
          </table:table-cell>
          <table:table-cell office:value-type="float" office:value="4">
            <text:p>4</text:p>
          </table:table-cell>
          <table:table-cell office:value-type="float" office:value="4.031">
            <text:p>4.031</text:p>
          </table:table-cell>
          <table:table-cell office:value-type="float" office:value="2">
            <text:p>2</text:p>
          </table:table-cell>
          <table:table-cell office:value-type="float" office:value="2.048">
            <text:p>2.048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2.024">
            <text:p>2.024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3.63042857142857">
            <text:p>3.6304285714</text:p>
          </table:table-cell>
          <table:table-cell table:formula="of:=STDEV(INDIRECT(ADDRESS(ROW();2)):INDIRECT(ADDRESS(ROW();COLUMN()-6)))" office:value-type="float" office:value="3.81264724738167">
            <text:p>3.81264724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9965">
            <text:p>-2.9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662">
            <text:p>8.66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72857142857143">
            <text:p>3.7285714286</text:p>
          </table:table-cell>
          <table:table-cell table:formula="of:=STDEV(INDIRECT(ADDRESS(ROW();2)):INDIRECT(ADDRESS(ROW();COLUMN()-6)))" office:value-type="float" office:value="1.11918828513455">
            <text:p>1.119188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niper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600">
            <text:p>600</text:p>
          </table:table-cell>
          <table:table-cell office:value-type="float" office:value="360">
            <text:p>36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table:formula="of:=MEDIAN(INDIRECT(ADDRESS(ROW();2)):INDIRECT(ADDRESS(ROW();COLUMN()-2)))" office:value-type="float" office:value="300">
            <text:p>300</text:p>
          </table:table-cell>
          <table:table-cell table:formula="of:=MIN(INDIRECT(ADDRESS(ROW();2)):INDIRECT(ADDRESS(ROW();COLUMN()-3)))" office:value-type="float" office:value="150">
            <text:p>150</text:p>
          </table:table-cell>
          <table:table-cell table:formula="of:=MAX(INDIRECT(ADDRESS(ROW();2)):INDIRECT(ADDRESS(ROW();COLUMN()-4)))" office:value-type="float" office:value="600">
            <text:p>600</text:p>
          </table:table-cell>
          <table:table-cell table:formula="of:=AVERAGE(INDIRECT(ADDRESS(ROW();2)):INDIRECT(ADDRESS(ROW();COLUMN()-5)))" office:value-type="float" office:value="319.357142857143">
            <text:p>319.3571428571</text:p>
          </table:table-cell>
          <table:table-cell table:formula="of:=STDEV(INDIRECT(ADDRESS(ROW();2)):INDIRECT(ADDRESS(ROW();COLUMN()-6)))" office:value-type="float" office:value="100.25168875835">
            <text:p>100.25168875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1.75">
            <text:p>231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6.75">
            <text:p>6.75</text:p>
          </table:table-cell>
          <table:table-cell office:value-type="float" office:value="7.5">
            <text:p>7.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.125">
            <text:p>7.125</text:p>
          </table:table-cell>
          <table:table-cell office:value-type="float" office:value="7.5">
            <text:p>7.5</text:p>
          </table:table-cell>
          <table:table-cell office:value-type="float" office:value="9.375">
            <text:p>9.375</text:p>
          </table:table-cell>
          <table:table-cell table:number-columns-repeated="2" office:value-type="float" office:value="7.5">
            <text:p>7.5</text:p>
          </table:table-cell>
          <table:table-cell office:value-type="float" office:value="8.25">
            <text:p>8.25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7.5">
            <text:p>7.5</text:p>
          </table:table-cell>
          <table:table-cell office:value-type="float" office:value="22.5">
            <text:p>22.5</text:p>
          </table:table-cell>
          <table:table-cell/>
          <table:table-cell table:formula="of:=MEDIAN(INDIRECT(ADDRESS(ROW();2)):INDIRECT(ADDRESS(ROW();COLUMN()-2)))" office:value-type="float" office:value="7.5">
            <text:p>7.5</text:p>
          </table:table-cell>
          <table:table-cell table:formula="of:=MIN(INDIRECT(ADDRESS(ROW();2)):INDIRECT(ADDRESS(ROW();COLUMN()-3)))" office:value-type="float" office:value="6">
            <text:p>6</text:p>
          </table:table-cell>
          <table:table-cell table:formula="of:=MAX(INDIRECT(ADDRESS(ROW();2)):INDIRECT(ADDRESS(ROW();COLUMN()-4)))" office:value-type="float" office:value="22.5">
            <text:p>22.5</text:p>
          </table:table-cell>
          <table:table-cell table:formula="of:=AVERAGE(INDIRECT(ADDRESS(ROW();2)):INDIRECT(ADDRESS(ROW();COLUMN()-5)))" office:value-type="float" office:value="8.71428571428571">
            <text:p>8.7142857143</text:p>
          </table:table-cell>
          <table:table-cell table:formula="of:=STDEV(INDIRECT(ADDRESS(ROW();2)):INDIRECT(ADDRESS(ROW();COLUMN()-6)))" office:value-type="float" office:value="4.05622401954124">
            <text:p>4.056224019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.4375">
            <text:p>5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5">
            <text:p>10.2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62.222">
            <text:p>62.222</text:p>
          </table:table-cell>
          <table:table-cell office:value-type="float" office:value="40">
            <text:p>40</text:p>
          </table:table-cell>
          <table:table-cell office:value-type="float" office:value="50.167">
            <text:p>50.167</text:p>
          </table:table-cell>
          <table:table-cell office:value-type="float" office:value="75">
            <text:p>75</text:p>
          </table:table-cell>
          <table:table-cell office:value-type="float" office:value="50.526">
            <text:p>50.52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26.667">
            <text:p>26.667</text:p>
          </table:table-cell>
          <table:table-cell office:value-type="float" office:value="40">
            <text:p>40</text:p>
          </table:table-cell>
          <table:table-cell office:value-type="float" office:value="6.667">
            <text:p>6.667</text:p>
          </table:table-cell>
          <table:table-cell/>
          <table:table-cell table:formula="of:=MEDIAN(INDIRECT(ADDRESS(ROW();2)):INDIRECT(ADDRESS(ROW();COLUMN()-2)))" office:value-type="float" office:value="40">
            <text:p>40</text:p>
          </table:table-cell>
          <table:table-cell table:formula="of:=MIN(INDIRECT(ADDRESS(ROW();2)):INDIRECT(ADDRESS(ROW();COLUMN()-3)))" office:value-type="float" office:value="6.667">
            <text:p>6.667</text:p>
          </table:table-cell>
          <table:table-cell table:formula="of:=MAX(INDIRECT(ADDRESS(ROW();2)):INDIRECT(ADDRESS(ROW();COLUMN()-4)))" office:value-type="float" office:value="75">
            <text:p>75</text:p>
          </table:table-cell>
          <table:table-cell table:formula="of:=AVERAGE(INDIRECT(ADDRESS(ROW();2)):INDIRECT(ADDRESS(ROW();COLUMN()-5)))" office:value-type="float" office:value="41.4268571428571">
            <text:p>41.4268571429</text:p>
          </table:table-cell>
          <table:table-cell table:formula="of:=STDEV(INDIRECT(ADDRESS(ROW();2)):INDIRECT(ADDRESS(ROW();COLUMN()-6)))" office:value-type="float" office:value="15.9957524595517">
            <text:p>15.99575245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69475000000002">
            <text:p>-7.69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0.86525">
            <text:p>90.865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62.222">
            <text:p>62.222</text:p>
          </table:table-cell>
          <table:table-cell office:value-type="float" office:value="40">
            <text:p>40</text:p>
          </table:table-cell>
          <table:table-cell office:value-type="float" office:value="50.167">
            <text:p>50.167</text:p>
          </table:table-cell>
          <table:table-cell office:value-type="float" office:value="75">
            <text:p>75</text:p>
          </table:table-cell>
          <table:table-cell office:value-type="float" office:value="50.526">
            <text:p>50.526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106.667">
            <text:p>106.667</text:p>
          </table:table-cell>
          <table:table-cell office:value-type="float" office:value="40">
            <text:p>40</text:p>
          </table:table-cell>
          <table:table-cell office:value-type="float" office:value="66.667">
            <text:p>66.667</text:p>
          </table:table-cell>
          <table:table-cell/>
          <table:table-cell table:formula="of:=MEDIAN(INDIRECT(ADDRESS(ROW();2)):INDIRECT(ADDRESS(ROW();COLUMN()-2)))" office:value-type="float" office:value="47.0835">
            <text:p>47.0835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106.667">
            <text:p>106.667</text:p>
          </table:table-cell>
          <table:table-cell table:formula="of:=AVERAGE(INDIRECT(ADDRESS(ROW();2)):INDIRECT(ADDRESS(ROW();COLUMN()-5)))" office:value-type="float" office:value="53.7125714285714">
            <text:p>53.7125714286</text:p>
          </table:table-cell>
          <table:table-cell table:formula="of:=STDEV(INDIRECT(ADDRESS(ROW();2)):INDIRECT(ADDRESS(ROW();COLUMN()-6)))" office:value-type="float" office:value="19.8087229103913">
            <text:p>19.80872291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65">
            <text:p>-30.66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4.222">
            <text:p>134.22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62.222">
            <text:p>62.222</text:p>
          </table:table-cell>
          <table:table-cell office:value-type="float" office:value="40">
            <text:p>40</text:p>
          </table:table-cell>
          <table:table-cell office:value-type="float" office:value="50.167">
            <text:p>50.167</text:p>
          </table:table-cell>
          <table:table-cell office:value-type="float" office:value="75">
            <text:p>75</text:p>
          </table:table-cell>
          <table:table-cell office:value-type="float" office:value="50.526">
            <text:p>50.526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106.667">
            <text:p>106.667</text:p>
          </table:table-cell>
          <table:table-cell office:value-type="float" office:value="40">
            <text:p>40</text:p>
          </table:table-cell>
          <table:table-cell office:value-type="float" office:value="66633.33">
            <text:p>66633.33</text:p>
          </table:table-cell>
          <table:table-cell/>
          <table:table-cell table:formula="of:=MEDIAN(INDIRECT(ADDRESS(ROW();2)):INDIRECT(ADDRESS(ROW();COLUMN()-2)))" office:value-type="float" office:value="47.0835">
            <text:p>47.0835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66633.33">
            <text:p>66633.33</text:p>
          </table:table-cell>
          <table:table-cell table:formula="of:=AVERAGE(INDIRECT(ADDRESS(ROW();2)):INDIRECT(ADDRESS(ROW();COLUMN()-5)))" office:value-type="float" office:value="4808.47421428571">
            <text:p>4808.4742142857</text:p>
          </table:table-cell>
          <table:table-cell table:formula="of:=STDEV(INDIRECT(ADDRESS(ROW();2)):INDIRECT(ADDRESS(ROW();COLUMN()-6)))" office:value-type="float" office:value="17794.4281992639">
            <text:p>17794.42819926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65">
            <text:p>-30.66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4.222">
            <text:p>134.22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62.222">
            <text:p>62.222</text:p>
          </table:table-cell>
          <table:table-cell office:value-type="float" office:value="40">
            <text:p>40</text:p>
          </table:table-cell>
          <table:table-cell office:value-type="float" office:value="50.167">
            <text:p>50.167</text:p>
          </table:table-cell>
          <table:table-cell office:value-type="float" office:value="75">
            <text:p>75</text:p>
          </table:table-cell>
          <table:table-cell office:value-type="float" office:value="50.526">
            <text:p>50.526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106.667">
            <text:p>106.667</text:p>
          </table:table-cell>
          <table:table-cell office:value-type="float" office:value="40">
            <text:p>40</text:p>
          </table:table-cell>
          <table:table-cell office:value-type="float" office:value="666.667">
            <text:p>666.667</text:p>
          </table:table-cell>
          <table:table-cell/>
          <table:table-cell table:formula="of:=MEDIAN(INDIRECT(ADDRESS(ROW();2)):INDIRECT(ADDRESS(ROW();COLUMN()-2)))" office:value-type="float" office:value="47.0835">
            <text:p>47.0835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666.667">
            <text:p>666.667</text:p>
          </table:table-cell>
          <table:table-cell table:formula="of:=AVERAGE(INDIRECT(ADDRESS(ROW();2)):INDIRECT(ADDRESS(ROW();COLUMN()-5)))" office:value-type="float" office:value="96.5697142857143">
            <text:p>96.5697142857</text:p>
          </table:table-cell>
          <table:table-cell table:formula="of:=STDEV(INDIRECT(ADDRESS(ROW();2)):INDIRECT(ADDRESS(ROW();COLUMN()-6)))" office:value-type="float" office:value="165.234574542436">
            <text:p>165.23457454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65">
            <text:p>-30.66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4.222">
            <text:p>134.22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999.5">
            <text:p>999.5</text:p>
          </table:table-cell>
          <table:table-cell office:value-type="float" office:value="999">
            <text:p>999</text:p>
          </table:table-cell>
          <table:table-cell office:value-type="float" office:value="999.25">
            <text:p>999.25</text:p>
          </table:table-cell>
          <table:table-cell office:value-type="float" office:value="1000">
            <text:p>1000</text:p>
          </table:table-cell>
          <table:table-cell office:value-type="float" office:value="999.25">
            <text:p>999.25</text:p>
          </table:table-cell>
          <table:table-cell table:number-columns-repeated="4" office:value-type="float" office:value="999">
            <text:p>999</text:p>
          </table:table-cell>
          <table:table-cell office:value-type="float" office:value="899.1">
            <text:p>899.1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999.5">
            <text:p>999.5</text:p>
          </table:table-cell>
          <table:table-cell/>
          <table:table-cell table:formula="of:=MEDIAN(INDIRECT(ADDRESS(ROW();2)):INDIRECT(ADDRESS(ROW();COLUMN()-2)))" office:value-type="float" office:value="999">
            <text:p>999</text:p>
          </table:table-cell>
          <table:table-cell table:formula="of:=MIN(INDIRECT(ADDRESS(ROW();2)):INDIRECT(ADDRESS(ROW();COLUMN()-3)))" office:value-type="float" office:value="899.1">
            <text:p>899.1</text:p>
          </table:table-cell>
          <table:table-cell table:formula="of:=MAX(INDIRECT(ADDRESS(ROW();2)):INDIRECT(ADDRESS(ROW();COLUMN()-4)))" office:value-type="float" office:value="1000">
            <text:p>1000</text:p>
          </table:table-cell>
          <table:table-cell table:formula="of:=AVERAGE(INDIRECT(ADDRESS(ROW();2)):INDIRECT(ADDRESS(ROW();COLUMN()-5)))" office:value-type="float" office:value="992.114285714286">
            <text:p>992.1142857143</text:p>
          </table:table-cell>
          <table:table-cell table:formula="of:=STDEV(INDIRECT(ADDRESS(ROW();2)):INDIRECT(ADDRESS(ROW();COLUMN()-6)))" office:value-type="float" office:value="26.7737703773634">
            <text:p>26.77377037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7.6875">
            <text:p>997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0.75">
            <text:p>1000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21428571428571">
            <text:p>7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niper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88">
            <text:p>588</text:p>
          </table:table-cell>
          <table:table-cell office:value-type="float" office:value="300">
            <text:p>300</text:p>
          </table:table-cell>
          <table:table-cell office:value-type="float" office:value="302">
            <text:p>302</text:p>
          </table:table-cell>
          <table:table-cell office:value-type="float" office:value="1200">
            <text:p>1200</text:p>
          </table:table-cell>
          <table:table-cell office:value-type="float" office:value="432">
            <text:p>432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63">
            <text:p>363</text:p>
          </table:table-cell>
          <table:table-cell office:value-type="float" office:value="300">
            <text:p>300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office:value-type="float" office:value="192">
            <text:p>192</text:p>
          </table:table-cell>
          <table:table-cell office:value-type="float" office:value="300">
            <text:p>300</text:p>
          </table:table-cell>
          <table:table-cell office:value-type="float" office:value="75">
            <text:p>75</text:p>
          </table:table-cell>
          <table:table-cell/>
          <table:table-cell table:formula="of:=MEDIAN(INDIRECT(ADDRESS(ROW();2)):INDIRECT(ADDRESS(ROW();COLUMN()-2)))" office:value-type="float" office:value="300">
            <text:p>300</text:p>
          </table:table-cell>
          <table:table-cell table:formula="of:=MIN(INDIRECT(ADDRESS(ROW();2)):INDIRECT(ADDRESS(ROW();COLUMN()-3)))" office:value-type="float" office:value="75">
            <text:p>75</text:p>
          </table:table-cell>
          <table:table-cell table:formula="of:=MAX(INDIRECT(ADDRESS(ROW();2)):INDIRECT(ADDRESS(ROW();COLUMN()-4)))" office:value-type="float" office:value="1200">
            <text:p>1200</text:p>
          </table:table-cell>
          <table:table-cell table:formula="of:=AVERAGE(INDIRECT(ADDRESS(ROW();2)):INDIRECT(ADDRESS(ROW();COLUMN()-5)))" office:value-type="float" office:value="373">
            <text:p>373</text:p>
          </table:table-cell>
          <table:table-cell table:formula="of:=STDEV(INDIRECT(ADDRESS(ROW();2)):INDIRECT(ADDRESS(ROW();COLUMN()-6)))" office:value-type="float" office:value="263.54447880328">
            <text:p>263.5444788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56.75">
            <text:p>156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6.075">
            <text:p>6.075</text:p>
          </table:table-cell>
          <table:table-cell office:value-type="float" office:value="7.5">
            <text:p>7.5</text:p>
          </table:table-cell>
          <table:table-cell office:value-type="float" office:value="4.8">
            <text:p>4.8</text:p>
          </table:table-cell>
          <table:table-cell office:value-type="float" office:value="8.5">
            <text:p>8.5</text:p>
          </table:table-cell>
          <table:table-cell office:value-type="float" office:value="6.769">
            <text:p>6.769</text:p>
          </table:table-cell>
          <table:table-cell office:value-type="float" office:value="7.5">
            <text:p>7.5</text:p>
          </table:table-cell>
          <table:table-cell office:value-type="float" office:value="11.719">
            <text:p>11.719</text:p>
          </table:table-cell>
          <table:table-cell table:number-columns-repeated="2" office:value-type="float" office:value="7.5">
            <text:p>7.5</text:p>
          </table:table-cell>
          <table:table-cell office:value-type="float" office:value="8.25">
            <text:p>8.25</text:p>
          </table:table-cell>
          <table:table-cell office:value-type="float" office:value="7.5">
            <text:p>7.5</text:p>
          </table:table-cell>
          <table:table-cell office:value-type="float" office:value="10.8">
            <text:p>10.8</text:p>
          </table:table-cell>
          <table:table-cell office:value-type="float" office:value="7.5">
            <text:p>7.5</text:p>
          </table:table-cell>
          <table:table-cell office:value-type="float" office:value="67.5">
            <text:p>67.5</text:p>
          </table:table-cell>
          <table:table-cell/>
          <table:table-cell table:formula="of:=MEDIAN(INDIRECT(ADDRESS(ROW();2)):INDIRECT(ADDRESS(ROW();COLUMN()-2)))" office:value-type="float" office:value="7.5">
            <text:p>7.5</text:p>
          </table:table-cell>
          <table:table-cell table:formula="of:=MIN(INDIRECT(ADDRESS(ROW();2)):INDIRECT(ADDRESS(ROW();COLUMN()-3)))" office:value-type="float" office:value="4.8">
            <text:p>4.8</text:p>
          </table:table-cell>
          <table:table-cell table:formula="of:=MAX(INDIRECT(ADDRESS(ROW();2)):INDIRECT(ADDRESS(ROW();COLUMN()-4)))" office:value-type="float" office:value="67.5">
            <text:p>67.5</text:p>
          </table:table-cell>
          <table:table-cell table:formula="of:=AVERAGE(INDIRECT(ADDRESS(ROW();2)):INDIRECT(ADDRESS(ROW();COLUMN()-5)))" office:value-type="float" office:value="12.1009285714286">
            <text:p>12.1009285714</text:p>
          </table:table-cell>
          <table:table-cell table:formula="of:=STDEV(INDIRECT(ADDRESS(ROW();2)):INDIRECT(ADDRESS(ROW();COLUMN()-6)))" office:value-type="float" office:value="16.0378106959018">
            <text:p>16.03781069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6875">
            <text:p>4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96.79">
            <text:p>96.79</text:p>
          </table:table-cell>
          <table:table-cell office:value-type="float" office:value="40">
            <text:p>40</text:p>
          </table:table-cell>
          <table:table-cell office:value-type="float" office:value="62.917">
            <text:p>62.917</text:p>
          </table:table-cell>
          <table:table-cell office:value-type="float" office:value="141.177">
            <text:p>141.177</text:p>
          </table:table-cell>
          <table:table-cell office:value-type="float" office:value="63.823">
            <text:p>63.823</text:p>
          </table:table-cell>
          <table:table-cell office:value-type="float" office:value="40">
            <text:p>40</text:p>
          </table:table-cell>
          <table:table-cell office:value-type="float" office:value="25.6">
            <text:p>25.6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17.778">
            <text:p>17.778</text:p>
          </table:table-cell>
          <table:table-cell office:value-type="float" office:value="40">
            <text:p>40</text:p>
          </table:table-cell>
          <table:table-cell office:value-type="float" office:value="1.111">
            <text:p>1.111</text:p>
          </table:table-cell>
          <table:table-cell/>
          <table:table-cell table:formula="of:=MEDIAN(INDIRECT(ADDRESS(ROW();2)):INDIRECT(ADDRESS(ROW();COLUMN()-2)))" office:value-type="float" office:value="40">
            <text:p>40</text:p>
          </table:table-cell>
          <table:table-cell table:formula="of:=MIN(INDIRECT(ADDRESS(ROW();2)):INDIRECT(ADDRESS(ROW();COLUMN()-3)))" office:value-type="float" office:value="1.111">
            <text:p>1.111</text:p>
          </table:table-cell>
          <table:table-cell table:formula="of:=MAX(INDIRECT(ADDRESS(ROW();2)):INDIRECT(ADDRESS(ROW();COLUMN()-4)))" office:value-type="float" office:value="141.177">
            <text:p>141.177</text:p>
          </table:table-cell>
          <table:table-cell table:formula="of:=AVERAGE(INDIRECT(ADDRESS(ROW();2)):INDIRECT(ADDRESS(ROW();COLUMN()-5)))" office:value-type="float" office:value="49.3087857142857">
            <text:p>49.3087857143</text:p>
          </table:table-cell>
          <table:table-cell table:formula="of:=STDEV(INDIRECT(ADDRESS(ROW();2)):INDIRECT(ADDRESS(ROW();COLUMN()-6)))" office:value-type="float" office:value="34.7280123025924">
            <text:p>34.72801230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68225">
            <text:p>-39.6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3.51525">
            <text:p>133.515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96.79">
            <text:p>96.79</text:p>
          </table:table-cell>
          <table:table-cell office:value-type="float" office:value="40">
            <text:p>40</text:p>
          </table:table-cell>
          <table:table-cell office:value-type="float" office:value="62.917">
            <text:p>62.917</text:p>
          </table:table-cell>
          <table:table-cell office:value-type="float" office:value="141.177">
            <text:p>141.177</text:p>
          </table:table-cell>
          <table:table-cell office:value-type="float" office:value="63.823">
            <text:p>63.823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71.111">
            <text:p>71.111</text:p>
          </table:table-cell>
          <table:table-cell office:value-type="float" office:value="40">
            <text:p>40</text:p>
          </table:table-cell>
          <table:table-cell office:value-type="float" office:value="11.111">
            <text:p>11.111</text:p>
          </table:table-cell>
          <table:table-cell/>
          <table:table-cell table:formula="of:=MEDIAN(INDIRECT(ADDRESS(ROW();2)):INDIRECT(ADDRESS(ROW();COLUMN()-2)))" office:value-type="float" office:value="44.2">
            <text:p>44.2</text:p>
          </table:table-cell>
          <table:table-cell table:formula="of:=MIN(INDIRECT(ADDRESS(ROW();2)):INDIRECT(ADDRESS(ROW();COLUMN()-3)))" office:value-type="float" office:value="11.111">
            <text:p>11.111</text:p>
          </table:table-cell>
          <table:table-cell table:formula="of:=MAX(INDIRECT(ADDRESS(ROW();2)):INDIRECT(ADDRESS(ROW();COLUMN()-4)))" office:value-type="float" office:value="141.177">
            <text:p>141.177</text:p>
          </table:table-cell>
          <table:table-cell table:formula="of:=AVERAGE(INDIRECT(ADDRESS(ROW();2)):INDIRECT(ADDRESS(ROW();COLUMN()-5)))" office:value-type="float" office:value="55.6611428571429">
            <text:p>55.6611428571</text:p>
          </table:table-cell>
          <table:table-cell table:formula="of:=STDEV(INDIRECT(ADDRESS(ROW();2)):INDIRECT(ADDRESS(ROW();COLUMN()-6)))" office:value-type="float" office:value="31.8315026346232">
            <text:p>31.83150263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7895">
            <text:p>-30.78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4.386">
            <text:p>134.38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96.79">
            <text:p>96.79</text:p>
          </table:table-cell>
          <table:table-cell office:value-type="float" office:value="40">
            <text:p>40</text:p>
          </table:table-cell>
          <table:table-cell office:value-type="float" office:value="62.917">
            <text:p>62.917</text:p>
          </table:table-cell>
          <table:table-cell office:value-type="float" office:value="141.177">
            <text:p>141.177</text:p>
          </table:table-cell>
          <table:table-cell office:value-type="float" office:value="63.823">
            <text:p>63.823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71.111">
            <text:p>71.111</text:p>
          </table:table-cell>
          <table:table-cell office:value-type="float" office:value="40">
            <text:p>40</text:p>
          </table:table-cell>
          <table:table-cell office:value-type="float" office:value="11111.11">
            <text:p>11111.11</text:p>
          </table:table-cell>
          <table:table-cell/>
          <table:table-cell table:formula="of:=MEDIAN(INDIRECT(ADDRESS(ROW();2)):INDIRECT(ADDRESS(ROW();COLUMN()-2)))" office:value-type="float" office:value="49.8">
            <text:p>49.8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11111.11">
            <text:p>11111.11</text:p>
          </table:table-cell>
          <table:table-cell table:formula="of:=AVERAGE(INDIRECT(ADDRESS(ROW();2)):INDIRECT(ADDRESS(ROW();COLUMN()-5)))" office:value-type="float" office:value="848.518214285715">
            <text:p>848.5182142857</text:p>
          </table:table-cell>
          <table:table-cell table:formula="of:=STDEV(INDIRECT(ADDRESS(ROW();2)):INDIRECT(ADDRESS(ROW();COLUMN()-6)))" office:value-type="float" office:value="2953.92078687804">
            <text:p>2953.920786878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867">
            <text:p>-47.86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7.156">
            <text:p>157.15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96.79">
            <text:p>96.79</text:p>
          </table:table-cell>
          <table:table-cell office:value-type="float" office:value="40">
            <text:p>40</text:p>
          </table:table-cell>
          <table:table-cell office:value-type="float" office:value="62.917">
            <text:p>62.917</text:p>
          </table:table-cell>
          <table:table-cell office:value-type="float" office:value="141.177">
            <text:p>141.177</text:p>
          </table:table-cell>
          <table:table-cell office:value-type="float" office:value="63.823">
            <text:p>63.823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71.111">
            <text:p>71.111</text:p>
          </table:table-cell>
          <table:table-cell office:value-type="float" office:value="40">
            <text:p>40</text:p>
          </table:table-cell>
          <table:table-cell office:value-type="float" office:value="111.111">
            <text:p>111.111</text:p>
          </table:table-cell>
          <table:table-cell/>
          <table:table-cell table:formula="of:=MEDIAN(INDIRECT(ADDRESS(ROW();2)):INDIRECT(ADDRESS(ROW();COLUMN()-2)))" office:value-type="float" office:value="49.8">
            <text:p>49.8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141.177">
            <text:p>141.177</text:p>
          </table:table-cell>
          <table:table-cell table:formula="of:=AVERAGE(INDIRECT(ADDRESS(ROW();2)):INDIRECT(ADDRESS(ROW();COLUMN()-5)))" office:value-type="float" office:value="62.804">
            <text:p>62.804</text:p>
          </table:table-cell>
          <table:table-cell table:formula="of:=STDEV(INDIRECT(ADDRESS(ROW();2)):INDIRECT(ADDRESS(ROW();COLUMN()-6)))" office:value-type="float" office:value="32.2822468405922">
            <text:p>32.28224684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867">
            <text:p>-47.86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7.156">
            <text:p>157.156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1000">
            <text:p>1000</text:p>
          </table:table-cell>
          <table:table-cell office:value-type="float" office:value="999">
            <text:p>999</text:p>
          </table:table-cell>
          <table:table-cell office:value-type="float" office:value="999.5">
            <text:p>999.5</text:p>
          </table:table-cell>
          <table:table-cell office:value-type="float" office:value="1001">
            <text:p>1001</text:p>
          </table:table-cell>
          <table:table-cell office:value-type="float" office:value="999.5">
            <text:p>999.5</text:p>
          </table:table-cell>
          <table:table-cell table:number-columns-repeated="4" office:value-type="float" office:value="999">
            <text:p>999</text:p>
          </table:table-cell>
          <table:table-cell office:value-type="float" office:value="899.1">
            <text:p>899.1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001">
            <text:p>1001</text:p>
          </table:table-cell>
          <table:table-cell office:value-type="float" office:value="1000">
            <text:p>1000</text:p>
          </table:table-cell>
          <table:table-cell/>
          <table:table-cell table:formula="of:=MEDIAN(INDIRECT(ADDRESS(ROW();2)):INDIRECT(ADDRESS(ROW();COLUMN()-2)))" office:value-type="float" office:value="999">
            <text:p>999</text:p>
          </table:table-cell>
          <table:table-cell table:formula="of:=MIN(INDIRECT(ADDRESS(ROW();2)):INDIRECT(ADDRESS(ROW();COLUMN()-3)))" office:value-type="float" office:value="899.1">
            <text:p>899.1</text:p>
          </table:table-cell>
          <table:table-cell table:formula="of:=MAX(INDIRECT(ADDRESS(ROW();2)):INDIRECT(ADDRESS(ROW();COLUMN()-4)))" office:value-type="float" office:value="1001">
            <text:p>1001</text:p>
          </table:table-cell>
          <table:table-cell table:formula="of:=AVERAGE(INDIRECT(ADDRESS(ROW();2)):INDIRECT(ADDRESS(ROW();COLUMN()-5)))" office:value-type="float" office:value="992.364285714286">
            <text:p>992.3642857143</text:p>
          </table:table-cell>
          <table:table-cell table:formula="of:=STDEV(INDIRECT(ADDRESS(ROW();2)):INDIRECT(ADDRESS(ROW();COLUMN()-6)))" office:value-type="float" office:value="26.8529501929664">
            <text:p>26.8529501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6.375">
            <text:p>996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2.5">
            <text:p>1002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35714285714286">
            <text:p>9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lierLow" style:family="table-cell" style:parent-style-name="Default">
      <style:table-cell-properties fo:background-color="#ff0000"/>
    </style:style>
    <style:style style:name="OutlierHigh" style:family="table-cell" style:parent-style-name="Default">
      <style:table-cell-properties fo:background-color="#80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12/22/2016</text:date>, <text:time>21:0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2T21:02:50.84</dc:date>
    <dc:creator>Christopher Hake</dc:creator>
    <meta:document-statistic meta:table-count="1" meta:cell-count="8532" meta:object-count="0"/>
    <meta:generator>OpenOffice/4.0.1$Win32 OpenOffice.org_project/401m5$Build-9714</meta:generator>
  </office:meta>
</office:document-meta>
</file>